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1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15.993cm" svg:height="8.998cm" svg:x="54.087cm" svg:y="0.529cm">
            <draw:object draw:notify-on-update-of-ranges="List1.H8:List1.H8 List1.H9:List1.H13 List1.I8:List1.I8 List1.I9:List1.I13 List1.J8:List1.J8 List1.J9:List1.J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2cm" svg:height="8.997cm" svg:x="54.67cm" svg:y="11.723cm">
            <draw:object draw:notify-on-update-of-ranges="List1.H14:List1.H23 List1.I8:List1.I8 List1.I14:List1.I23 List1.J8:List1.J8 List1.J14:List1.J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54.752cm" svg:y="21.137cm">
            <draw:object draw:notify-on-update-of-ranges="List1.H24:List1.H33 List1.I8:List1.I8 List1.I24:List1.I33 List1.J8:List1.J8 List1.J24:List1.J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36.9cm" svg:y="12.458cm">
            <draw:object draw:notify-on-update-of-ranges="List1.H34:List1.H38 List1.I8:List1.I8 List1.I34:List1.I38 List1.J8:List1.J8 List1.J34:List1.J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37.668cm" svg:y="1.54cm">
            <draw:object draw:notify-on-update-of-ranges="List1.H39:List1.H43 List1.I8:List1.I8 List1.I39:List1.I43 List1.J8:List1.J8 List1.J39:List1.J4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34.966cm" svg:y="23.159cm">
            <draw:object draw:notify-on-update-of-ranges="List1.H8:List1.H8 List1.H9:List1.H43 List1.I8:List1.I8 List1.I9:List1.I43 List1.J8:List1.J8 List1.J9:List1.J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16.913cm" svg:y="48.685cm">
            <draw:object draw:notify-on-update-of-ranges="List1.AI111:List1.AI111 List1.AI112:List1.AI116 List1.AJ111:List1.AJ111 List1.AJ112:List1.AJ116 List1.AK111:List1.AK111 List1.AK112:List1.AK11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116.913cm" svg:y="54.983cm">
            <draw:object draw:notify-on-update-of-ranges="List1.AI121:List1.AI121 List1.AI122:List1.AI131 List1.AJ121:List1.AJ121 List1.AJ122:List1.AJ131 List1.AK121:List1.AK121 List1.AK122:List1.AK1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19.172cm" svg:y="65.33cm">
            <draw:object draw:notify-on-update-of-ranges="List1.AI141:List1.AI141 List1.AI142:List1.AI151 List1.AJ141:List1.AJ141 List1.AJ142:List1.AJ151 List1.AK141:List1.AK141 List1.AK142:List1.AK15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15.999cm" svg:height="8.999cm" svg:x="119.172cm" svg:y="75.228cm">
            <draw:object draw:notify-on-update-of-ranges="List1.AI161:List1.AI161 List1.AI162:List1.AI166 List1.AJ161:List1.AJ161 List1.AJ162:List1.AJ166 List1.AK161:List1.AK161 List1.AK162:List1.AK1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15.993cm" svg:height="8.997cm" svg:x="100.316cm" svg:y="83.358cm">
            <draw:object draw:notify-on-update-of-ranges="List1.AI171:List1.AI171 List1.AI172:List1.AI176 List1.AJ171:List1.AJ171 List1.AJ172:List1.AJ176 List1.AK171:List1.AK171 List1.AK172:List1.AK17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ena1.batoh_dyn.dat</text:p>
          </table:table-cell>
          <table:table-cell office:value-type="float" office:value="0.000026409311294556">
            <text:p>0,000026409311294556</text:p>
          </table:table-cell>
          <table:table-cell table:number-columns-repeated="35"/>
        </table:table-row>
        <table:table-row table:style-name="ro1">
          <table:table-cell office:value-type="string">
            <text:p>cena1.batoh_repeat_bb.dat</text:p>
          </table:table-cell>
          <table:table-cell office:value-type="float" office:value="0.00797463607788086">
            <text:p>0,007974636077880860</text:p>
          </table:table-cell>
          <table:table-cell table:number-columns-repeated="35"/>
        </table:table-row>
        <table:table-row table:style-name="ro1">
          <table:table-cell office:value-type="string">
            <text:p>cena1.paa_batoh_heur.dat</text:p>
          </table:table-cell>
          <table:table-cell office:value-type="float" office:value="0.000000799456596375">
            <text:p>0,000000799456596375</text:p>
          </table:table-cell>
          <table:table-cell table:number-columns-repeated="35"/>
        </table:table-row>
        <table:table-row table:style-name="ro1">
          <table:table-cell office:value-type="string">
            <text:p>cena2.batoh_dyn.dat</text:p>
          </table:table-cell>
          <table:table-cell office:value-type="float" office:value="0.000026082859039307">
            <text:p>0,000026082859039307</text:p>
          </table:table-cell>
          <table:table-cell table:number-columns-repeated="35"/>
        </table:table-row>
        <table:table-row table:style-name="ro1">
          <table:table-cell office:value-type="string">
            <text:p>cena2.batoh_repeat_bb.dat</text:p>
          </table:table-cell>
          <table:table-cell office:value-type="float" office:value="0.00764169406890869">
            <text:p>0,007641694068908690</text:p>
          </table:table-cell>
          <table:table-cell table:number-columns-repeated="35"/>
        </table:table-row>
        <table:table-row table:style-name="ro1">
          <table:table-cell office:value-type="string">
            <text:p>cena2.paa_batoh_heur.dat</text:p>
          </table:table-cell>
          <table:table-cell office:value-type="float" office:value="0.000000779542922974">
            <text:p>0,000000779542922974</text:p>
          </table:table-cell>
          <table:table-cell table:number-columns-repeated="35"/>
        </table:table-row>
        <table:table-row table:style-name="ro1">
          <table:table-cell office:value-type="string">
            <text:p>cena3.batoh_dyn.dat</text:p>
          </table:table-cell>
          <table:table-cell office:value-type="float" office:value="0.000026202983856201">
            <text:p>0,000026202983856201</text:p>
          </table:table-cell>
          <table:table-cell table:number-columns-repeated="35"/>
        </table:table-row>
        <table:table-row table:style-name="ro1">
          <table:table-cell office:value-type="string">
            <text:p>cena3.batoh_repeat_bb.dat</text:p>
          </table:table-cell>
          <table:table-cell office:value-type="float" office:value="0.0079692268371582">
            <text:p>0,007969226837158200</text:p>
          </table:table-cell>
          <table:table-cell table:number-columns-repeated="5"/>
          <table:table-cell/>
          <table:table-cell office:value-type="string">
            <text:p>prumer</text:p>
          </table:table-cell>
          <table:table-cell office:value-type="string">
            <text:p>max</text:p>
          </table:table-cell>
          <table:table-cell table:number-columns-repeated="27"/>
        </table:table-row>
        <table:table-row table:style-name="ro1">
          <table:table-cell office:value-type="string">
            <text:p>cena3.paa_batoh_heur.dat</text:p>
          </table:table-cell>
          <table:table-cell office:value-type="float" office:value="0.000000783847808838">
            <text:p>0,000000783847808838</text:p>
          </table:table-cell>
          <table:table-cell table:number-columns-repeated="5"/>
          <table:table-cell office:value-type="string">
            <text:p>cena1</text:p>
          </table:table-cell>
          <table:table-cell table:style-name="ce1" office:value-type="float" office:value="0.009012967024179">
            <text:p>0,009012967024179000</text:p>
          </table:table-cell>
          <table:table-cell table:style-name="ce1" office:value-type="float" office:value="0.042105263157895">
            <text:p>0,042105263157895000</text:p>
          </table:table-cell>
          <table:table-cell table:number-columns-repeated="27"/>
        </table:table-row>
        <table:table-row table:style-name="ro1">
          <table:table-cell office:value-type="string">
            <text:p>cena4.batoh_dyn.dat</text:p>
          </table:table-cell>
          <table:table-cell office:value-type="float" office:value="0.000026283149719238">
            <text:p>0,000026283149719238</text:p>
          </table:table-cell>
          <table:table-cell table:number-columns-repeated="5"/>
          <table:table-cell office:value-type="string">
            <text:p>cena2</text:p>
          </table:table-cell>
          <table:table-cell table:style-name="ce1" office:value-type="float" office:value="0.0079597491153471">
            <text:p>0,007959749115347100</text:p>
          </table:table-cell>
          <table:table-cell table:style-name="ce1" office:value-type="float" office:value="0.029304029304029">
            <text:p>0,029304029304029000</text:p>
          </table:table-cell>
          <table:table-cell table:number-columns-repeated="27"/>
        </table:table-row>
        <table:table-row table:style-name="ro1">
          <table:table-cell office:value-type="string">
            <text:p>cena4.batoh_repeat_bb.dat</text:p>
          </table:table-cell>
          <table:table-cell office:value-type="float" office:value="0.00785751914978027">
            <text:p>0,007857519149780270</text:p>
          </table:table-cell>
          <table:table-cell table:number-columns-repeated="5"/>
          <table:table-cell office:value-type="string">
            <text:p>cena3</text:p>
          </table:table-cell>
          <table:table-cell table:style-name="ce1" office:value-type="float" office:value="0.0075093781790685">
            <text:p>0,007509378179068500</text:p>
          </table:table-cell>
          <table:table-cell table:style-name="ce1" office:value-type="float" office:value="0.044390637610977">
            <text:p>0,044390637610977000</text:p>
          </table:table-cell>
          <table:table-cell table:number-columns-repeated="27"/>
        </table:table-row>
        <table:table-row table:style-name="ro1">
          <table:table-cell office:value-type="string">
            <text:p>cena4.paa_batoh_heur.dat</text:p>
          </table:table-cell>
          <table:table-cell office:value-type="float" office:value="0.000000794847488403">
            <text:p>0,000000794847488403</text:p>
          </table:table-cell>
          <table:table-cell table:number-columns-repeated="5"/>
          <table:table-cell office:value-type="string">
            <text:p>cena4</text:p>
          </table:table-cell>
          <table:table-cell table:style-name="ce1" office:value-type="float" office:value="0.0059415982199109">
            <text:p>0,005941598219910900</text:p>
          </table:table-cell>
          <table:table-cell table:style-name="ce1" office:value-type="float" office:value="0.056121753615507">
            <text:p>0,056121753615507000</text:p>
          </table:table-cell>
          <table:table-cell table:number-columns-repeated="27"/>
        </table:table-row>
        <table:table-row table:style-name="ro1">
          <table:table-cell office:value-type="string">
            <text:p>cena5.batoh_dyn.dat</text:p>
          </table:table-cell>
          <table:table-cell office:value-type="float" office:value="0.000026132154464722">
            <text:p>0,000026132154464722</text:p>
          </table:table-cell>
          <table:table-cell table:number-columns-repeated="5"/>
          <table:table-cell office:value-type="string">
            <text:p>cena5</text:p>
          </table:table-cell>
          <table:table-cell table:style-name="ce1" office:value-type="float" office:value="0.0067786084967244">
            <text:p>0,006778608496724400</text:p>
          </table:table-cell>
          <table:table-cell table:style-name="ce1" office:value-type="float" office:value="0.036797008510124">
            <text:p>0,036797008510124000</text:p>
          </table:table-cell>
          <table:table-cell table:number-columns-repeated="27"/>
        </table:table-row>
        <table:table-row table:style-name="ro1">
          <table:table-cell office:value-type="string">
            <text:p>cena5.batoh_repeat_bb.dat</text:p>
          </table:table-cell>
          <table:table-cell office:value-type="float" office:value="0.00777486324310303">
            <text:p>0,007774863243103030</text:p>
          </table:table-cell>
          <table:table-cell table:number-columns-repeated="5"/>
          <table:table-cell office:value-type="string">
            <text:p>granlus1</text:p>
          </table:table-cell>
          <table:table-cell table:style-name="ce1" office:value-type="float" office:value="0.0067976905463267">
            <text:p>0,006797690546326700</text:p>
          </table:table-cell>
          <table:table-cell table:style-name="ce1" office:value-type="float" office:value="0.028860028860029">
            <text:p>0,028860028860029000</text:p>
          </table:table-cell>
          <table:table-cell table:number-columns-repeated="27"/>
        </table:table-row>
        <table:table-row table:style-name="ro1">
          <table:table-cell office:value-type="string">
            <text:p>cena5.paa_batoh_heur.dat</text:p>
          </table:table-cell>
          <table:table-cell office:value-type="float" office:value="0.000000784064292908">
            <text:p>0,000000784064292908</text:p>
          </table:table-cell>
          <table:table-cell table:number-columns-repeated="5"/>
          <table:table-cell office:value-type="string">
            <text:p>granlus2</text:p>
          </table:table-cell>
          <table:table-cell table:style-name="ce1" office:value-type="float" office:value="0.0072971240205204">
            <text:p>0,007297124020520400</text:p>
          </table:table-cell>
          <table:table-cell table:style-name="ce1" office:value-type="float" office:value="0.047729918509895">
            <text:p>0,047729918509895000</text:p>
          </table:table-cell>
          <table:table-cell table:number-columns-repeated="27"/>
        </table:table-row>
        <table:table-row table:style-name="ro1">
          <table:table-cell office:value-type="string">
            <text:p>granlus1.batoh_dyn.dat</text:p>
          </table:table-cell>
          <table:table-cell office:value-type="float" office:value="0.000028065500259399">
            <text:p>0,000028065500259399</text:p>
          </table:table-cell>
          <table:table-cell table:number-columns-repeated="5"/>
          <table:table-cell office:value-type="string">
            <text:p>granlus3</text:p>
          </table:table-cell>
          <table:table-cell table:style-name="ce1" office:value-type="float" office:value="0.0058301690014892">
            <text:p>0,005830169001489200</text:p>
          </table:table-cell>
          <table:table-cell table:style-name="ce1" office:value-type="float" office:value="0.027465667915106">
            <text:p>0,027465667915106000</text:p>
          </table:table-cell>
          <table:table-cell table:number-columns-repeated="27"/>
        </table:table-row>
        <table:table-row table:style-name="ro1">
          <table:table-cell office:value-type="string">
            <text:p>granlus1.batoh_repeat_bb.dat</text:p>
          </table:table-cell>
          <table:table-cell office:value-type="float" office:value="0.00782233047485352">
            <text:p>0,007822330474853520</text:p>
          </table:table-cell>
          <table:table-cell table:number-columns-repeated="5"/>
          <table:table-cell office:value-type="string">
            <text:p>granlus4</text:p>
          </table:table-cell>
          <table:table-cell table:style-name="ce1" office:value-type="float" office:value="0.0099540829980244">
            <text:p>0,009954082998024400</text:p>
          </table:table-cell>
          <table:table-cell table:style-name="ce1" office:value-type="float" office:value="0.048411497730711">
            <text:p>0,048411497730711000</text:p>
          </table:table-cell>
          <table:table-cell table:number-columns-repeated="27"/>
        </table:table-row>
        <table:table-row table:style-name="ro1">
          <table:table-cell office:value-type="string">
            <text:p>granlus1.paa_batoh_heur.dat</text:p>
          </table:table-cell>
          <table:table-cell office:value-type="float" office:value="0.000000786794662476">
            <text:p>0,000000786794662476</text:p>
          </table:table-cell>
          <table:table-cell table:number-columns-repeated="5"/>
          <table:table-cell office:value-type="string">
            <text:p>granlus5</text:p>
          </table:table-cell>
          <table:table-cell table:style-name="ce1" office:value-type="float" office:value="0.0050159104146453">
            <text:p>0,005015910414645300</text:p>
          </table:table-cell>
          <table:table-cell table:style-name="ce1" office:value-type="float" office:value="0.029374201787995">
            <text:p>0,029374201787995000</text:p>
          </table:table-cell>
          <table:table-cell table:number-columns-repeated="27"/>
        </table:table-row>
        <table:table-row table:style-name="ro1">
          <table:table-cell office:value-type="string">
            <text:p>granlus2.batoh_dyn.dat</text:p>
          </table:table-cell>
          <table:table-cell office:value-type="float" office:value="0.000030375156402588">
            <text:p>0,000030375156402588</text:p>
          </table:table-cell>
          <table:table-cell table:number-columns-repeated="5"/>
          <table:table-cell office:value-type="string">
            <text:p>granlus6</text:p>
          </table:table-cell>
          <table:table-cell table:style-name="ce1" office:value-type="float" office:value="0.0095720459183541">
            <text:p>0,009572045918354100</text:p>
          </table:table-cell>
          <table:table-cell table:style-name="ce1" office:value-type="float" office:value="0.028985507246377">
            <text:p>0,028985507246377000</text:p>
          </table:table-cell>
          <table:table-cell table:number-columns-repeated="27"/>
        </table:table-row>
        <table:table-row table:style-name="ro1">
          <table:table-cell office:value-type="string">
            <text:p>granlus2.batoh_repeat_bb.dat</text:p>
          </table:table-cell>
          <table:table-cell office:value-type="float" office:value="0.00806934642791748">
            <text:p>0,008069346427917480</text:p>
          </table:table-cell>
          <table:table-cell table:number-columns-repeated="5"/>
          <table:table-cell office:value-type="string">
            <text:p>granlus7</text:p>
          </table:table-cell>
          <table:table-cell table:style-name="ce1" office:value-type="float" office:value="0.0033096509305085">
            <text:p>0,003309650930508500</text:p>
          </table:table-cell>
          <table:table-cell table:style-name="ce1" office:value-type="float" office:value="0.024355300859599">
            <text:p>0,024355300859599000</text:p>
          </table:table-cell>
          <table:table-cell table:number-columns-repeated="27"/>
        </table:table-row>
        <table:table-row table:style-name="ro1">
          <table:table-cell office:value-type="string">
            <text:p>granlus2.paa_batoh_heur.dat</text:p>
          </table:table-cell>
          <table:table-cell office:value-type="float" office:value="0.000000787844657898">
            <text:p>0,000000787844657898</text:p>
          </table:table-cell>
          <table:table-cell table:number-columns-repeated="5"/>
          <table:table-cell office:value-type="string">
            <text:p>granlus8</text:p>
          </table:table-cell>
          <table:table-cell table:style-name="ce1" office:value-type="float" office:value="0.0072924228677462">
            <text:p>0,007292422867746200</text:p>
          </table:table-cell>
          <table:table-cell table:style-name="ce1" office:value-type="float" office:value="0.034090909090909">
            <text:p>0,034090909090909000</text:p>
          </table:table-cell>
          <table:table-cell table:number-columns-repeated="27"/>
        </table:table-row>
        <table:table-row table:style-name="ro1">
          <table:table-cell office:value-type="string">
            <text:p>granlus3.batoh_dyn.dat</text:p>
          </table:table-cell>
          <table:table-cell office:value-type="float" office:value="0.000032620553970337">
            <text:p>0,000032620553970337</text:p>
          </table:table-cell>
          <table:table-cell table:number-columns-repeated="5"/>
          <table:table-cell office:value-type="string">
            <text:p>granlus9</text:p>
          </table:table-cell>
          <table:table-cell table:style-name="ce1" office:value-type="float" office:value="0.0088436801706596">
            <text:p>0,008843680170659600</text:p>
          </table:table-cell>
          <table:table-cell table:style-name="ce1" office:value-type="float" office:value="0.059914407988588">
            <text:p>0,059914407988588000</text:p>
          </table:table-cell>
          <table:table-cell table:number-columns-repeated="27"/>
        </table:table-row>
        <table:table-row table:style-name="ro1">
          <table:table-cell office:value-type="string">
            <text:p>granlus3.batoh_repeat_bb.dat</text:p>
          </table:table-cell>
          <table:table-cell office:value-type="float" office:value="0.00830216407775879">
            <text:p>0,008302164077758790</text:p>
          </table:table-cell>
          <table:table-cell table:number-columns-repeated="5"/>
          <table:table-cell office:value-type="string">
            <text:p>granlus10</text:p>
          </table:table-cell>
          <table:table-cell table:style-name="ce1" office:value-type="float" office:value="0.0068791215270224">
            <text:p>0,006879121527022400</text:p>
          </table:table-cell>
          <table:table-cell table:style-name="ce1" office:value-type="float" office:value="0.03230543318649">
            <text:p>0,032305433186490000</text:p>
          </table:table-cell>
          <table:table-cell table:number-columns-repeated="27"/>
        </table:table-row>
        <table:table-row table:style-name="ro1">
          <table:table-cell office:value-type="string">
            <text:p>granlus3.paa_batoh_heur.dat</text:p>
          </table:table-cell>
          <table:table-cell office:value-type="float" office:value="0.000000789518356323">
            <text:p>0,000000789518356323</text:p>
          </table:table-cell>
          <table:table-cell table:number-columns-repeated="5"/>
          <table:table-cell office:value-type="string">
            <text:p>granmin1</text:p>
          </table:table-cell>
          <table:table-cell table:style-name="ce1" office:value-type="float" office:value="0.0056055885807565">
            <text:p>0,005605588580756500</text:p>
          </table:table-cell>
          <table:table-cell table:style-name="ce1" office:value-type="float" office:value="0.031358885017422">
            <text:p>0,031358885017422000</text:p>
          </table:table-cell>
          <table:table-cell table:number-columns-repeated="27"/>
        </table:table-row>
        <table:table-row table:style-name="ro1">
          <table:table-cell office:value-type="string">
            <text:p>granlus4.batoh_dyn.dat</text:p>
          </table:table-cell>
          <table:table-cell office:value-type="float" office:value="0.000034236431121826">
            <text:p>0,000034236431121826</text:p>
          </table:table-cell>
          <table:table-cell table:number-columns-repeated="5"/>
          <table:table-cell office:value-type="string">
            <text:p>granmin2</text:p>
          </table:table-cell>
          <table:table-cell table:style-name="ce1" office:value-type="float" office:value="0.0054975100964777">
            <text:p>0,005497510096477700</text:p>
          </table:table-cell>
          <table:table-cell table:style-name="ce1" office:value-type="float" office:value="0.032558139534884">
            <text:p>0,032558139534884000</text:p>
          </table:table-cell>
          <table:table-cell table:number-columns-repeated="27"/>
        </table:table-row>
        <table:table-row table:style-name="ro1">
          <table:table-cell office:value-type="string">
            <text:p>granlus4.batoh_repeat_bb.dat</text:p>
          </table:table-cell>
          <table:table-cell office:value-type="float" office:value="0.00783575057983399">
            <text:p>0,007835750579833990</text:p>
          </table:table-cell>
          <table:table-cell table:number-columns-repeated="5"/>
          <table:table-cell office:value-type="string">
            <text:p>granmin3</text:p>
          </table:table-cell>
          <table:table-cell table:style-name="ce1" office:value-type="float" office:value="0.0053689414529044">
            <text:p>0,005368941452904400</text:p>
          </table:table-cell>
          <table:table-cell table:style-name="ce1" office:value-type="float" office:value="0.031161473087819">
            <text:p>0,031161473087819000</text:p>
          </table:table-cell>
          <table:table-cell table:number-columns-repeated="27"/>
        </table:table-row>
        <table:table-row table:style-name="ro1">
          <table:table-cell office:value-type="string">
            <text:p>granlus4.paa_batoh_heur.dat</text:p>
          </table:table-cell>
          <table:table-cell office:value-type="float" office:value="0.000000799944877624">
            <text:p>0,000000799944877624</text:p>
          </table:table-cell>
          <table:table-cell table:number-columns-repeated="5"/>
          <table:table-cell office:value-type="string">
            <text:p>granmin4</text:p>
          </table:table-cell>
          <table:table-cell table:style-name="ce1" office:value-type="float" office:value="0.0036663416876341">
            <text:p>0,003666341687634100</text:p>
          </table:table-cell>
          <table:table-cell table:style-name="ce1" office:value-type="float" office:value="0.021301775147929">
            <text:p>0,021301775147929000</text:p>
          </table:table-cell>
          <table:table-cell table:number-columns-repeated="27"/>
        </table:table-row>
        <table:table-row table:style-name="ro1">
          <table:table-cell office:value-type="string">
            <text:p>granlus5.batoh_dyn.dat</text:p>
          </table:table-cell>
          <table:table-cell office:value-type="float" office:value="0.000036858348846436">
            <text:p>0,000036858348846436</text:p>
          </table:table-cell>
          <table:table-cell table:number-columns-repeated="5"/>
          <table:table-cell office:value-type="string">
            <text:p>granmin5</text:p>
          </table:table-cell>
          <table:table-cell table:style-name="ce1" office:value-type="float" office:value="0.011519757386656">
            <text:p>0,011519757386656000</text:p>
          </table:table-cell>
          <table:table-cell table:style-name="ce1" office:value-type="float" office:value="0.048030739673391">
            <text:p>0,048030739673391000</text:p>
          </table:table-cell>
          <table:table-cell table:number-columns-repeated="27"/>
        </table:table-row>
        <table:table-row table:style-name="ro1">
          <table:table-cell office:value-type="string">
            <text:p>granlus5.batoh_repeat_bb.dat</text:p>
          </table:table-cell>
          <table:table-cell office:value-type="float" office:value="0.00794869613647461">
            <text:p>0,007948696136474610</text:p>
          </table:table-cell>
          <table:table-cell table:number-columns-repeated="5"/>
          <table:table-cell office:value-type="string">
            <text:p>granmin6</text:p>
          </table:table-cell>
          <table:table-cell table:style-name="ce1" office:value-type="float" office:value="0.0073172549992867">
            <text:p>0,007317254999286700</text:p>
          </table:table-cell>
          <table:table-cell table:style-name="ce1" office:value-type="float" office:value="0.035339063992359">
            <text:p>0,035339063992359000</text:p>
          </table:table-cell>
          <table:table-cell table:number-columns-repeated="27"/>
        </table:table-row>
        <table:table-row table:style-name="ro1">
          <table:table-cell office:value-type="string">
            <text:p>granlus5.paa_batoh_heur.dat</text:p>
          </table:table-cell>
          <table:table-cell office:value-type="float" office:value="0.000000783286094666">
            <text:p>0,000000783286094666</text:p>
          </table:table-cell>
          <table:table-cell table:number-columns-repeated="5"/>
          <table:table-cell office:value-type="string">
            <text:p>granmin7</text:p>
          </table:table-cell>
          <table:table-cell table:style-name="ce1" office:value-type="float" office:value="0.0082863851006057">
            <text:p>0,008286385100605700</text:p>
          </table:table-cell>
          <table:table-cell table:style-name="ce1" office:value-type="float" office:value="0.035502958579882">
            <text:p>0,035502958579882000</text:p>
          </table:table-cell>
          <table:table-cell table:number-columns-repeated="27"/>
        </table:table-row>
        <table:table-row table:style-name="ro1">
          <table:table-cell office:value-type="string">
            <text:p>granlus6.batoh_dyn.dat</text:p>
          </table:table-cell>
          <table:table-cell office:value-type="float" office:value="0.000038198041915894">
            <text:p>0,000038198041915894</text:p>
          </table:table-cell>
          <table:table-cell table:number-columns-repeated="5"/>
          <table:table-cell office:value-type="string">
            <text:p>granmin8</text:p>
          </table:table-cell>
          <table:table-cell table:style-name="ce1" office:value-type="float" office:value="0.0080148175201151">
            <text:p>0,008014817520115100</text:p>
          </table:table-cell>
          <table:table-cell table:style-name="ce1" office:value-type="float" office:value="0.04973544973545">
            <text:p>0,049735449735450000</text:p>
          </table:table-cell>
          <table:table-cell table:number-columns-repeated="27"/>
        </table:table-row>
        <table:table-row table:style-name="ro1">
          <table:table-cell office:value-type="string">
            <text:p>granlus6.batoh_repeat_bb.dat</text:p>
          </table:table-cell>
          <table:table-cell office:value-type="float" office:value="0.00779840660095215">
            <text:p>0,007798406600952150</text:p>
          </table:table-cell>
          <table:table-cell table:number-columns-repeated="5"/>
          <table:table-cell office:value-type="string">
            <text:p>granmin9</text:p>
          </table:table-cell>
          <table:table-cell table:style-name="ce1" office:value-type="float" office:value="0.016590434443139">
            <text:p>0,016590434443139000</text:p>
          </table:table-cell>
          <table:table-cell table:style-name="ce1" office:value-type="float" office:value="0.086631016042781">
            <text:p>0,086631016042781000</text:p>
          </table:table-cell>
          <table:table-cell table:number-columns-repeated="27"/>
        </table:table-row>
        <table:table-row table:style-name="ro1">
          <table:table-cell office:value-type="string">
            <text:p>granlus6.paa_batoh_heur.dat</text:p>
          </table:table-cell>
          <table:table-cell office:value-type="float" office:value="0.000000790229797363">
            <text:p>0,000000790229797363</text:p>
          </table:table-cell>
          <table:table-cell table:number-columns-repeated="5"/>
          <table:table-cell office:value-type="string">
            <text:p>granmin10</text:p>
          </table:table-cell>
          <table:table-cell table:style-name="ce1" office:value-type="float" office:value="0.004428442727933">
            <text:p>0,004428442727933000</text:p>
          </table:table-cell>
          <table:table-cell table:style-name="ce1" office:value-type="float" office:value="0.017201834862385">
            <text:p>0,017201834862385000</text:p>
          </table:table-cell>
          <table:table-cell table:number-columns-repeated="27"/>
        </table:table-row>
        <table:table-row table:style-name="ro1">
          <table:table-cell office:value-type="string">
            <text:p>granlus7.batoh_dyn.dat</text:p>
          </table:table-cell>
          <table:table-cell office:value-type="float" office:value="0.000039427652359009">
            <text:p>0,000039427652359009</text:p>
          </table:table-cell>
          <table:table-cell table:number-columns-repeated="5"/>
          <table:table-cell office:value-type="string">
            <text:p>kap1</text:p>
          </table:table-cell>
          <table:table-cell table:style-name="ce1" office:value-type="float" office:value="0.018486225430791">
            <text:p>0,018486225430791000</text:p>
          </table:table-cell>
          <table:table-cell table:style-name="ce1" office:value-type="float" office:value="0.12238805970149">
            <text:p>0,122388059701490000</text:p>
          </table:table-cell>
          <table:table-cell table:number-columns-repeated="27"/>
        </table:table-row>
        <table:table-row table:style-name="ro1">
          <table:table-cell office:value-type="string">
            <text:p>granlus7.batoh_repeat_bb.dat</text:p>
          </table:table-cell>
          <table:table-cell office:value-type="float" office:value="0.00801617622375488">
            <text:p>0,008016176223754880</text:p>
          </table:table-cell>
          <table:table-cell table:number-columns-repeated="5"/>
          <table:table-cell office:value-type="string">
            <text:p>kap2</text:p>
          </table:table-cell>
          <table:table-cell table:style-name="ce1" office:value-type="float" office:value="0.013940056134085">
            <text:p>0,013940056134085000</text:p>
          </table:table-cell>
          <table:table-cell table:style-name="ce1" office:value-type="float" office:value="0.074363992172211">
            <text:p>0,074363992172211000</text:p>
          </table:table-cell>
          <table:table-cell table:number-columns-repeated="27"/>
        </table:table-row>
        <table:table-row table:style-name="ro1">
          <table:table-cell office:value-type="string">
            <text:p>granlus7.paa_batoh_heur.dat</text:p>
          </table:table-cell>
          <table:table-cell office:value-type="float" office:value="0.000000797041893005">
            <text:p>0,000000797041893005</text:p>
          </table:table-cell>
          <table:table-cell table:number-columns-repeated="5"/>
          <table:table-cell office:value-type="string">
            <text:p>kap3</text:p>
          </table:table-cell>
          <table:table-cell table:style-name="ce1" office:value-type="float" office:value="0.0079597491153471">
            <text:p>0,007959749115347100</text:p>
          </table:table-cell>
          <table:table-cell table:style-name="ce1" office:value-type="float" office:value="0.029304029304029">
            <text:p>0,029304029304029000</text:p>
          </table:table-cell>
          <table:table-cell table:number-columns-repeated="27"/>
        </table:table-row>
        <table:table-row table:style-name="ro1">
          <table:table-cell office:value-type="string">
            <text:p>granlus8.batoh_dyn.dat</text:p>
          </table:table-cell>
          <table:table-cell office:value-type="float" office:value="0.000039574518203735">
            <text:p>0,000039574518203735</text:p>
          </table:table-cell>
          <table:table-cell table:number-columns-repeated="5"/>
          <table:table-cell office:value-type="string">
            <text:p>kap4</text:p>
          </table:table-cell>
          <table:table-cell table:style-name="ce1" office:value-type="float" office:value="0.0033666684284025">
            <text:p>0,003366668428402500</text:p>
          </table:table-cell>
          <table:table-cell table:style-name="ce1" office:value-type="float" office:value="0.028169014084507">
            <text:p>0,028169014084507000</text:p>
          </table:table-cell>
          <table:table-cell table:number-columns-repeated="27"/>
        </table:table-row>
        <table:table-row table:style-name="ro1">
          <table:table-cell office:value-type="string">
            <text:p>granlus8.batoh_repeat_bb.dat</text:p>
          </table:table-cell>
          <table:table-cell office:value-type="float" office:value="0.00879566860198974">
            <text:p>0,008795668601989740</text:p>
          </table:table-cell>
          <table:table-cell table:number-columns-repeated="5"/>
          <table:table-cell office:value-type="string">
            <text:p>kap5</text:p>
          </table:table-cell>
          <table:table-cell table:style-name="ce1" office:value-type="float" office:value="0.0013645458801849">
            <text:p>0,001364545880184900</text:p>
          </table:table-cell>
          <table:table-cell table:style-name="ce1" office:value-type="float" office:value="0.009469696969697">
            <text:p>0,009469696969697000</text:p>
          </table:table-cell>
          <table:table-cell table:number-columns-repeated="27"/>
        </table:table-row>
        <table:table-row table:style-name="ro1">
          <table:table-cell office:value-type="string">
            <text:p>granlus8.paa_batoh_heur.dat</text:p>
          </table:table-cell>
          <table:table-cell office:value-type="float" office:value="0.00000078959941864">
            <text:p>0,000000789599418640</text:p>
          </table:table-cell>
          <table:table-cell table:number-columns-repeated="5"/>
          <table:table-cell office:value-type="string">
            <text:p>vaha1</text:p>
          </table:table-cell>
          <table:table-cell table:style-name="ce1" office:value-type="float" office:value="0.0079597491153471">
            <text:p>0,007959749115347100</text:p>
          </table:table-cell>
          <table:table-cell table:style-name="ce1" office:value-type="float" office:value="0.029304029304029">
            <text:p>0,029304029304029000</text:p>
          </table:table-cell>
          <table:table-cell table:number-columns-repeated="27"/>
        </table:table-row>
        <table:table-row table:style-name="ro1">
          <table:table-cell office:value-type="string">
            <text:p>granlus9.batoh_dyn.dat</text:p>
          </table:table-cell>
          <table:table-cell office:value-type="float" office:value="0.000040763216018677">
            <text:p>0,000040763216018677</text:p>
          </table:table-cell>
          <table:table-cell table:number-columns-repeated="5"/>
          <table:table-cell office:value-type="string">
            <text:p>vaha2</text:p>
          </table:table-cell>
          <table:table-cell table:style-name="ce1" office:value-type="float" office:value="0.008116795553134">
            <text:p>0,008116795553134000</text:p>
          </table:table-cell>
          <table:table-cell table:style-name="ce1" office:value-type="float" office:value="0.054303278688525">
            <text:p>0,054303278688525000</text:p>
          </table:table-cell>
          <table:table-cell table:number-columns-repeated="27"/>
        </table:table-row>
        <table:table-row table:style-name="ro1">
          <table:table-cell office:value-type="string">
            <text:p>granlus9.batoh_repeat_bb.dat</text:p>
          </table:table-cell>
          <table:table-cell office:value-type="float" office:value="0.00801735210418701">
            <text:p>0,008017352104187010</text:p>
          </table:table-cell>
          <table:table-cell table:number-columns-repeated="5"/>
          <table:table-cell office:value-type="string">
            <text:p>vaha3</text:p>
          </table:table-cell>
          <table:table-cell table:style-name="ce1" office:value-type="float" office:value="0.0072181141835229">
            <text:p>0,007218114183522900</text:p>
          </table:table-cell>
          <table:table-cell table:style-name="ce1" office:value-type="float" office:value="0.045685279187817">
            <text:p>0,045685279187817000</text:p>
          </table:table-cell>
          <table:table-cell table:number-columns-repeated="27"/>
        </table:table-row>
        <table:table-row table:style-name="ro1">
          <table:table-cell office:value-type="string">
            <text:p>granlus9.paa_batoh_heur.dat</text:p>
          </table:table-cell>
          <table:table-cell office:value-type="float" office:value="0.00000080013179779">
            <text:p>0,000000800131797790</text:p>
          </table:table-cell>
          <table:table-cell table:number-columns-repeated="5"/>
          <table:table-cell office:value-type="string">
            <text:p>vaha4</text:p>
          </table:table-cell>
          <table:table-cell table:style-name="ce1" office:value-type="float" office:value="0.0079045583416501">
            <text:p>0,007904558341650100</text:p>
          </table:table-cell>
          <table:table-cell table:style-name="ce1" office:value-type="float" office:value="0.026415094339623">
            <text:p>0,026415094339623000</text:p>
          </table:table-cell>
          <table:table-cell table:number-columns-repeated="27"/>
        </table:table-row>
        <table:table-row table:style-name="ro1">
          <table:table-cell office:value-type="string">
            <text:p>granlus10.batoh_dyn.dat</text:p>
          </table:table-cell>
          <table:table-cell office:value-type="float" office:value="0.000040663194656372">
            <text:p>0,000040663194656372</text:p>
          </table:table-cell>
          <table:table-cell table:number-columns-repeated="5"/>
          <table:table-cell office:value-type="string">
            <text:p>vaha5</text:p>
          </table:table-cell>
          <table:table-cell table:style-name="ce1" office:value-type="float" office:value="0.0068164616493484">
            <text:p>0,006816461649348400</text:p>
          </table:table-cell>
          <table:table-cell table:style-name="ce1" office:value-type="float" office:value="0.032620922384702">
            <text:p>0,032620922384702000</text:p>
          </table:table-cell>
          <table:table-cell table:number-columns-repeated="27"/>
        </table:table-row>
        <table:table-row table:style-name="ro1">
          <table:table-cell office:value-type="string">
            <text:p>granlus10.batoh_repeat_bb.dat</text:p>
          </table:table-cell>
          <table:table-cell office:value-type="float" office:value="0.00800108432769775">
            <text:p>0,008001084327697750</text:p>
          </table:table-cell>
          <table:table-cell table:number-columns-repeated="35"/>
        </table:table-row>
        <table:table-row table:style-name="ro1">
          <table:table-cell office:value-type="string">
            <text:p>granlus10.paa_batoh_heur.dat</text:p>
          </table:table-cell>
          <table:table-cell office:value-type="float" office:value="0.00000078017616272">
            <text:p>0,000000780176162720</text:p>
          </table:table-cell>
          <table:table-cell table:number-columns-repeated="35"/>
        </table:table-row>
        <table:table-row table:style-name="ro1">
          <table:table-cell office:value-type="string">
            <text:p>granmin1.batoh_dyn.dat</text:p>
          </table:table-cell>
          <table:table-cell office:value-type="float" office:value="0.000023245840072632">
            <text:p>0,000023245840072632</text:p>
          </table:table-cell>
          <table:table-cell table:number-columns-repeated="35"/>
        </table:table-row>
        <table:table-row table:style-name="ro1">
          <table:table-cell office:value-type="string">
            <text:p>granmin1.batoh_repeat_bb.dat</text:p>
          </table:table-cell>
          <table:table-cell office:value-type="float" office:value="0.00787159252166748">
            <text:p>0,007871592521667480</text:p>
          </table:table-cell>
          <table:table-cell table:number-columns-repeated="35"/>
        </table:table-row>
        <table:table-row table:style-name="ro1">
          <table:table-cell office:value-type="string">
            <text:p>granmin1.paa_batoh_heur.dat</text:p>
          </table:table-cell>
          <table:table-cell office:value-type="float" office:value="0.000000790993690491">
            <text:p>0,000000790993690491</text:p>
          </table:table-cell>
          <table:table-cell table:number-columns-repeated="35"/>
        </table:table-row>
        <table:table-row table:style-name="ro1">
          <table:table-cell office:value-type="string">
            <text:p>granmin2.batoh_dyn.dat</text:p>
          </table:table-cell>
          <table:table-cell office:value-type="float" office:value="0.000022001371383667">
            <text:p>0,000022001371383667</text:p>
          </table:table-cell>
          <table:table-cell table:number-columns-repeated="35"/>
        </table:table-row>
        <table:table-row table:style-name="ro1">
          <table:table-cell office:value-type="string">
            <text:p>granmin2.batoh_repeat_bb.dat</text:p>
          </table:table-cell>
          <table:table-cell office:value-type="float" office:value="0.00751166343688965">
            <text:p>0,007511663436889650</text:p>
          </table:table-cell>
          <table:table-cell table:number-columns-repeated="35"/>
        </table:table-row>
        <table:table-row table:style-name="ro1">
          <table:table-cell office:value-type="string">
            <text:p>granmin2.paa_batoh_heur.dat</text:p>
          </table:table-cell>
          <table:table-cell office:value-type="float" office:value="0.000000784831047058">
            <text:p>0,000000784831047058</text:p>
          </table:table-cell>
          <table:table-cell table:number-columns-repeated="35"/>
        </table:table-row>
        <table:table-row table:style-name="ro1">
          <table:table-cell office:value-type="string">
            <text:p>granmin3.batoh_dyn.dat</text:p>
          </table:table-cell>
          <table:table-cell office:value-type="float" office:value="0.000020401926040649">
            <text:p>0,000020401926040649</text:p>
          </table:table-cell>
          <table:table-cell table:number-columns-repeated="35"/>
        </table:table-row>
        <table:table-row table:style-name="ro1">
          <table:table-cell office:value-type="string">
            <text:p>granmin3.batoh_repeat_bb.dat</text:p>
          </table:table-cell>
          <table:table-cell office:value-type="float" office:value="0.00732285213470459">
            <text:p>0,007322852134704590</text:p>
          </table:table-cell>
          <table:table-cell table:number-columns-repeated="35"/>
        </table:table-row>
        <table:table-row table:style-name="ro1">
          <table:table-cell office:value-type="string">
            <text:p>granmin3.paa_batoh_heur.dat</text:p>
          </table:table-cell>
          <table:table-cell office:value-type="float" office:value="0.000000783871650696">
            <text:p>0,000000783871650696</text:p>
          </table:table-cell>
          <table:table-cell table:number-columns-repeated="35"/>
        </table:table-row>
        <table:table-row table:style-name="ro1">
          <table:table-cell office:value-type="string">
            <text:p>granmin4.batoh_dyn.dat</text:p>
          </table:table-cell>
          <table:table-cell office:value-type="float" office:value="0.000017760362625122">
            <text:p>0,000017760362625122</text:p>
          </table:table-cell>
          <table:table-cell table:number-columns-repeated="35"/>
        </table:table-row>
        <table:table-row table:style-name="ro1">
          <table:table-cell office:value-type="string">
            <text:p>granmin4.batoh_repeat_bb.dat</text:p>
          </table:table-cell>
          <table:table-cell office:value-type="float" office:value="0.00746023654937744">
            <text:p>0,007460236549377440</text:p>
          </table:table-cell>
          <table:table-cell table:number-columns-repeated="35"/>
        </table:table-row>
        <table:table-row table:style-name="ro1">
          <table:table-cell office:value-type="string">
            <text:p>granmin4.paa_batoh_heur.dat</text:p>
          </table:table-cell>
          <table:table-cell office:value-type="float" office:value="0.000000781847000122">
            <text:p>0,000000781847000122</text:p>
          </table:table-cell>
          <table:table-cell table:number-columns-repeated="35"/>
        </table:table-row>
        <table:table-row table:style-name="ro1">
          <table:table-cell office:value-type="string">
            <text:p>granmin5.batoh_dyn.dat</text:p>
          </table:table-cell>
          <table:table-cell office:value-type="float" office:value="0.00001525218963623">
            <text:p>0,000015252189636230</text:p>
          </table:table-cell>
          <table:table-cell table:number-columns-repeated="35"/>
        </table:table-row>
        <table:table-row table:style-name="ro1">
          <table:table-cell office:value-type="string">
            <text:p>granmin5.batoh_repeat_bb.dat</text:p>
          </table:table-cell>
          <table:table-cell office:value-type="float" office:value="0.0073720645904541">
            <text:p>0,007372064590454100</text:p>
          </table:table-cell>
          <table:table-cell table:number-columns-repeated="35"/>
        </table:table-row>
        <table:table-row table:style-name="ro1">
          <table:table-cell office:value-type="string">
            <text:p>granmin5.paa_batoh_heur.dat</text:p>
          </table:table-cell>
          <table:table-cell office:value-type="float" office:value="0.000000786771774292">
            <text:p>0,000000786771774292</text:p>
          </table:table-cell>
          <table:table-cell table:number-columns-repeated="35"/>
        </table:table-row>
        <table:table-row table:style-name="ro1">
          <table:table-cell office:value-type="string">
            <text:p>granmin6.batoh_dyn.dat</text:p>
          </table:table-cell>
          <table:table-cell office:value-type="float" office:value="0.000014656963348389">
            <text:p>0,000014656963348389</text:p>
          </table:table-cell>
          <table:table-cell table:number-columns-repeated="35"/>
        </table:table-row>
        <table:table-row table:style-name="ro1">
          <table:table-cell office:value-type="string">
            <text:p>granmin6.batoh_repeat_bb.dat</text:p>
          </table:table-cell>
          <table:table-cell office:value-type="float" office:value="0.0079977970123291">
            <text:p>0,007997797012329100</text:p>
          </table:table-cell>
          <table:table-cell table:number-columns-repeated="35"/>
        </table:table-row>
        <table:table-row table:style-name="ro1">
          <table:table-cell office:value-type="string">
            <text:p>granmin6.paa_batoh_heur.dat</text:p>
          </table:table-cell>
          <table:table-cell office:value-type="float" office:value="0.000000770986557007">
            <text:p>0,000000770986557007</text:p>
          </table:table-cell>
          <table:table-cell table:number-columns-repeated="35"/>
        </table:table-row>
        <table:table-row table:style-name="ro1">
          <table:table-cell office:value-type="string">
            <text:p>granmin7.batoh_dyn.dat</text:p>
          </table:table-cell>
          <table:table-cell office:value-type="float" office:value="0.000013293809890747">
            <text:p>0,000013293809890747</text:p>
          </table:table-cell>
          <table:table-cell table:number-columns-repeated="35"/>
        </table:table-row>
        <table:table-row table:style-name="ro1">
          <table:table-cell office:value-type="string">
            <text:p>granmin7.batoh_repeat_bb.dat</text:p>
          </table:table-cell>
          <table:table-cell office:value-type="float" office:value="0.00723847389221191">
            <text:p>0,007238473892211910</text:p>
          </table:table-cell>
          <table:table-cell table:number-columns-repeated="35"/>
        </table:table-row>
        <table:table-row table:style-name="ro1">
          <table:table-cell office:value-type="string">
            <text:p>granmin7.paa_batoh_heur.dat</text:p>
          </table:table-cell>
          <table:table-cell office:value-type="float" office:value="0.000000781661987305">
            <text:p>0,000000781661987305</text:p>
          </table:table-cell>
          <table:table-cell table:number-columns-repeated="35"/>
        </table:table-row>
        <table:table-row table:style-name="ro1">
          <table:table-cell office:value-type="string">
            <text:p>granmin8.batoh_dyn.dat</text:p>
          </table:table-cell>
          <table:table-cell office:value-type="float" office:value="0.000012390766143799">
            <text:p>0,000012390766143799</text:p>
          </table:table-cell>
          <table:table-cell table:number-columns-repeated="35"/>
        </table:table-row>
        <table:table-row table:style-name="ro1">
          <table:table-cell office:value-type="string">
            <text:p>granmin8.batoh_repeat_bb.dat</text:p>
          </table:table-cell>
          <table:table-cell office:value-type="float" office:value="0.00737432861328125">
            <text:p>0,007374328613281250</text:p>
          </table:table-cell>
          <table:table-cell table:number-columns-repeated="35"/>
        </table:table-row>
        <table:table-row table:style-name="ro1">
          <table:table-cell office:value-type="string">
            <text:p>granmin8.paa_batoh_heur.dat</text:p>
          </table:table-cell>
          <table:table-cell office:value-type="float" office:value="0.000000793608665466">
            <text:p>0,000000793608665466</text:p>
          </table:table-cell>
          <table:table-cell table:number-columns-repeated="35"/>
        </table:table-row>
        <table:table-row table:style-name="ro1">
          <table:table-cell office:value-type="string">
            <text:p>granmin9.batoh_dyn.dat</text:p>
          </table:table-cell>
          <table:table-cell office:value-type="float" office:value="0.000011859884262085">
            <text:p>0,000011859884262085</text:p>
          </table:table-cell>
          <table:table-cell table:number-columns-repeated="35"/>
        </table:table-row>
        <table:table-row table:style-name="ro1">
          <table:table-cell office:value-type="string">
            <text:p>granmin9.batoh_repeat_bb.dat</text:p>
          </table:table-cell>
          <table:table-cell office:value-type="float" office:value="0.00767181396484375">
            <text:p>0,007671813964843750</text:p>
          </table:table-cell>
          <table:table-cell table:number-columns-repeated="35"/>
        </table:table-row>
        <table:table-row table:style-name="ro1">
          <table:table-cell office:value-type="string">
            <text:p>granmin9.paa_batoh_heur.dat</text:p>
          </table:table-cell>
          <table:table-cell office:value-type="float" office:value="0.000000775195121765">
            <text:p>0,000000775195121765</text:p>
          </table:table-cell>
          <table:table-cell table:number-columns-repeated="35"/>
        </table:table-row>
        <table:table-row table:style-name="ro1">
          <table:table-cell office:value-type="string">
            <text:p>granmin10.batoh_dyn.dat</text:p>
          </table:table-cell>
          <table:table-cell office:value-type="float" office:value="0.000010653085708618">
            <text:p>0,000010653085708618</text:p>
          </table:table-cell>
          <table:table-cell table:number-columns-repeated="35"/>
        </table:table-row>
        <table:table-row table:style-name="ro1">
          <table:table-cell office:value-type="string">
            <text:p>granmin10.batoh_repeat_bb.dat</text:p>
          </table:table-cell>
          <table:table-cell office:value-type="float" office:value="0.00751450729370117">
            <text:p>0,007514507293701170</text:p>
          </table:table-cell>
          <table:table-cell table:number-columns-repeated="35"/>
        </table:table-row>
        <table:table-row table:style-name="ro1">
          <table:table-cell office:value-type="string">
            <text:p>granmin10.paa_batoh_heur.dat</text:p>
          </table:table-cell>
          <table:table-cell office:value-type="float" office:value="0.000000771871566772">
            <text:p>0,000000771871566772</text:p>
          </table:table-cell>
          <table:table-cell table:number-columns-repeated="35"/>
        </table:table-row>
        <table:table-row table:style-name="ro1">
          <table:table-cell office:value-type="string">
            <text:p>kap1.batoh_dyn.dat</text:p>
          </table:table-cell>
          <table:table-cell office:value-type="float" office:value="0.000006959845542908">
            <text:p>0,000006959845542908</text:p>
          </table:table-cell>
          <table:table-cell table:number-columns-repeated="35"/>
        </table:table-row>
        <table:table-row table:style-name="ro1">
          <table:table-cell office:value-type="string">
            <text:p>kap1.batoh_repeat_bb.dat</text:p>
          </table:table-cell>
          <table:table-cell office:value-type="float" office:value="0.000019688606262207">
            <text:p>0,000019688606262207</text:p>
          </table:table-cell>
          <table:table-cell table:number-columns-repeated="35"/>
        </table:table-row>
        <table:table-row table:style-name="ro1">
          <table:table-cell office:value-type="string">
            <text:p>kap1.paa_batoh_heur.dat</text:p>
          </table:table-cell>
          <table:table-cell office:value-type="float" office:value="0.000000771288871765">
            <text:p>0,000000771288871765</text:p>
          </table:table-cell>
          <table:table-cell table:number-columns-repeated="35"/>
        </table:table-row>
        <table:table-row table:style-name="ro1">
          <table:table-cell office:value-type="string">
            <text:p>kap2.batoh_dyn.dat</text:p>
          </table:table-cell>
          <table:table-cell office:value-type="float" office:value="0.000017233810424805">
            <text:p>0,000017233810424805</text:p>
          </table:table-cell>
          <table:table-cell table:number-columns-repeated="35"/>
        </table:table-row>
        <table:table-row table:style-name="ro1">
          <table:table-cell office:value-type="string">
            <text:p>kap2.batoh_repeat_bb.dat</text:p>
          </table:table-cell>
          <table:table-cell office:value-type="float" office:value="0.00143134117126465">
            <text:p>0,001431341171264650</text:p>
          </table:table-cell>
          <table:table-cell table:number-columns-repeated="35"/>
        </table:table-row>
        <table:table-row table:style-name="ro1">
          <table:table-cell office:value-type="string">
            <text:p>kap2.paa_batoh_heur.dat</text:p>
          </table:table-cell>
          <table:table-cell office:value-type="float" office:value="0.000000782349586487">
            <text:p>0,000000782349586487</text:p>
          </table:table-cell>
          <table:table-cell table:number-columns-repeated="35"/>
        </table:table-row>
        <table:table-row table:style-name="ro1">
          <table:table-cell office:value-type="string">
            <text:p>kap3.batoh_dyn.dat</text:p>
          </table:table-cell>
          <table:table-cell office:value-type="float" office:value="0.000026080236434937">
            <text:p>0,000026080236434937</text:p>
          </table:table-cell>
          <table:table-cell table:number-columns-repeated="35"/>
        </table:table-row>
        <table:table-row table:style-name="ro1">
          <table:table-cell office:value-type="string">
            <text:p>kap3.batoh_repeat_bb.dat</text:p>
          </table:table-cell>
          <table:table-cell office:value-type="float" office:value="0.00766962623596191">
            <text:p>0,007669626235961910</text:p>
          </table:table-cell>
          <table:table-cell table:number-columns-repeated="35"/>
        </table:table-row>
        <table:table-row table:style-name="ro1">
          <table:table-cell office:value-type="string">
            <text:p>kap3.paa_batoh_heur.dat</text:p>
          </table:table-cell>
          <table:table-cell office:value-type="float" office:value="0.000000787690162659">
            <text:p>0,000000787690162659</text:p>
          </table:table-cell>
          <table:table-cell table:number-columns-repeated="35"/>
        </table:table-row>
        <table:table-row table:style-name="ro1">
          <table:table-cell office:value-type="string">
            <text:p>kap4.batoh_dyn.dat</text:p>
          </table:table-cell>
          <table:table-cell office:value-type="float" office:value="0.00003463357925415">
            <text:p>0,000034633579254150</text:p>
          </table:table-cell>
          <table:table-cell table:number-columns-repeated="35"/>
        </table:table-row>
        <table:table-row table:style-name="ro1">
          <table:table-cell office:value-type="string">
            <text:p>kap4.batoh_repeat_bb.dat</text:p>
          </table:table-cell>
          <table:table-cell office:value-type="float" office:value="0.00945806884765625">
            <text:p>0,009458068847656250</text:p>
          </table:table-cell>
          <table:table-cell table:number-columns-repeated="35"/>
        </table:table-row>
        <table:table-row table:style-name="ro1">
          <table:table-cell office:value-type="string">
            <text:p>kap4.paa_batoh_heur.dat</text:p>
          </table:table-cell>
          <table:table-cell office:value-type="float" office:value="0.000000781633377075">
            <text:p>0,000000781633377075</text:p>
          </table:table-cell>
          <table:table-cell table:number-columns-repeated="35"/>
        </table:table-row>
        <table:table-row table:style-name="ro1">
          <table:table-cell office:value-type="string">
            <text:p>kap5.batoh_dyn.dat</text:p>
          </table:table-cell>
          <table:table-cell office:value-type="float" office:value="0.000042500762939453">
            <text:p>0,000042500762939453</text:p>
          </table:table-cell>
          <table:table-cell table:number-columns-repeated="35"/>
        </table:table-row>
        <table:table-row table:style-name="ro1">
          <table:table-cell office:value-type="string">
            <text:p>kap5.batoh_repeat_bb.dat</text:p>
          </table:table-cell>
          <table:table-cell office:value-type="float" office:value="0.00816141986846924">
            <text:p>0,008161419868469240</text:p>
          </table:table-cell>
          <table:table-cell table:number-columns-repeated="35"/>
        </table:table-row>
        <table:table-row table:style-name="ro1">
          <table:table-cell office:value-type="string">
            <text:p>kap5.paa_batoh_heur.dat</text:p>
          </table:table-cell>
          <table:table-cell office:value-type="float" office:value="0.000000763410568237">
            <text:p>0,000000763410568237</text:p>
          </table:table-cell>
          <table:table-cell table:number-columns-repeated="35"/>
        </table:table-row>
        <table:table-row table:style-name="ro1">
          <table:table-cell office:value-type="string">
            <text:p>vaha1.batoh_dyn.dat</text:p>
          </table:table-cell>
          <table:table-cell office:value-type="float" office:value="0.0000261900806427">
            <text:p>0,000026190080642700</text:p>
          </table:table-cell>
          <table:table-cell table:number-columns-repeated="35"/>
        </table:table-row>
        <table:table-row table:style-name="ro1">
          <table:table-cell office:value-type="string">
            <text:p>vaha1.batoh_repeat_bb.dat</text:p>
          </table:table-cell>
          <table:table-cell office:value-type="float" office:value="0.00761911296844482">
            <text:p>0,007619112968444820</text:p>
          </table:table-cell>
          <table:table-cell table:number-columns-repeated="35"/>
        </table:table-row>
        <table:table-row table:style-name="ro1">
          <table:table-cell office:value-type="string">
            <text:p>vaha1.paa_batoh_heur.dat</text:p>
          </table:table-cell>
          <table:table-cell office:value-type="float" office:value="0.000000782857894897">
            <text:p>0,000000782857894897</text:p>
          </table:table-cell>
          <table:table-cell table:number-columns-repeated="35"/>
        </table:table-row>
        <table:table-row table:style-name="ro1">
          <table:table-cell office:value-type="string">
            <text:p>vaha2.batoh_dyn.dat</text:p>
          </table:table-cell>
          <table:table-cell office:value-type="float" office:value="0.000213997173309326">
            <text:p>0,000213997173309326</text:p>
          </table:table-cell>
          <table:table-cell table:number-columns-repeated="35"/>
        </table:table-row>
        <table:table-row table:style-name="ro1">
          <table:table-cell office:value-type="string">
            <text:p>vaha2.batoh_repeat_bb.dat</text:p>
          </table:table-cell>
          <table:table-cell office:value-type="float" office:value="0.00765639686584473">
            <text:p>0,007656396865844730</text:p>
          </table:table-cell>
          <table:table-cell table:number-columns-repeated="35"/>
        </table:table-row>
        <table:table-row table:style-name="ro1">
          <table:table-cell office:value-type="string">
            <text:p>vaha2.paa_batoh_heur.dat</text:p>
          </table:table-cell>
          <table:table-cell office:value-type="float" office:value="0.000000783548355103">
            <text:p>0,000000783548355103</text:p>
          </table:table-cell>
          <table:table-cell table:number-columns-repeated="35"/>
        </table:table-row>
        <table:table-row table:style-name="ro1">
          <table:table-cell office:value-type="string">
            <text:p>vaha3.batoh_dyn.dat</text:p>
          </table:table-cell>
          <table:table-cell office:value-type="float" office:value="0.0028231201171875">
            <text:p>0,002823120117187500</text:p>
          </table:table-cell>
          <table:table-cell table:number-columns-repeated="35"/>
        </table:table-row>
        <table:table-row table:style-name="ro1">
          <table:table-cell office:value-type="string">
            <text:p>vaha3.batoh_repeat_bb.dat</text:p>
          </table:table-cell>
          <table:table-cell office:value-type="float" office:value="0.00781310081481934">
            <text:p>0,007813100814819340</text:p>
          </table:table-cell>
          <table:table-cell table:number-columns-repeated="35"/>
        </table:table-row>
        <table:table-row table:style-name="ro1">
          <table:table-cell office:value-type="string">
            <text:p>vaha3.paa_batoh_heur.dat</text:p>
          </table:table-cell>
          <table:table-cell office:value-type="float" office:value="0.000000787112236023">
            <text:p>0,000000787112236023</text:p>
          </table:table-cell>
          <table:table-cell table:number-columns-repeated="35"/>
        </table:table-row>
        <table:table-row table:style-name="ro1">
          <table:table-cell office:value-type="string">
            <text:p>vaha4.batoh_dyn.dat</text:p>
          </table:table-cell>
          <table:table-cell office:value-type="float" office:value="0.0368413162231445">
            <text:p>0,036841316223144500</text:p>
          </table:table-cell>
          <table:table-cell table:number-columns-repeated="35"/>
        </table:table-row>
        <table:table-row table:style-name="ro1">
          <table:table-cell office:value-type="string">
            <text:p>vaha4.batoh_repeat_bb.dat</text:p>
          </table:table-cell>
          <table:table-cell office:value-type="float" office:value="0.00815385437011719">
            <text:p>0,008153854370117190</text:p>
          </table:table-cell>
          <table:table-cell table:number-columns-repeated="35"/>
        </table:table-row>
        <table:table-row table:style-name="ro1">
          <table:table-cell office:value-type="string">
            <text:p>vaha4.paa_batoh_heur.dat</text:p>
          </table:table-cell>
          <table:table-cell office:value-type="float" office:value="0.000000779580116272">
            <text:p>0,000000779580116272</text:p>
          </table:table-cell>
          <table:table-cell table:number-columns-repeated="35"/>
        </table:table-row>
        <table:table-row table:style-name="ro1">
          <table:table-cell office:value-type="string">
            <text:p>vaha5.batoh_dyn.dat</text:p>
          </table:table-cell>
          <table:table-cell office:value-type="float" office:value="0.364396371841431">
            <text:p>0,364396371841431000</text:p>
          </table:table-cell>
          <table:table-cell table:number-columns-repeated="35"/>
        </table:table-row>
        <table:table-row table:style-name="ro1">
          <table:table-cell office:value-type="string">
            <text:p>vaha5.batoh_repeat_bb.dat</text:p>
          </table:table-cell>
          <table:table-cell office:value-type="float" office:value="0.00763411712646485">
            <text:p>0,007634117126464850</text:p>
          </table:table-cell>
          <table:table-cell table:number-columns-repeated="35"/>
        </table:table-row>
        <table:table-row table:style-name="ro1">
          <table:table-cell office:value-type="string">
            <text:p>vaha5.paa_batoh_heur.dat</text:p>
          </table:table-cell>
          <table:table-cell office:value-type="float" office:value="0.000000780212402344">
            <text:p>0,000000780212402344</text:p>
          </table:table-cell>
          <table:table-cell table:number-columns-repeated="35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34"/>
          <table:table-cell/>
          <table:table-cell office:value-type="string">
            <text:p>batoh_dyn</text:p>
          </table:table-cell>
          <table:table-cell office:value-type="string">
            <text:p>batoh_repeat_bb</text:p>
          </table:table-cell>
        </table:table-row>
        <table:table-row table:style-name="ro1">
          <table:table-cell table:number-columns-repeated="34"/>
          <table:table-cell office:value-type="string">
            <text:p>cena1</text:p>
          </table:table-cell>
          <table:table-cell table:style-name="ce1" office:value-type="float" office:value="0.000026409311294556">
            <text:p>0,000026409311294556</text:p>
          </table:table-cell>
          <table:table-cell table:style-name="ce1" office:value-type="float" office:value="0.00797463607788086">
            <text:p>0,00797463607788086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409311294556">
            <text:p>0,000026409311294556</text:p>
          </table:table-cell>
          <table:table-cell office:value-type="string">
            <text:p>cena1</text:p>
          </table:table-cell>
          <table:table-cell table:style-name="ce1" office:value-type="float" office:value="0.000026409311294556">
            <text:p>0,000026409311294556</text:p>
          </table:table-cell>
          <table:table-cell/>
          <table:table-cell office:value-type="string">
            <text:p>cena1.batoh_dyn.dat</text:p>
          </table:table-cell>
          <table:table-cell table:style-name="ce1" office:value-type="float" office:value="0.000026409311294556">
            <text:p>0,000026409311294556</text:p>
          </table:table-cell>
          <table:table-cell table:number-columns-repeated="2"/>
          <table:table-cell office:value-type="string">
            <text:p>cena1.batoh_dyn.dat</text:p>
          </table:table-cell>
          <table:table-cell table:style-name="ce1" office:value-type="float" office:value="0.000026409311294556">
            <text:p>0,000026409311294556</text:p>
          </table:table-cell>
          <table:table-cell table:number-columns-repeated="5"/>
          <table:table-cell office:value-type="string">
            <text:p>cena1</text:p>
          </table:table-cell>
          <table:table-cell table:style-name="ce1" office:value-type="float" office:value="0.000026409311294556">
            <text:p>0,000026409311294556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cena2</text:p>
          </table:table-cell>
          <table:table-cell table:style-name="ce1" office:value-type="float" office:value="0.000026082859039307">
            <text:p>0,000026082859039307</text:p>
          </table:table-cell>
          <table:table-cell table:style-name="ce1" office:value-type="float" office:value="0.00764169406890869">
            <text:p>0,00764169406890869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082859039307">
            <text:p>0,000026082859039307</text:p>
          </table:table-cell>
          <table:table-cell office:value-type="string">
            <text:p>cena2</text:p>
          </table:table-cell>
          <table:table-cell table:style-name="ce1" office:value-type="float" office:value="0.000026082859039307">
            <text:p>0,000026082859039307</text:p>
          </table:table-cell>
          <table:table-cell/>
          <table:table-cell office:value-type="string">
            <text:p>cena1.batoh_repeat_bb.dat</text:p>
          </table:table-cell>
          <table:table-cell table:style-name="ce1" office:value-type="float" office:value="0.00797463607788086">
            <text:p>0,007974636077880860</text:p>
          </table:table-cell>
          <table:table-cell table:number-columns-repeated="2"/>
          <table:table-cell office:value-type="string">
            <text:p>cena1.batoh_repeat_bb.dat</text:p>
          </table:table-cell>
          <table:table-cell table:style-name="ce1" office:value-type="float" office:value="0.00797463607788086">
            <text:p>0,007974636077880860</text:p>
          </table:table-cell>
          <table:table-cell table:number-columns-repeated="5"/>
          <table:table-cell office:value-type="string">
            <text:p>cena2</text:p>
          </table:table-cell>
          <table:table-cell table:style-name="ce1" office:value-type="float" office:value="0.000026082859039307">
            <text:p>0,000026082859039307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cena3</text:p>
          </table:table-cell>
          <table:table-cell table:style-name="ce1" office:value-type="float" office:value="0.000026202983856201">
            <text:p>0,000026202983856201</text:p>
          </table:table-cell>
          <table:table-cell table:style-name="ce1" office:value-type="float" office:value="0.0079692268371582">
            <text:p>0,00796922683715820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202983856201">
            <text:p>0,000026202983856201</text:p>
          </table:table-cell>
          <table:table-cell office:value-type="string">
            <text:p>cena3</text:p>
          </table:table-cell>
          <table:table-cell table:style-name="ce1" office:value-type="float" office:value="0.000026202983856201">
            <text:p>0,000026202983856201</text:p>
          </table:table-cell>
          <table:table-cell/>
          <table:table-cell office:value-type="string">
            <text:p>cena1.paa_batoh_heur.dat</text:p>
          </table:table-cell>
          <table:table-cell table:style-name="ce1" office:value-type="float" office:value="0.000000799456596375">
            <text:p>0,000000799456596375</text:p>
          </table:table-cell>
          <table:table-cell table:number-columns-repeated="2"/>
          <table:table-cell office:value-type="string">
            <text:p>cena2.batoh_dyn.dat</text:p>
          </table:table-cell>
          <table:table-cell table:style-name="ce1" office:value-type="float" office:value="0.000026082859039307">
            <text:p>0,000026082859039307</text:p>
          </table:table-cell>
          <table:table-cell table:number-columns-repeated="5"/>
          <table:table-cell office:value-type="string">
            <text:p>cena3</text:p>
          </table:table-cell>
          <table:table-cell table:style-name="ce1" office:value-type="float" office:value="0.000026202983856201">
            <text:p>0,000026202983856201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cena4</text:p>
          </table:table-cell>
          <table:table-cell table:style-name="ce1" office:value-type="float" office:value="0.000026283149719238">
            <text:p>0,000026283149719238</text:p>
          </table:table-cell>
          <table:table-cell table:style-name="ce1" office:value-type="float" office:value="0.00785751914978027">
            <text:p>0,00785751914978027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283149719238">
            <text:p>0,000026283149719238</text:p>
          </table:table-cell>
          <table:table-cell office:value-type="string">
            <text:p>cena4</text:p>
          </table:table-cell>
          <table:table-cell table:style-name="ce1" office:value-type="float" office:value="0.000026283149719238">
            <text:p>0,000026283149719238</text:p>
          </table:table-cell>
          <table:table-cell/>
          <table:table-cell office:value-type="string">
            <text:p>cena2.batoh_dyn.dat</text:p>
          </table:table-cell>
          <table:table-cell table:style-name="ce1" office:value-type="float" office:value="0.000026082859039307">
            <text:p>0,000026082859039307</text:p>
          </table:table-cell>
          <table:table-cell table:number-columns-repeated="2"/>
          <table:table-cell office:value-type="string">
            <text:p>cena2.batoh_repeat_bb.dat</text:p>
          </table:table-cell>
          <table:table-cell table:style-name="ce1" office:value-type="float" office:value="0.00764169406890869">
            <text:p>0,007641694068908690</text:p>
          </table:table-cell>
          <table:table-cell table:number-columns-repeated="5"/>
          <table:table-cell office:value-type="string">
            <text:p>cena4</text:p>
          </table:table-cell>
          <table:table-cell table:style-name="ce1" office:value-type="float" office:value="0.000026283149719238">
            <text:p>0,000026283149719238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cena5</text:p>
          </table:table-cell>
          <table:table-cell table:style-name="ce1" office:value-type="float" office:value="0.000026132154464722">
            <text:p>0,000026132154464722</text:p>
          </table:table-cell>
          <table:table-cell table:style-name="ce1" office:value-type="float" office:value="0.00777486324310303">
            <text:p>0,00777486324310303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132154464722">
            <text:p>0,000026132154464722</text:p>
          </table:table-cell>
          <table:table-cell office:value-type="string">
            <text:p>cena5</text:p>
          </table:table-cell>
          <table:table-cell table:style-name="ce1" office:value-type="float" office:value="0.000026132154464722">
            <text:p>0,000026132154464722</text:p>
          </table:table-cell>
          <table:table-cell/>
          <table:table-cell office:value-type="string">
            <text:p>cena2.batoh_repeat_bb.dat</text:p>
          </table:table-cell>
          <table:table-cell table:style-name="ce1" office:value-type="float" office:value="0.00764169406890869">
            <text:p>0,007641694068908690</text:p>
          </table:table-cell>
          <table:table-cell table:number-columns-repeated="2"/>
          <table:table-cell office:value-type="string">
            <text:p>cena3.batoh_dyn.dat</text:p>
          </table:table-cell>
          <table:table-cell table:style-name="ce1" office:value-type="float" office:value="0.000026202983856201">
            <text:p>0,000026202983856201</text:p>
          </table:table-cell>
          <table:table-cell table:number-columns-repeated="5"/>
          <table:table-cell office:value-type="string">
            <text:p>cena5</text:p>
          </table:table-cell>
          <table:table-cell table:style-name="ce1" office:value-type="float" office:value="0.000026132154464722">
            <text:p>0,000026132154464722</text:p>
          </table:table-cell>
          <table:table-cell office:value-type="string">
            <text:p>batoh_dyn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8065500259399">
            <text:p>0,000028065500259399</text:p>
          </table:table-cell>
          <table:table-cell office:value-type="string">
            <text:p>granlus1</text:p>
          </table:table-cell>
          <table:table-cell table:style-name="ce1" office:value-type="float" office:value="0.000028065500259399">
            <text:p>0,000028065500259399</text:p>
          </table:table-cell>
          <table:table-cell/>
          <table:table-cell office:value-type="string">
            <text:p>cena2.paa_batoh_heur.dat</text:p>
          </table:table-cell>
          <table:table-cell table:style-name="ce1" office:value-type="float" office:value="0.000000779542922974">
            <text:p>0,000000779542922974</text:p>
          </table:table-cell>
          <table:table-cell table:number-columns-repeated="2"/>
          <table:table-cell office:value-type="string">
            <text:p>cena3.batoh_repeat_bb.dat</text:p>
          </table:table-cell>
          <table:table-cell table:style-name="ce1" office:value-type="float" office:value="0.0079692268371582">
            <text:p>0,007969226837158200</text:p>
          </table:table-cell>
          <table:table-cell table:number-columns-repeated="5"/>
          <table:table-cell office:value-type="string">
            <text:p>cena1</text:p>
          </table:table-cell>
          <table:table-cell table:style-name="ce1" office:value-type="float" office:value="0.00797463607788086">
            <text:p>0,00797463607788086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0375156402588">
            <text:p>0,000030375156402588</text:p>
          </table:table-cell>
          <table:table-cell office:value-type="string">
            <text:p>granlus2</text:p>
          </table:table-cell>
          <table:table-cell table:style-name="ce1" office:value-type="float" office:value="0.000030375156402588">
            <text:p>0,000030375156402588</text:p>
          </table:table-cell>
          <table:table-cell/>
          <table:table-cell office:value-type="string">
            <text:p>cena3.batoh_dyn.dat</text:p>
          </table:table-cell>
          <table:table-cell table:style-name="ce1" office:value-type="float" office:value="0.000026202983856201">
            <text:p>0,000026202983856201</text:p>
          </table:table-cell>
          <table:table-cell table:number-columns-repeated="2"/>
          <table:table-cell office:value-type="string">
            <text:p>cena4.batoh_dyn.dat</text:p>
          </table:table-cell>
          <table:table-cell table:style-name="ce1" office:value-type="float" office:value="0.000026283149719238">
            <text:p>0,000026283149719238</text:p>
          </table:table-cell>
          <table:table-cell table:number-columns-repeated="5"/>
          <table:table-cell office:value-type="string">
            <text:p>cena2</text:p>
          </table:table-cell>
          <table:table-cell table:style-name="ce1" office:value-type="float" office:value="0.00764169406890869">
            <text:p>0,00764169406890869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2620553970337">
            <text:p>0,000032620553970337</text:p>
          </table:table-cell>
          <table:table-cell office:value-type="string">
            <text:p>granlus3</text:p>
          </table:table-cell>
          <table:table-cell table:style-name="ce1" office:value-type="float" office:value="0.000032620553970337">
            <text:p>0,000032620553970337</text:p>
          </table:table-cell>
          <table:table-cell/>
          <table:table-cell office:value-type="string">
            <text:p>cena3.batoh_repeat_bb.dat</text:p>
          </table:table-cell>
          <table:table-cell table:style-name="ce1" office:value-type="float" office:value="0.0079692268371582">
            <text:p>0,007969226837158200</text:p>
          </table:table-cell>
          <table:table-cell table:number-columns-repeated="2"/>
          <table:table-cell office:value-type="string">
            <text:p>cena4.batoh_repeat_bb.dat</text:p>
          </table:table-cell>
          <table:table-cell table:style-name="ce1" office:value-type="float" office:value="0.00785751914978027">
            <text:p>0,007857519149780270</text:p>
          </table:table-cell>
          <table:table-cell table:number-columns-repeated="5"/>
          <table:table-cell office:value-type="string">
            <text:p>cena3</text:p>
          </table:table-cell>
          <table:table-cell table:style-name="ce1" office:value-type="float" office:value="0.0079692268371582">
            <text:p>0,00796922683715820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4236431121826">
            <text:p>0,000034236431121826</text:p>
          </table:table-cell>
          <table:table-cell office:value-type="string">
            <text:p>granlus4</text:p>
          </table:table-cell>
          <table:table-cell table:style-name="ce1" office:value-type="float" office:value="0.000034236431121826">
            <text:p>0,000034236431121826</text:p>
          </table:table-cell>
          <table:table-cell/>
          <table:table-cell office:value-type="string">
            <text:p>cena3.paa_batoh_heur.dat</text:p>
          </table:table-cell>
          <table:table-cell table:style-name="ce1" office:value-type="float" office:value="0.000000783847808838">
            <text:p>0,000000783847808838</text:p>
          </table:table-cell>
          <table:table-cell table:number-columns-repeated="2"/>
          <table:table-cell office:value-type="string">
            <text:p>cena5.batoh_dyn.dat</text:p>
          </table:table-cell>
          <table:table-cell table:style-name="ce1" office:value-type="float" office:value="0.000026132154464722">
            <text:p>0,000026132154464722</text:p>
          </table:table-cell>
          <table:table-cell table:number-columns-repeated="5"/>
          <table:table-cell office:value-type="string">
            <text:p>cena4</text:p>
          </table:table-cell>
          <table:table-cell table:style-name="ce1" office:value-type="float" office:value="0.00785751914978027">
            <text:p>0,007857519149780270</text:p>
          </table:table-cell>
          <table:table-cell office:value-type="string">
            <text:p>batoh_repeat_bb</text:p>
          </table:table-cell>
          <table:table-cell table:number-columns-repeated="12"/>
          <table:table-cell/>
          <table:table-cell office:value-type="string">
            <text:p>batoh_dyn</text:p>
          </table:table-cell>
          <table:table-cell office:value-type="string">
            <text:p>batoh_repeat_bb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6858348846436">
            <text:p>0,000036858348846436</text:p>
          </table:table-cell>
          <table:table-cell office:value-type="string">
            <text:p>granlus5</text:p>
          </table:table-cell>
          <table:table-cell table:style-name="ce1" office:value-type="float" office:value="0.000036858348846436">
            <text:p>0,000036858348846436</text:p>
          </table:table-cell>
          <table:table-cell/>
          <table:table-cell office:value-type="string">
            <text:p>cena4.batoh_dyn.dat</text:p>
          </table:table-cell>
          <table:table-cell table:style-name="ce1" office:value-type="float" office:value="0.000026283149719238">
            <text:p>0,000026283149719238</text:p>
          </table:table-cell>
          <table:table-cell table:number-columns-repeated="2"/>
          <table:table-cell office:value-type="string">
            <text:p>cena5.batoh_repeat_bb.dat</text:p>
          </table:table-cell>
          <table:table-cell table:style-name="ce1" office:value-type="float" office:value="0.00777486324310303">
            <text:p>0,007774863243103030</text:p>
          </table:table-cell>
          <table:table-cell table:number-columns-repeated="5"/>
          <table:table-cell office:value-type="string">
            <text:p>cena5</text:p>
          </table:table-cell>
          <table:table-cell table:style-name="ce1" office:value-type="float" office:value="0.00777486324310303">
            <text:p>0,007774863243103030</text:p>
          </table:table-cell>
          <table:table-cell office:value-type="string">
            <text:p>batoh_repeat_bb</text:p>
          </table:table-cell>
          <table:table-cell table:number-columns-repeated="12"/>
          <table:table-cell office:value-type="string">
            <text:p>granlus1</text:p>
          </table:table-cell>
          <table:table-cell table:style-name="ce1" office:value-type="float" office:value="0.000028065500259399">
            <text:p>0,000028065500259399</text:p>
          </table:table-cell>
          <table:table-cell table:style-name="ce1" office:value-type="float" office:value="0.00782233047485352">
            <text:p>0,00782233047485352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8198041915894">
            <text:p>0,000038198041915894</text:p>
          </table:table-cell>
          <table:table-cell office:value-type="string">
            <text:p>granlus6</text:p>
          </table:table-cell>
          <table:table-cell table:style-name="ce1" office:value-type="float" office:value="0.000038198041915894">
            <text:p>0,000038198041915894</text:p>
          </table:table-cell>
          <table:table-cell/>
          <table:table-cell office:value-type="string">
            <text:p>cena4.batoh_repeat_bb.dat</text:p>
          </table:table-cell>
          <table:table-cell table:style-name="ce1" office:value-type="float" office:value="0.00785751914978027">
            <text:p>0,007857519149780270</text:p>
          </table:table-cell>
          <table:table-cell table:number-columns-repeated="2"/>
          <table:table-cell office:value-type="string">
            <text:p>granlus1.batoh_dyn.dat</text:p>
          </table:table-cell>
          <table:table-cell table:style-name="ce1" office:value-type="float" office:value="0.000028065500259399">
            <text:p>0,000028065500259399</text:p>
          </table:table-cell>
          <table:table-cell table:number-columns-repeated="5"/>
          <table:table-cell office:value-type="string">
            <text:p>granlus1</text:p>
          </table:table-cell>
          <table:table-cell table:style-name="ce1" office:value-type="float" office:value="0.000028065500259399">
            <text:p>0,000028065500259399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2</text:p>
          </table:table-cell>
          <table:table-cell table:style-name="ce1" office:value-type="float" office:value="0.000030375156402588">
            <text:p>0,000030375156402588</text:p>
          </table:table-cell>
          <table:table-cell table:style-name="ce1" office:value-type="float" office:value="0.00806934642791748">
            <text:p>0,00806934642791748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9427652359009">
            <text:p>0,000039427652359009</text:p>
          </table:table-cell>
          <table:table-cell office:value-type="string">
            <text:p>granlus7</text:p>
          </table:table-cell>
          <table:table-cell table:style-name="ce1" office:value-type="float" office:value="0.000039427652359009">
            <text:p>0,000039427652359009</text:p>
          </table:table-cell>
          <table:table-cell/>
          <table:table-cell office:value-type="string">
            <text:p>cena4.paa_batoh_heur.dat</text:p>
          </table:table-cell>
          <table:table-cell table:style-name="ce1" office:value-type="float" office:value="0.000000794847488403">
            <text:p>0,000000794847488403</text:p>
          </table:table-cell>
          <table:table-cell table:number-columns-repeated="2"/>
          <table:table-cell office:value-type="string">
            <text:p>granlus1.batoh_repeat_bb.dat</text:p>
          </table:table-cell>
          <table:table-cell table:style-name="ce1" office:value-type="float" office:value="0.00782233047485352">
            <text:p>0,007822330474853520</text:p>
          </table:table-cell>
          <table:table-cell table:number-columns-repeated="5"/>
          <table:table-cell office:value-type="string">
            <text:p>granlus2</text:p>
          </table:table-cell>
          <table:table-cell table:style-name="ce1" office:value-type="float" office:value="0.000030375156402588">
            <text:p>0,000030375156402588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3</text:p>
          </table:table-cell>
          <table:table-cell table:style-name="ce1" office:value-type="float" office:value="0.000032620553970337">
            <text:p>0,000032620553970337</text:p>
          </table:table-cell>
          <table:table-cell table:style-name="ce1" office:value-type="float" office:value="0.00830216407775879">
            <text:p>0,00830216407775879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9574518203735">
            <text:p>0,000039574518203735</text:p>
          </table:table-cell>
          <table:table-cell office:value-type="string">
            <text:p>granlus8</text:p>
          </table:table-cell>
          <table:table-cell table:style-name="ce1" office:value-type="float" office:value="0.000039574518203735">
            <text:p>0,000039574518203735</text:p>
          </table:table-cell>
          <table:table-cell/>
          <table:table-cell office:value-type="string">
            <text:p>cena5.batoh_dyn.dat</text:p>
          </table:table-cell>
          <table:table-cell table:style-name="ce1" office:value-type="float" office:value="0.000026132154464722">
            <text:p>0,000026132154464722</text:p>
          </table:table-cell>
          <table:table-cell table:number-columns-repeated="2"/>
          <table:table-cell office:value-type="string">
            <text:p>granlus2.batoh_dyn.dat</text:p>
          </table:table-cell>
          <table:table-cell table:style-name="ce1" office:value-type="float" office:value="0.000030375156402588">
            <text:p>0,000030375156402588</text:p>
          </table:table-cell>
          <table:table-cell table:number-columns-repeated="5"/>
          <table:table-cell office:value-type="string">
            <text:p>granlus3</text:p>
          </table:table-cell>
          <table:table-cell table:style-name="ce1" office:value-type="float" office:value="0.000032620553970337">
            <text:p>0,000032620553970337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4</text:p>
          </table:table-cell>
          <table:table-cell table:style-name="ce1" office:value-type="float" office:value="0.000034236431121826">
            <text:p>0,000034236431121826</text:p>
          </table:table-cell>
          <table:table-cell table:style-name="ce1" office:value-type="float" office:value="0.00783575057983399">
            <text:p>0,00783575057983399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40763216018677">
            <text:p>0,000040763216018677</text:p>
          </table:table-cell>
          <table:table-cell office:value-type="string">
            <text:p>granlus9</text:p>
          </table:table-cell>
          <table:table-cell table:style-name="ce1" office:value-type="float" office:value="0.000040763216018677">
            <text:p>0,000040763216018677</text:p>
          </table:table-cell>
          <table:table-cell/>
          <table:table-cell office:value-type="string">
            <text:p>cena5.batoh_repeat_bb.dat</text:p>
          </table:table-cell>
          <table:table-cell table:style-name="ce1" office:value-type="float" office:value="0.00777486324310303">
            <text:p>0,007774863243103030</text:p>
          </table:table-cell>
          <table:table-cell table:number-columns-repeated="2"/>
          <table:table-cell office:value-type="string">
            <text:p>granlus2.batoh_repeat_bb.dat</text:p>
          </table:table-cell>
          <table:table-cell table:style-name="ce1" office:value-type="float" office:value="0.00806934642791748">
            <text:p>0,008069346427917480</text:p>
          </table:table-cell>
          <table:table-cell table:number-columns-repeated="5"/>
          <table:table-cell office:value-type="string">
            <text:p>granlus4</text:p>
          </table:table-cell>
          <table:table-cell table:style-name="ce1" office:value-type="float" office:value="0.000034236431121826">
            <text:p>0,000034236431121826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5</text:p>
          </table:table-cell>
          <table:table-cell table:style-name="ce1" office:value-type="float" office:value="0.000036858348846436">
            <text:p>0,000036858348846436</text:p>
          </table:table-cell>
          <table:table-cell table:style-name="ce1" office:value-type="float" office:value="0.00794869613647461">
            <text:p>0,00794869613647461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40663194656372">
            <text:p>0,000040663194656372</text:p>
          </table:table-cell>
          <table:table-cell office:value-type="string">
            <text:p>granlus10</text:p>
          </table:table-cell>
          <table:table-cell table:style-name="ce1" office:value-type="float" office:value="0.000040663194656372">
            <text:p>0,000040663194656372</text:p>
          </table:table-cell>
          <table:table-cell/>
          <table:table-cell office:value-type="string">
            <text:p>cena5.paa_batoh_heur.dat</text:p>
          </table:table-cell>
          <table:table-cell table:style-name="ce1" office:value-type="float" office:value="0.000000784064292908">
            <text:p>0,000000784064292908</text:p>
          </table:table-cell>
          <table:table-cell table:number-columns-repeated="2"/>
          <table:table-cell office:value-type="string">
            <text:p>granlus3.batoh_dyn.dat</text:p>
          </table:table-cell>
          <table:table-cell table:style-name="ce1" office:value-type="float" office:value="0.000032620553970337">
            <text:p>0,000032620553970337</text:p>
          </table:table-cell>
          <table:table-cell table:number-columns-repeated="5"/>
          <table:table-cell office:value-type="string">
            <text:p>granlus5</text:p>
          </table:table-cell>
          <table:table-cell table:style-name="ce1" office:value-type="float" office:value="0.000036858348846436">
            <text:p>0,000036858348846436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6</text:p>
          </table:table-cell>
          <table:table-cell table:style-name="ce1" office:value-type="float" office:value="0.000038198041915894">
            <text:p>0,000038198041915894</text:p>
          </table:table-cell>
          <table:table-cell table:style-name="ce1" office:value-type="float" office:value="0.00779840660095215">
            <text:p>0,00779840660095215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3245840072632">
            <text:p>0,000023245840072632</text:p>
          </table:table-cell>
          <table:table-cell office:value-type="string">
            <text:p>granmin1</text:p>
          </table:table-cell>
          <table:table-cell table:style-name="ce1" office:value-type="float" office:value="0.000023245840072632">
            <text:p>0,000023245840072632</text:p>
          </table:table-cell>
          <table:table-cell/>
          <table:table-cell office:value-type="string">
            <text:p>granlus1.batoh_dyn.dat</text:p>
          </table:table-cell>
          <table:table-cell table:style-name="ce1" office:value-type="float" office:value="0.000028065500259399">
            <text:p>0,000028065500259399</text:p>
          </table:table-cell>
          <table:table-cell table:number-columns-repeated="2"/>
          <table:table-cell office:value-type="string">
            <text:p>granlus3.batoh_repeat_bb.dat</text:p>
          </table:table-cell>
          <table:table-cell table:style-name="ce1" office:value-type="float" office:value="0.00830216407775879">
            <text:p>0,008302164077758790</text:p>
          </table:table-cell>
          <table:table-cell table:number-columns-repeated="5"/>
          <table:table-cell office:value-type="string">
            <text:p>granlus6</text:p>
          </table:table-cell>
          <table:table-cell table:style-name="ce1" office:value-type="float" office:value="0.000038198041915894">
            <text:p>0,000038198041915894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7</text:p>
          </table:table-cell>
          <table:table-cell table:style-name="ce1" office:value-type="float" office:value="0.000039427652359009">
            <text:p>0,000039427652359009</text:p>
          </table:table-cell>
          <table:table-cell table:style-name="ce1" office:value-type="float" office:value="0.00801617622375488">
            <text:p>0,00801617622375488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2001371383667">
            <text:p>0,000022001371383667</text:p>
          </table:table-cell>
          <table:table-cell office:value-type="string">
            <text:p>granmin2</text:p>
          </table:table-cell>
          <table:table-cell table:style-name="ce1" office:value-type="float" office:value="0.000022001371383667">
            <text:p>0,000022001371383667</text:p>
          </table:table-cell>
          <table:table-cell/>
          <table:table-cell office:value-type="string">
            <text:p>granlus1.batoh_repeat_bb.dat</text:p>
          </table:table-cell>
          <table:table-cell table:style-name="ce1" office:value-type="float" office:value="0.00782233047485352">
            <text:p>0,007822330474853520</text:p>
          </table:table-cell>
          <table:table-cell table:number-columns-repeated="2"/>
          <table:table-cell office:value-type="string">
            <text:p>granlus4.batoh_dyn.dat</text:p>
          </table:table-cell>
          <table:table-cell table:style-name="ce1" office:value-type="float" office:value="0.000034236431121826">
            <text:p>0,000034236431121826</text:p>
          </table:table-cell>
          <table:table-cell table:number-columns-repeated="5"/>
          <table:table-cell office:value-type="string">
            <text:p>granlus7</text:p>
          </table:table-cell>
          <table:table-cell table:style-name="ce1" office:value-type="float" office:value="0.000039427652359009">
            <text:p>0,000039427652359009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8</text:p>
          </table:table-cell>
          <table:table-cell table:style-name="ce1" office:value-type="float" office:value="0.000039574518203735">
            <text:p>0,000039574518203735</text:p>
          </table:table-cell>
          <table:table-cell table:style-name="ce1" office:value-type="float" office:value="0.00879566860198974">
            <text:p>0,00879566860198974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0401926040649">
            <text:p>0,000020401926040649</text:p>
          </table:table-cell>
          <table:table-cell office:value-type="string">
            <text:p>granmin3</text:p>
          </table:table-cell>
          <table:table-cell table:style-name="ce1" office:value-type="float" office:value="0.000020401926040649">
            <text:p>0,000020401926040649</text:p>
          </table:table-cell>
          <table:table-cell/>
          <table:table-cell office:value-type="string">
            <text:p>granlus1.paa_batoh_heur.dat</text:p>
          </table:table-cell>
          <table:table-cell table:style-name="ce1" office:value-type="float" office:value="0.000000786794662476">
            <text:p>0,000000786794662476</text:p>
          </table:table-cell>
          <table:table-cell table:number-columns-repeated="2"/>
          <table:table-cell office:value-type="string">
            <text:p>granlus4.batoh_repeat_bb.dat</text:p>
          </table:table-cell>
          <table:table-cell table:style-name="ce1" office:value-type="float" office:value="0.00783575057983399">
            <text:p>0,007835750579833990</text:p>
          </table:table-cell>
          <table:table-cell table:number-columns-repeated="5"/>
          <table:table-cell office:value-type="string">
            <text:p>granlus8</text:p>
          </table:table-cell>
          <table:table-cell table:style-name="ce1" office:value-type="float" office:value="0.000039574518203735">
            <text:p>0,000039574518203735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9</text:p>
          </table:table-cell>
          <table:table-cell table:style-name="ce1" office:value-type="float" office:value="0.000040763216018677">
            <text:p>0,000040763216018677</text:p>
          </table:table-cell>
          <table:table-cell table:style-name="ce1" office:value-type="float" office:value="0.00801735210418701">
            <text:p>0,00801735210418701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7760362625122">
            <text:p>0,000017760362625122</text:p>
          </table:table-cell>
          <table:table-cell office:value-type="string">
            <text:p>granmin4</text:p>
          </table:table-cell>
          <table:table-cell table:style-name="ce1" office:value-type="float" office:value="0.000017760362625122">
            <text:p>0,000017760362625122</text:p>
          </table:table-cell>
          <table:table-cell/>
          <table:table-cell office:value-type="string">
            <text:p>granlus2.batoh_dyn.dat</text:p>
          </table:table-cell>
          <table:table-cell table:style-name="ce1" office:value-type="float" office:value="0.000030375156402588">
            <text:p>0,000030375156402588</text:p>
          </table:table-cell>
          <table:table-cell table:number-columns-repeated="2"/>
          <table:table-cell office:value-type="string">
            <text:p>granlus5.batoh_dyn.dat</text:p>
          </table:table-cell>
          <table:table-cell table:style-name="ce1" office:value-type="float" office:value="0.000036858348846436">
            <text:p>0,000036858348846436</text:p>
          </table:table-cell>
          <table:table-cell table:number-columns-repeated="5"/>
          <table:table-cell office:value-type="string">
            <text:p>granlus9</text:p>
          </table:table-cell>
          <table:table-cell table:style-name="ce1" office:value-type="float" office:value="0.000040763216018677">
            <text:p>0,000040763216018677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lus10</text:p>
          </table:table-cell>
          <table:table-cell table:style-name="ce1" office:value-type="float" office:value="0.000040663194656372">
            <text:p>0,000040663194656372</text:p>
          </table:table-cell>
          <table:table-cell table:style-name="ce1" office:value-type="float" office:value="0.00800108432769775">
            <text:p>0,00800108432769775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525218963623">
            <text:p>0,000015252189636230</text:p>
          </table:table-cell>
          <table:table-cell office:value-type="string">
            <text:p>granmin5</text:p>
          </table:table-cell>
          <table:table-cell table:style-name="ce1" office:value-type="float" office:value="0.00001525218963623">
            <text:p>0,000015252189636230</text:p>
          </table:table-cell>
          <table:table-cell/>
          <table:table-cell office:value-type="string">
            <text:p>granlus2.batoh_repeat_bb.dat</text:p>
          </table:table-cell>
          <table:table-cell table:style-name="ce1" office:value-type="float" office:value="0.00806934642791748">
            <text:p>0,008069346427917480</text:p>
          </table:table-cell>
          <table:table-cell table:number-columns-repeated="2"/>
          <table:table-cell office:value-type="string">
            <text:p>granlus5.batoh_repeat_bb.dat</text:p>
          </table:table-cell>
          <table:table-cell table:style-name="ce1" office:value-type="float" office:value="0.00794869613647461">
            <text:p>0,007948696136474610</text:p>
          </table:table-cell>
          <table:table-cell table:number-columns-repeated="5"/>
          <table:table-cell office:value-type="string">
            <text:p>granlus10</text:p>
          </table:table-cell>
          <table:table-cell table:style-name="ce1" office:value-type="float" office:value="0.000040663194656372">
            <text:p>0,000040663194656372</text:p>
          </table:table-cell>
          <table:table-cell office:value-type="string">
            <text:p>batoh_dyn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4656963348389">
            <text:p>0,000014656963348389</text:p>
          </table:table-cell>
          <table:table-cell office:value-type="string">
            <text:p>granmin6</text:p>
          </table:table-cell>
          <table:table-cell table:style-name="ce1" office:value-type="float" office:value="0.000014656963348389">
            <text:p>0,000014656963348389</text:p>
          </table:table-cell>
          <table:table-cell/>
          <table:table-cell office:value-type="string">
            <text:p>granlus2.paa_batoh_heur.dat</text:p>
          </table:table-cell>
          <table:table-cell table:style-name="ce1" office:value-type="float" office:value="0.000000787844657898">
            <text:p>0,000000787844657898</text:p>
          </table:table-cell>
          <table:table-cell table:number-columns-repeated="2"/>
          <table:table-cell office:value-type="string">
            <text:p>granlus6.batoh_dyn.dat</text:p>
          </table:table-cell>
          <table:table-cell table:style-name="ce1" office:value-type="float" office:value="0.000038198041915894">
            <text:p>0,000038198041915894</text:p>
          </table:table-cell>
          <table:table-cell table:number-columns-repeated="5"/>
          <table:table-cell office:value-type="string">
            <text:p>granlus1</text:p>
          </table:table-cell>
          <table:table-cell table:style-name="ce1" office:value-type="float" office:value="0.00782233047485352">
            <text:p>0,00782233047485352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3293809890747">
            <text:p>0,000013293809890747</text:p>
          </table:table-cell>
          <table:table-cell office:value-type="string">
            <text:p>granmin7</text:p>
          </table:table-cell>
          <table:table-cell table:style-name="ce1" office:value-type="float" office:value="0.000013293809890747">
            <text:p>0,000013293809890747</text:p>
          </table:table-cell>
          <table:table-cell/>
          <table:table-cell office:value-type="string">
            <text:p>granlus3.batoh_dyn.dat</text:p>
          </table:table-cell>
          <table:table-cell table:style-name="ce1" office:value-type="float" office:value="0.000032620553970337">
            <text:p>0,000032620553970337</text:p>
          </table:table-cell>
          <table:table-cell table:number-columns-repeated="2"/>
          <table:table-cell office:value-type="string">
            <text:p>granlus6.batoh_repeat_bb.dat</text:p>
          </table:table-cell>
          <table:table-cell table:style-name="ce1" office:value-type="float" office:value="0.00779840660095215">
            <text:p>0,007798406600952150</text:p>
          </table:table-cell>
          <table:table-cell table:number-columns-repeated="5"/>
          <table:table-cell office:value-type="string">
            <text:p>granlus2</text:p>
          </table:table-cell>
          <table:table-cell table:style-name="ce1" office:value-type="float" office:value="0.00806934642791748">
            <text:p>0,00806934642791748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2390766143799">
            <text:p>0,000012390766143799</text:p>
          </table:table-cell>
          <table:table-cell office:value-type="string">
            <text:p>granmin8</text:p>
          </table:table-cell>
          <table:table-cell table:style-name="ce1" office:value-type="float" office:value="0.000012390766143799">
            <text:p>0,000012390766143799</text:p>
          </table:table-cell>
          <table:table-cell/>
          <table:table-cell office:value-type="string">
            <text:p>granlus3.batoh_repeat_bb.dat</text:p>
          </table:table-cell>
          <table:table-cell table:style-name="ce1" office:value-type="float" office:value="0.00830216407775879">
            <text:p>0,008302164077758790</text:p>
          </table:table-cell>
          <table:table-cell table:number-columns-repeated="2"/>
          <table:table-cell office:value-type="string">
            <text:p>granlus7.batoh_dyn.dat</text:p>
          </table:table-cell>
          <table:table-cell table:style-name="ce1" office:value-type="float" office:value="0.000039427652359009">
            <text:p>0,000039427652359009</text:p>
          </table:table-cell>
          <table:table-cell table:number-columns-repeated="5"/>
          <table:table-cell office:value-type="string">
            <text:p>granlus3</text:p>
          </table:table-cell>
          <table:table-cell table:style-name="ce1" office:value-type="float" office:value="0.00830216407775879">
            <text:p>0,00830216407775879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1859884262085">
            <text:p>0,000011859884262085</text:p>
          </table:table-cell>
          <table:table-cell office:value-type="string">
            <text:p>granmin9</text:p>
          </table:table-cell>
          <table:table-cell table:style-name="ce1" office:value-type="float" office:value="0.000011859884262085">
            <text:p>0,000011859884262085</text:p>
          </table:table-cell>
          <table:table-cell/>
          <table:table-cell office:value-type="string">
            <text:p>granlus3.paa_batoh_heur.dat</text:p>
          </table:table-cell>
          <table:table-cell table:style-name="ce1" office:value-type="float" office:value="0.000000789518356323">
            <text:p>0,000000789518356323</text:p>
          </table:table-cell>
          <table:table-cell table:number-columns-repeated="2"/>
          <table:table-cell office:value-type="string">
            <text:p>granlus7.batoh_repeat_bb.dat</text:p>
          </table:table-cell>
          <table:table-cell table:style-name="ce1" office:value-type="float" office:value="0.00801617622375488">
            <text:p>0,008016176223754880</text:p>
          </table:table-cell>
          <table:table-cell table:number-columns-repeated="5"/>
          <table:table-cell office:value-type="string">
            <text:p>granlus4</text:p>
          </table:table-cell>
          <table:table-cell table:style-name="ce1" office:value-type="float" office:value="0.00783575057983399">
            <text:p>0,00783575057983399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0653085708618">
            <text:p>0,000010653085708618</text:p>
          </table:table-cell>
          <table:table-cell office:value-type="string">
            <text:p>granmin10</text:p>
          </table:table-cell>
          <table:table-cell table:style-name="ce1" office:value-type="float" office:value="0.000010653085708618">
            <text:p>0,000010653085708618</text:p>
          </table:table-cell>
          <table:table-cell/>
          <table:table-cell office:value-type="string">
            <text:p>granlus4.batoh_dyn.dat</text:p>
          </table:table-cell>
          <table:table-cell table:style-name="ce1" office:value-type="float" office:value="0.000034236431121826">
            <text:p>0,000034236431121826</text:p>
          </table:table-cell>
          <table:table-cell table:number-columns-repeated="2"/>
          <table:table-cell office:value-type="string">
            <text:p>granlus8.batoh_dyn.dat</text:p>
          </table:table-cell>
          <table:table-cell table:style-name="ce1" office:value-type="float" office:value="0.000039574518203735">
            <text:p>0,000039574518203735</text:p>
          </table:table-cell>
          <table:table-cell table:number-columns-repeated="5"/>
          <table:table-cell office:value-type="string">
            <text:p>granlus5</text:p>
          </table:table-cell>
          <table:table-cell table:style-name="ce1" office:value-type="float" office:value="0.00794869613647461">
            <text:p>0,00794869613647461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06959845542908">
            <text:p>0,000006959845542908</text:p>
          </table:table-cell>
          <table:table-cell office:value-type="string">
            <text:p>kap1</text:p>
          </table:table-cell>
          <table:table-cell table:style-name="ce1" office:value-type="float" office:value="0.000006959845542908">
            <text:p>0,000006959845542908</text:p>
          </table:table-cell>
          <table:table-cell/>
          <table:table-cell office:value-type="string">
            <text:p>granlus4.batoh_repeat_bb.dat</text:p>
          </table:table-cell>
          <table:table-cell table:style-name="ce1" office:value-type="float" office:value="0.00783575057983399">
            <text:p>0,007835750579833990</text:p>
          </table:table-cell>
          <table:table-cell table:number-columns-repeated="2"/>
          <table:table-cell office:value-type="string">
            <text:p>granlus8.batoh_repeat_bb.dat</text:p>
          </table:table-cell>
          <table:table-cell table:style-name="ce1" office:value-type="float" office:value="0.00879566860198974">
            <text:p>0,008795668601989740</text:p>
          </table:table-cell>
          <table:table-cell table:number-columns-repeated="5"/>
          <table:table-cell office:value-type="string">
            <text:p>granlus6</text:p>
          </table:table-cell>
          <table:table-cell table:style-name="ce1" office:value-type="float" office:value="0.00779840660095215">
            <text:p>0,00779840660095215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17233810424805">
            <text:p>0,000017233810424805</text:p>
          </table:table-cell>
          <table:table-cell office:value-type="string">
            <text:p>kap2</text:p>
          </table:table-cell>
          <table:table-cell table:style-name="ce1" office:value-type="float" office:value="0.000017233810424805">
            <text:p>0,000017233810424805</text:p>
          </table:table-cell>
          <table:table-cell/>
          <table:table-cell office:value-type="string">
            <text:p>granlus4.paa_batoh_heur.dat</text:p>
          </table:table-cell>
          <table:table-cell table:style-name="ce1" office:value-type="float" office:value="0.000000799944877624">
            <text:p>0,000000799944877624</text:p>
          </table:table-cell>
          <table:table-cell table:number-columns-repeated="2"/>
          <table:table-cell office:value-type="string">
            <text:p>granlus9.batoh_dyn.dat</text:p>
          </table:table-cell>
          <table:table-cell table:style-name="ce1" office:value-type="float" office:value="0.000040763216018677">
            <text:p>0,000040763216018677</text:p>
          </table:table-cell>
          <table:table-cell table:number-columns-repeated="5"/>
          <table:table-cell office:value-type="string">
            <text:p>granlus7</text:p>
          </table:table-cell>
          <table:table-cell table:style-name="ce1" office:value-type="float" office:value="0.00801617622375488">
            <text:p>0,00801617622375488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080236434937">
            <text:p>0,000026080236434937</text:p>
          </table:table-cell>
          <table:table-cell office:value-type="string">
            <text:p>kap3</text:p>
          </table:table-cell>
          <table:table-cell table:style-name="ce1" office:value-type="float" office:value="0.000026080236434937">
            <text:p>0,000026080236434937</text:p>
          </table:table-cell>
          <table:table-cell/>
          <table:table-cell office:value-type="string">
            <text:p>granlus5.batoh_dyn.dat</text:p>
          </table:table-cell>
          <table:table-cell table:style-name="ce1" office:value-type="float" office:value="0.000036858348846436">
            <text:p>0,000036858348846436</text:p>
          </table:table-cell>
          <table:table-cell table:number-columns-repeated="2"/>
          <table:table-cell office:value-type="string">
            <text:p>granlus9.batoh_repeat_bb.dat</text:p>
          </table:table-cell>
          <table:table-cell table:style-name="ce1" office:value-type="float" office:value="0.00801735210418701">
            <text:p>0,008017352104187010</text:p>
          </table:table-cell>
          <table:table-cell table:number-columns-repeated="5"/>
          <table:table-cell office:value-type="string">
            <text:p>granlus8</text:p>
          </table:table-cell>
          <table:table-cell table:style-name="ce1" office:value-type="float" office:value="0.00879566860198974">
            <text:p>0,00879566860198974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3463357925415">
            <text:p>0,000034633579254150</text:p>
          </table:table-cell>
          <table:table-cell office:value-type="string">
            <text:p>kap4</text:p>
          </table:table-cell>
          <table:table-cell table:style-name="ce1" office:value-type="float" office:value="0.00003463357925415">
            <text:p>0,000034633579254150</text:p>
          </table:table-cell>
          <table:table-cell/>
          <table:table-cell office:value-type="string">
            <text:p>granlus5.batoh_repeat_bb.dat</text:p>
          </table:table-cell>
          <table:table-cell table:style-name="ce1" office:value-type="float" office:value="0.00794869613647461">
            <text:p>0,007948696136474610</text:p>
          </table:table-cell>
          <table:table-cell table:number-columns-repeated="2"/>
          <table:table-cell office:value-type="string">
            <text:p>granlus10.batoh_dyn.dat</text:p>
          </table:table-cell>
          <table:table-cell table:style-name="ce1" office:value-type="float" office:value="0.000040663194656372">
            <text:p>0,000040663194656372</text:p>
          </table:table-cell>
          <table:table-cell table:number-columns-repeated="5"/>
          <table:table-cell office:value-type="string">
            <text:p>granlus9</text:p>
          </table:table-cell>
          <table:table-cell table:style-name="ce1" office:value-type="float" office:value="0.00801735210418701">
            <text:p>0,008017352104187010</text:p>
          </table:table-cell>
          <table:table-cell office:value-type="string">
            <text:p>batoh_repeat_bb</text:p>
          </table:table-cell>
          <table:table-cell table:number-columns-repeated="12"/>
          <table:table-cell/>
          <table:table-cell office:value-type="string">
            <text:p>batoh_dyn</text:p>
          </table:table-cell>
          <table:table-cell office:value-type="string">
            <text:p>batoh_repeat_bb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42500762939453">
            <text:p>0,000042500762939453</text:p>
          </table:table-cell>
          <table:table-cell office:value-type="string">
            <text:p>kap5</text:p>
          </table:table-cell>
          <table:table-cell table:style-name="ce1" office:value-type="float" office:value="0.000042500762939453">
            <text:p>0,000042500762939453</text:p>
          </table:table-cell>
          <table:table-cell/>
          <table:table-cell office:value-type="string">
            <text:p>granlus5.paa_batoh_heur.dat</text:p>
          </table:table-cell>
          <table:table-cell table:style-name="ce1" office:value-type="float" office:value="0.000000783286094666">
            <text:p>0,000000783286094666</text:p>
          </table:table-cell>
          <table:table-cell table:number-columns-repeated="2"/>
          <table:table-cell office:value-type="string">
            <text:p>granlus10.batoh_repeat_bb.dat</text:p>
          </table:table-cell>
          <table:table-cell table:style-name="ce1" office:value-type="float" office:value="0.00800108432769775">
            <text:p>0,008001084327697750</text:p>
          </table:table-cell>
          <table:table-cell table:number-columns-repeated="5"/>
          <table:table-cell office:value-type="string">
            <text:p>granlus10</text:p>
          </table:table-cell>
          <table:table-cell table:style-name="ce1" office:value-type="float" office:value="0.00800108432769775">
            <text:p>0,008001084327697750</text:p>
          </table:table-cell>
          <table:table-cell office:value-type="string">
            <text:p>batoh_repeat_bb</text:p>
          </table:table-cell>
          <table:table-cell table:number-columns-repeated="12"/>
          <table:table-cell office:value-type="string">
            <text:p>granmin1</text:p>
          </table:table-cell>
          <table:table-cell table:style-name="ce1" office:value-type="float" office:value="0.000023245840072632">
            <text:p>0,000023245840072632</text:p>
          </table:table-cell>
          <table:table-cell table:style-name="ce1" office:value-type="float" office:value="0.00787159252166748">
            <text:p>0,00787159252166748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0261900806427">
            <text:p>0,000026190080642700</text:p>
          </table:table-cell>
          <table:table-cell office:value-type="string">
            <text:p>vaha1</text:p>
          </table:table-cell>
          <table:table-cell table:style-name="ce1" office:value-type="float" office:value="0.0000261900806427">
            <text:p>0,000026190080642700</text:p>
          </table:table-cell>
          <table:table-cell/>
          <table:table-cell office:value-type="string">
            <text:p>granlus6.batoh_dyn.dat</text:p>
          </table:table-cell>
          <table:table-cell table:style-name="ce1" office:value-type="float" office:value="0.000038198041915894">
            <text:p>0,000038198041915894</text:p>
          </table:table-cell>
          <table:table-cell table:number-columns-repeated="2"/>
          <table:table-cell office:value-type="string">
            <text:p>granmin1.batoh_dyn.dat</text:p>
          </table:table-cell>
          <table:table-cell table:style-name="ce1" office:value-type="float" office:value="0.000023245840072632">
            <text:p>0,000023245840072632</text:p>
          </table:table-cell>
          <table:table-cell table:number-columns-repeated="5"/>
          <table:table-cell office:value-type="string">
            <text:p>granmin1</text:p>
          </table:table-cell>
          <table:table-cell table:style-name="ce1" office:value-type="float" office:value="0.000023245840072632">
            <text:p>0,000023245840072632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2</text:p>
          </table:table-cell>
          <table:table-cell table:style-name="ce1" office:value-type="float" office:value="0.000022001371383667">
            <text:p>0,000022001371383667</text:p>
          </table:table-cell>
          <table:table-cell table:style-name="ce1" office:value-type="float" office:value="0.00751166343688965">
            <text:p>0,00751166343688965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0213997173309326">
            <text:p>0,000213997173309326</text:p>
          </table:table-cell>
          <table:table-cell office:value-type="string">
            <text:p>vaha2</text:p>
          </table:table-cell>
          <table:table-cell table:style-name="ce1" office:value-type="float" office:value="0.000213997173309326">
            <text:p>0,000213997173309326</text:p>
          </table:table-cell>
          <table:table-cell/>
          <table:table-cell office:value-type="string">
            <text:p>granlus6.batoh_repeat_bb.dat</text:p>
          </table:table-cell>
          <table:table-cell table:style-name="ce1" office:value-type="float" office:value="0.00779840660095215">
            <text:p>0,007798406600952150</text:p>
          </table:table-cell>
          <table:table-cell table:number-columns-repeated="2"/>
          <table:table-cell office:value-type="string">
            <text:p>granmin1.batoh_repeat_bb.dat</text:p>
          </table:table-cell>
          <table:table-cell table:style-name="ce1" office:value-type="float" office:value="0.00787159252166748">
            <text:p>0,007871592521667480</text:p>
          </table:table-cell>
          <table:table-cell table:number-columns-repeated="5"/>
          <table:table-cell office:value-type="string">
            <text:p>granmin2</text:p>
          </table:table-cell>
          <table:table-cell table:style-name="ce1" office:value-type="float" office:value="0.000022001371383667">
            <text:p>0,000022001371383667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3</text:p>
          </table:table-cell>
          <table:table-cell table:style-name="ce1" office:value-type="float" office:value="0.000020401926040649">
            <text:p>0,000020401926040649</text:p>
          </table:table-cell>
          <table:table-cell table:style-name="ce1" office:value-type="float" office:value="0.00732285213470459">
            <text:p>0,00732285213470459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028231201171875">
            <text:p>0,002823120117187500</text:p>
          </table:table-cell>
          <table:table-cell office:value-type="string">
            <text:p>vaha3</text:p>
          </table:table-cell>
          <table:table-cell table:style-name="ce1" office:value-type="float" office:value="0.0028231201171875">
            <text:p>0,002823120117187500</text:p>
          </table:table-cell>
          <table:table-cell/>
          <table:table-cell office:value-type="string">
            <text:p>granlus6.paa_batoh_heur.dat</text:p>
          </table:table-cell>
          <table:table-cell table:style-name="ce1" office:value-type="float" office:value="0.000000790229797363">
            <text:p>0,000000790229797363</text:p>
          </table:table-cell>
          <table:table-cell table:number-columns-repeated="2"/>
          <table:table-cell office:value-type="string">
            <text:p>granmin2.batoh_dyn.dat</text:p>
          </table:table-cell>
          <table:table-cell table:style-name="ce1" office:value-type="float" office:value="0.000022001371383667">
            <text:p>0,000022001371383667</text:p>
          </table:table-cell>
          <table:table-cell table:number-columns-repeated="5"/>
          <table:table-cell office:value-type="string">
            <text:p>granmin3</text:p>
          </table:table-cell>
          <table:table-cell table:style-name="ce1" office:value-type="float" office:value="0.000020401926040649">
            <text:p>0,000020401926040649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4</text:p>
          </table:table-cell>
          <table:table-cell table:style-name="ce1" office:value-type="float" office:value="0.000017760362625122">
            <text:p>0,000017760362625122</text:p>
          </table:table-cell>
          <table:table-cell table:style-name="ce1" office:value-type="float" office:value="0.00746023654937744">
            <text:p>0,00746023654937744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0368413162231445">
            <text:p>0,036841316223144500</text:p>
          </table:table-cell>
          <table:table-cell office:value-type="string">
            <text:p>vaha4</text:p>
          </table:table-cell>
          <table:table-cell table:style-name="ce1" office:value-type="float" office:value="0.0368413162231445">
            <text:p>0,036841316223144500</text:p>
          </table:table-cell>
          <table:table-cell/>
          <table:table-cell office:value-type="string">
            <text:p>granlus7.batoh_dyn.dat</text:p>
          </table:table-cell>
          <table:table-cell table:style-name="ce1" office:value-type="float" office:value="0.000039427652359009">
            <text:p>0,000039427652359009</text:p>
          </table:table-cell>
          <table:table-cell table:number-columns-repeated="2"/>
          <table:table-cell office:value-type="string">
            <text:p>granmin2.batoh_repeat_bb.dat</text:p>
          </table:table-cell>
          <table:table-cell table:style-name="ce1" office:value-type="float" office:value="0.00751166343688965">
            <text:p>0,007511663436889650</text:p>
          </table:table-cell>
          <table:table-cell table:number-columns-repeated="5"/>
          <table:table-cell office:value-type="string">
            <text:p>granmin4</text:p>
          </table:table-cell>
          <table:table-cell table:style-name="ce1" office:value-type="float" office:value="0.000017760362625122">
            <text:p>0,000017760362625122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5</text:p>
          </table:table-cell>
          <table:table-cell table:style-name="ce1" office:value-type="float" office:value="0.00001525218963623">
            <text:p>0,000015252189636230</text:p>
          </table:table-cell>
          <table:table-cell table:style-name="ce1" office:value-type="float" office:value="0.0073720645904541">
            <text:p>0,007372064590454100</text:p>
          </table:table-cell>
        </table:table-row>
        <table:table-row table:style-name="ro1">
          <table:table-cell table:number-columns-repeated="3"/>
          <table:table-cell office:value-type="string">
            <text:p>batoh_dyn</text:p>
          </table:table-cell>
          <table:table-cell table:style-name="ce1" office:value-type="float" office:value="0.364396371841431">
            <text:p>0,364396371841431000</text:p>
          </table:table-cell>
          <table:table-cell office:value-type="string">
            <text:p>vaha5</text:p>
          </table:table-cell>
          <table:table-cell table:style-name="ce1" office:value-type="float" office:value="0.364396371841431">
            <text:p>0,364396371841431000</text:p>
          </table:table-cell>
          <table:table-cell/>
          <table:table-cell office:value-type="string">
            <text:p>granlus7.batoh_repeat_bb.dat</text:p>
          </table:table-cell>
          <table:table-cell table:style-name="ce1" office:value-type="float" office:value="0.00801617622375488">
            <text:p>0,008016176223754880</text:p>
          </table:table-cell>
          <table:table-cell table:number-columns-repeated="2"/>
          <table:table-cell office:value-type="string">
            <text:p>granmin3.batoh_dyn.dat</text:p>
          </table:table-cell>
          <table:table-cell table:style-name="ce1" office:value-type="float" office:value="0.000020401926040649">
            <text:p>0,000020401926040649</text:p>
          </table:table-cell>
          <table:table-cell table:number-columns-repeated="5"/>
          <table:table-cell office:value-type="string">
            <text:p>granmin5</text:p>
          </table:table-cell>
          <table:table-cell table:style-name="ce1" office:value-type="float" office:value="0.00001525218963623">
            <text:p>0,000015252189636230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6</text:p>
          </table:table-cell>
          <table:table-cell table:style-name="ce1" office:value-type="float" office:value="0.000014656963348389">
            <text:p>0,000014656963348389</text:p>
          </table:table-cell>
          <table:table-cell table:style-name="ce1" office:value-type="float" office:value="0.0079977970123291">
            <text:p>0,00799779701232910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97463607788086">
            <text:p>0,007974636077880860</text:p>
          </table:table-cell>
          <table:table-cell office:value-type="string">
            <text:p>cena1</text:p>
          </table:table-cell>
          <table:table-cell table:style-name="ce1" office:value-type="float" office:value="0.00797463607788086">
            <text:p>0,007974636077880860</text:p>
          </table:table-cell>
          <table:table-cell/>
          <table:table-cell office:value-type="string">
            <text:p>granlus7.paa_batoh_heur.dat</text:p>
          </table:table-cell>
          <table:table-cell table:style-name="ce1" office:value-type="float" office:value="0.000000797041893005">
            <text:p>0,000000797041893005</text:p>
          </table:table-cell>
          <table:table-cell table:number-columns-repeated="2"/>
          <table:table-cell office:value-type="string">
            <text:p>granmin3.batoh_repeat_bb.dat</text:p>
          </table:table-cell>
          <table:table-cell table:style-name="ce1" office:value-type="float" office:value="0.00732285213470459">
            <text:p>0,007322852134704590</text:p>
          </table:table-cell>
          <table:table-cell table:number-columns-repeated="5"/>
          <table:table-cell office:value-type="string">
            <text:p>granmin6</text:p>
          </table:table-cell>
          <table:table-cell table:style-name="ce1" office:value-type="float" office:value="0.000014656963348389">
            <text:p>0,000014656963348389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7</text:p>
          </table:table-cell>
          <table:table-cell table:style-name="ce1" office:value-type="float" office:value="0.000013293809890747">
            <text:p>0,000013293809890747</text:p>
          </table:table-cell>
          <table:table-cell table:style-name="ce1" office:value-type="float" office:value="0.00723847389221191">
            <text:p>0,00723847389221191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64169406890869">
            <text:p>0,007641694068908690</text:p>
          </table:table-cell>
          <table:table-cell office:value-type="string">
            <text:p>cena2</text:p>
          </table:table-cell>
          <table:table-cell table:style-name="ce1" office:value-type="float" office:value="0.00764169406890869">
            <text:p>0,007641694068908690</text:p>
          </table:table-cell>
          <table:table-cell/>
          <table:table-cell office:value-type="string">
            <text:p>granlus8.batoh_dyn.dat</text:p>
          </table:table-cell>
          <table:table-cell table:style-name="ce1" office:value-type="float" office:value="0.000039574518203735">
            <text:p>0,000039574518203735</text:p>
          </table:table-cell>
          <table:table-cell table:number-columns-repeated="2"/>
          <table:table-cell office:value-type="string">
            <text:p>granmin4.batoh_dyn.dat</text:p>
          </table:table-cell>
          <table:table-cell table:style-name="ce1" office:value-type="float" office:value="0.000017760362625122">
            <text:p>0,000017760362625122</text:p>
          </table:table-cell>
          <table:table-cell table:number-columns-repeated="5"/>
          <table:table-cell office:value-type="string">
            <text:p>granmin7</text:p>
          </table:table-cell>
          <table:table-cell table:style-name="ce1" office:value-type="float" office:value="0.000013293809890747">
            <text:p>0,000013293809890747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8</text:p>
          </table:table-cell>
          <table:table-cell table:style-name="ce1" office:value-type="float" office:value="0.000012390766143799">
            <text:p>0,000012390766143799</text:p>
          </table:table-cell>
          <table:table-cell table:style-name="ce1" office:value-type="float" office:value="0.00737432861328125">
            <text:p>0,00737432861328125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9692268371582">
            <text:p>0,007969226837158200</text:p>
          </table:table-cell>
          <table:table-cell office:value-type="string">
            <text:p>cena3</text:p>
          </table:table-cell>
          <table:table-cell table:style-name="ce1" office:value-type="float" office:value="0.0079692268371582">
            <text:p>0,007969226837158200</text:p>
          </table:table-cell>
          <table:table-cell/>
          <table:table-cell office:value-type="string">
            <text:p>granlus8.batoh_repeat_bb.dat</text:p>
          </table:table-cell>
          <table:table-cell table:style-name="ce1" office:value-type="float" office:value="0.00879566860198974">
            <text:p>0,008795668601989740</text:p>
          </table:table-cell>
          <table:table-cell table:number-columns-repeated="2"/>
          <table:table-cell office:value-type="string">
            <text:p>granmin4.batoh_repeat_bb.dat</text:p>
          </table:table-cell>
          <table:table-cell table:style-name="ce1" office:value-type="float" office:value="0.00746023654937744">
            <text:p>0,007460236549377440</text:p>
          </table:table-cell>
          <table:table-cell table:number-columns-repeated="5"/>
          <table:table-cell office:value-type="string">
            <text:p>granmin8</text:p>
          </table:table-cell>
          <table:table-cell table:style-name="ce1" office:value-type="float" office:value="0.000012390766143799">
            <text:p>0,000012390766143799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9</text:p>
          </table:table-cell>
          <table:table-cell table:style-name="ce1" office:value-type="float" office:value="0.000011859884262085">
            <text:p>0,000011859884262085</text:p>
          </table:table-cell>
          <table:table-cell table:style-name="ce1" office:value-type="float" office:value="0.00767181396484375">
            <text:p>0,00767181396484375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85751914978027">
            <text:p>0,007857519149780270</text:p>
          </table:table-cell>
          <table:table-cell office:value-type="string">
            <text:p>cena4</text:p>
          </table:table-cell>
          <table:table-cell table:style-name="ce1" office:value-type="float" office:value="0.00785751914978027">
            <text:p>0,007857519149780270</text:p>
          </table:table-cell>
          <table:table-cell/>
          <table:table-cell office:value-type="string">
            <text:p>granlus8.paa_batoh_heur.dat</text:p>
          </table:table-cell>
          <table:table-cell table:style-name="ce1" office:value-type="float" office:value="0.00000078959941864">
            <text:p>0,000000789599418640</text:p>
          </table:table-cell>
          <table:table-cell table:number-columns-repeated="2"/>
          <table:table-cell office:value-type="string">
            <text:p>granmin5.batoh_dyn.dat</text:p>
          </table:table-cell>
          <table:table-cell table:style-name="ce1" office:value-type="float" office:value="0.00001525218963623">
            <text:p>0,000015252189636230</text:p>
          </table:table-cell>
          <table:table-cell table:number-columns-repeated="5"/>
          <table:table-cell office:value-type="string">
            <text:p>granmin9</text:p>
          </table:table-cell>
          <table:table-cell table:style-name="ce1" office:value-type="float" office:value="0.000011859884262085">
            <text:p>0,000011859884262085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granmin10</text:p>
          </table:table-cell>
          <table:table-cell table:style-name="ce1" office:value-type="float" office:value="0.000010653085708618">
            <text:p>0,000010653085708618</text:p>
          </table:table-cell>
          <table:table-cell table:style-name="ce1" office:value-type="float" office:value="0.00751450729370117">
            <text:p>0,00751450729370117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77486324310303">
            <text:p>0,007774863243103030</text:p>
          </table:table-cell>
          <table:table-cell office:value-type="string">
            <text:p>cena5</text:p>
          </table:table-cell>
          <table:table-cell table:style-name="ce1" office:value-type="float" office:value="0.00777486324310303">
            <text:p>0,007774863243103030</text:p>
          </table:table-cell>
          <table:table-cell/>
          <table:table-cell office:value-type="string">
            <text:p>granlus9.batoh_dyn.dat</text:p>
          </table:table-cell>
          <table:table-cell table:style-name="ce1" office:value-type="float" office:value="0.000040763216018677">
            <text:p>0,000040763216018677</text:p>
          </table:table-cell>
          <table:table-cell table:number-columns-repeated="2"/>
          <table:table-cell office:value-type="string">
            <text:p>granmin5.batoh_repeat_bb.dat</text:p>
          </table:table-cell>
          <table:table-cell table:style-name="ce1" office:value-type="float" office:value="0.0073720645904541">
            <text:p>0,007372064590454100</text:p>
          </table:table-cell>
          <table:table-cell table:number-columns-repeated="5"/>
          <table:table-cell office:value-type="string">
            <text:p>granmin10</text:p>
          </table:table-cell>
          <table:table-cell table:style-name="ce1" office:value-type="float" office:value="0.000010653085708618">
            <text:p>0,000010653085708618</text:p>
          </table:table-cell>
          <table:table-cell office:value-type="string">
            <text:p>batoh_dyn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82233047485352">
            <text:p>0,007822330474853520</text:p>
          </table:table-cell>
          <table:table-cell office:value-type="string">
            <text:p>granlus1</text:p>
          </table:table-cell>
          <table:table-cell table:style-name="ce1" office:value-type="float" office:value="0.00782233047485352">
            <text:p>0,007822330474853520</text:p>
          </table:table-cell>
          <table:table-cell/>
          <table:table-cell office:value-type="string">
            <text:p>granlus9.batoh_repeat_bb.dat</text:p>
          </table:table-cell>
          <table:table-cell table:style-name="ce1" office:value-type="float" office:value="0.00801735210418701">
            <text:p>0,008017352104187010</text:p>
          </table:table-cell>
          <table:table-cell table:number-columns-repeated="2"/>
          <table:table-cell office:value-type="string">
            <text:p>granmin6.batoh_dyn.dat</text:p>
          </table:table-cell>
          <table:table-cell table:style-name="ce1" office:value-type="float" office:value="0.000014656963348389">
            <text:p>0,000014656963348389</text:p>
          </table:table-cell>
          <table:table-cell table:number-columns-repeated="5"/>
          <table:table-cell office:value-type="string">
            <text:p>granmin1</text:p>
          </table:table-cell>
          <table:table-cell table:style-name="ce1" office:value-type="float" office:value="0.00787159252166748">
            <text:p>0,00787159252166748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06934642791748">
            <text:p>0,008069346427917480</text:p>
          </table:table-cell>
          <table:table-cell office:value-type="string">
            <text:p>granlus2</text:p>
          </table:table-cell>
          <table:table-cell table:style-name="ce1" office:value-type="float" office:value="0.00806934642791748">
            <text:p>0,008069346427917480</text:p>
          </table:table-cell>
          <table:table-cell/>
          <table:table-cell office:value-type="string">
            <text:p>granlus9.paa_batoh_heur.dat</text:p>
          </table:table-cell>
          <table:table-cell table:style-name="ce1" office:value-type="float" office:value="0.00000080013179779">
            <text:p>0,000000800131797790</text:p>
          </table:table-cell>
          <table:table-cell table:number-columns-repeated="2"/>
          <table:table-cell office:value-type="string">
            <text:p>granmin6.batoh_repeat_bb.dat</text:p>
          </table:table-cell>
          <table:table-cell table:style-name="ce1" office:value-type="float" office:value="0.0079977970123291">
            <text:p>0,007997797012329100</text:p>
          </table:table-cell>
          <table:table-cell table:number-columns-repeated="5"/>
          <table:table-cell office:value-type="string">
            <text:p>granmin2</text:p>
          </table:table-cell>
          <table:table-cell table:style-name="ce1" office:value-type="float" office:value="0.00751166343688965">
            <text:p>0,00751166343688965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30216407775879">
            <text:p>0,008302164077758790</text:p>
          </table:table-cell>
          <table:table-cell office:value-type="string">
            <text:p>granlus3</text:p>
          </table:table-cell>
          <table:table-cell table:style-name="ce1" office:value-type="float" office:value="0.00830216407775879">
            <text:p>0,008302164077758790</text:p>
          </table:table-cell>
          <table:table-cell/>
          <table:table-cell office:value-type="string">
            <text:p>granlus10.batoh_dyn.dat</text:p>
          </table:table-cell>
          <table:table-cell table:style-name="ce1" office:value-type="float" office:value="0.000040663194656372">
            <text:p>0,000040663194656372</text:p>
          </table:table-cell>
          <table:table-cell table:number-columns-repeated="2"/>
          <table:table-cell office:value-type="string">
            <text:p>granmin7.batoh_dyn.dat</text:p>
          </table:table-cell>
          <table:table-cell table:style-name="ce1" office:value-type="float" office:value="0.000013293809890747">
            <text:p>0,000013293809890747</text:p>
          </table:table-cell>
          <table:table-cell table:number-columns-repeated="5"/>
          <table:table-cell office:value-type="string">
            <text:p>granmin3</text:p>
          </table:table-cell>
          <table:table-cell table:style-name="ce1" office:value-type="float" office:value="0.00732285213470459">
            <text:p>0,00732285213470459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83575057983399">
            <text:p>0,007835750579833990</text:p>
          </table:table-cell>
          <table:table-cell office:value-type="string">
            <text:p>granlus4</text:p>
          </table:table-cell>
          <table:table-cell table:style-name="ce1" office:value-type="float" office:value="0.00783575057983399">
            <text:p>0,007835750579833990</text:p>
          </table:table-cell>
          <table:table-cell/>
          <table:table-cell office:value-type="string">
            <text:p>granlus10.batoh_repeat_bb.dat</text:p>
          </table:table-cell>
          <table:table-cell table:style-name="ce1" office:value-type="float" office:value="0.00800108432769775">
            <text:p>0,008001084327697750</text:p>
          </table:table-cell>
          <table:table-cell table:number-columns-repeated="2"/>
          <table:table-cell office:value-type="string">
            <text:p>granmin7.batoh_repeat_bb.dat</text:p>
          </table:table-cell>
          <table:table-cell table:style-name="ce1" office:value-type="float" office:value="0.00723847389221191">
            <text:p>0,007238473892211910</text:p>
          </table:table-cell>
          <table:table-cell table:number-columns-repeated="5"/>
          <table:table-cell office:value-type="string">
            <text:p>granmin4</text:p>
          </table:table-cell>
          <table:table-cell table:style-name="ce1" office:value-type="float" office:value="0.00746023654937744">
            <text:p>0,00746023654937744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94869613647461">
            <text:p>0,007948696136474610</text:p>
          </table:table-cell>
          <table:table-cell office:value-type="string">
            <text:p>granlus5</text:p>
          </table:table-cell>
          <table:table-cell table:style-name="ce1" office:value-type="float" office:value="0.00794869613647461">
            <text:p>0,007948696136474610</text:p>
          </table:table-cell>
          <table:table-cell/>
          <table:table-cell office:value-type="string">
            <text:p>granlus10.paa_batoh_heur.dat</text:p>
          </table:table-cell>
          <table:table-cell table:style-name="ce1" office:value-type="float" office:value="0.00000078017616272">
            <text:p>0,000000780176162720</text:p>
          </table:table-cell>
          <table:table-cell table:number-columns-repeated="2"/>
          <table:table-cell office:value-type="string">
            <text:p>granmin8.batoh_dyn.dat</text:p>
          </table:table-cell>
          <table:table-cell table:style-name="ce1" office:value-type="float" office:value="0.000012390766143799">
            <text:p>0,000012390766143799</text:p>
          </table:table-cell>
          <table:table-cell table:number-columns-repeated="5"/>
          <table:table-cell office:value-type="string">
            <text:p>granmin5</text:p>
          </table:table-cell>
          <table:table-cell table:style-name="ce1" office:value-type="float" office:value="0.0073720645904541">
            <text:p>0,00737206459045410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79840660095215">
            <text:p>0,007798406600952150</text:p>
          </table:table-cell>
          <table:table-cell office:value-type="string">
            <text:p>granlus6</text:p>
          </table:table-cell>
          <table:table-cell table:style-name="ce1" office:value-type="float" office:value="0.00779840660095215">
            <text:p>0,007798406600952150</text:p>
          </table:table-cell>
          <table:table-cell/>
          <table:table-cell office:value-type="string">
            <text:p>granmin1.batoh_dyn.dat</text:p>
          </table:table-cell>
          <table:table-cell table:style-name="ce1" office:value-type="float" office:value="0.000023245840072632">
            <text:p>0,000023245840072632</text:p>
          </table:table-cell>
          <table:table-cell table:number-columns-repeated="2"/>
          <table:table-cell office:value-type="string">
            <text:p>granmin8.batoh_repeat_bb.dat</text:p>
          </table:table-cell>
          <table:table-cell table:style-name="ce1" office:value-type="float" office:value="0.00737432861328125">
            <text:p>0,007374328613281250</text:p>
          </table:table-cell>
          <table:table-cell table:number-columns-repeated="5"/>
          <table:table-cell office:value-type="string">
            <text:p>granmin6</text:p>
          </table:table-cell>
          <table:table-cell table:style-name="ce1" office:value-type="float" office:value="0.0079977970123291">
            <text:p>0,00799779701232910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01617622375488">
            <text:p>0,008016176223754880</text:p>
          </table:table-cell>
          <table:table-cell office:value-type="string">
            <text:p>granlus7</text:p>
          </table:table-cell>
          <table:table-cell table:style-name="ce1" office:value-type="float" office:value="0.00801617622375488">
            <text:p>0,008016176223754880</text:p>
          </table:table-cell>
          <table:table-cell/>
          <table:table-cell office:value-type="string">
            <text:p>granmin1.batoh_repeat_bb.dat</text:p>
          </table:table-cell>
          <table:table-cell table:style-name="ce1" office:value-type="float" office:value="0.00787159252166748">
            <text:p>0,007871592521667480</text:p>
          </table:table-cell>
          <table:table-cell table:number-columns-repeated="2"/>
          <table:table-cell office:value-type="string">
            <text:p>granmin9.batoh_dyn.dat</text:p>
          </table:table-cell>
          <table:table-cell table:style-name="ce1" office:value-type="float" office:value="0.000011859884262085">
            <text:p>0,000011859884262085</text:p>
          </table:table-cell>
          <table:table-cell table:number-columns-repeated="5"/>
          <table:table-cell office:value-type="string">
            <text:p>granmin7</text:p>
          </table:table-cell>
          <table:table-cell table:style-name="ce1" office:value-type="float" office:value="0.00723847389221191">
            <text:p>0,00723847389221191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79566860198974">
            <text:p>0,008795668601989740</text:p>
          </table:table-cell>
          <table:table-cell office:value-type="string">
            <text:p>granlus8</text:p>
          </table:table-cell>
          <table:table-cell table:style-name="ce1" office:value-type="float" office:value="0.00879566860198974">
            <text:p>0,008795668601989740</text:p>
          </table:table-cell>
          <table:table-cell/>
          <table:table-cell office:value-type="string">
            <text:p>granmin1.paa_batoh_heur.dat</text:p>
          </table:table-cell>
          <table:table-cell table:style-name="ce1" office:value-type="float" office:value="0.000000790993690491">
            <text:p>0,000000790993690491</text:p>
          </table:table-cell>
          <table:table-cell table:number-columns-repeated="2"/>
          <table:table-cell office:value-type="string">
            <text:p>granmin9.batoh_repeat_bb.dat</text:p>
          </table:table-cell>
          <table:table-cell table:style-name="ce1" office:value-type="float" office:value="0.00767181396484375">
            <text:p>0,007671813964843750</text:p>
          </table:table-cell>
          <table:table-cell table:number-columns-repeated="5"/>
          <table:table-cell office:value-type="string">
            <text:p>granmin8</text:p>
          </table:table-cell>
          <table:table-cell table:style-name="ce1" office:value-type="float" office:value="0.00737432861328125">
            <text:p>0,00737432861328125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01735210418701">
            <text:p>0,008017352104187010</text:p>
          </table:table-cell>
          <table:table-cell office:value-type="string">
            <text:p>granlus9</text:p>
          </table:table-cell>
          <table:table-cell table:style-name="ce1" office:value-type="float" office:value="0.00801735210418701">
            <text:p>0,008017352104187010</text:p>
          </table:table-cell>
          <table:table-cell/>
          <table:table-cell office:value-type="string">
            <text:p>granmin2.batoh_dyn.dat</text:p>
          </table:table-cell>
          <table:table-cell table:style-name="ce1" office:value-type="float" office:value="0.000022001371383667">
            <text:p>0,000022001371383667</text:p>
          </table:table-cell>
          <table:table-cell table:number-columns-repeated="2"/>
          <table:table-cell office:value-type="string">
            <text:p>granmin10.batoh_dyn.dat</text:p>
          </table:table-cell>
          <table:table-cell table:style-name="ce1" office:value-type="float" office:value="0.000010653085708618">
            <text:p>0,000010653085708618</text:p>
          </table:table-cell>
          <table:table-cell table:number-columns-repeated="5"/>
          <table:table-cell office:value-type="string">
            <text:p>granmin9</text:p>
          </table:table-cell>
          <table:table-cell table:style-name="ce1" office:value-type="float" office:value="0.00767181396484375">
            <text:p>0,007671813964843750</text:p>
          </table:table-cell>
          <table:table-cell office:value-type="string">
            <text:p>batoh_repeat_bb</text:p>
          </table:table-cell>
          <table:table-cell table:number-columns-repeated="12"/>
          <table:table-cell/>
          <table:table-cell office:value-type="string">
            <text:p>batoh_dyn</text:p>
          </table:table-cell>
          <table:table-cell office:value-type="string">
            <text:p>batoh_repeat_bb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00108432769775">
            <text:p>0,008001084327697750</text:p>
          </table:table-cell>
          <table:table-cell office:value-type="string">
            <text:p>granlus10</text:p>
          </table:table-cell>
          <table:table-cell table:style-name="ce1" office:value-type="float" office:value="0.00800108432769775">
            <text:p>0,008001084327697750</text:p>
          </table:table-cell>
          <table:table-cell/>
          <table:table-cell office:value-type="string">
            <text:p>granmin2.batoh_repeat_bb.dat</text:p>
          </table:table-cell>
          <table:table-cell table:style-name="ce1" office:value-type="float" office:value="0.00751166343688965">
            <text:p>0,007511663436889650</text:p>
          </table:table-cell>
          <table:table-cell table:number-columns-repeated="2"/>
          <table:table-cell office:value-type="string">
            <text:p>granmin10.batoh_repeat_bb.dat</text:p>
          </table:table-cell>
          <table:table-cell table:style-name="ce1" office:value-type="float" office:value="0.00751450729370117">
            <text:p>0,007514507293701170</text:p>
          </table:table-cell>
          <table:table-cell table:number-columns-repeated="5"/>
          <table:table-cell office:value-type="string">
            <text:p>granmin10</text:p>
          </table:table-cell>
          <table:table-cell table:style-name="ce1" office:value-type="float" office:value="0.00751450729370117">
            <text:p>0,007514507293701170</text:p>
          </table:table-cell>
          <table:table-cell office:value-type="string">
            <text:p>batoh_repeat_bb</text:p>
          </table:table-cell>
          <table:table-cell table:number-columns-repeated="12"/>
          <table:table-cell office:value-type="string">
            <text:p>kap1</text:p>
          </table:table-cell>
          <table:table-cell table:style-name="ce1" office:value-type="float" office:value="0.000006959845542908">
            <text:p>0,000006959845542908</text:p>
          </table:table-cell>
          <table:table-cell table:style-name="ce1" office:value-type="float" office:value="0.000019688606262207">
            <text:p>0,000019688606262207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87159252166748">
            <text:p>0,007871592521667480</text:p>
          </table:table-cell>
          <table:table-cell office:value-type="string">
            <text:p>granmin1</text:p>
          </table:table-cell>
          <table:table-cell table:style-name="ce1" office:value-type="float" office:value="0.00787159252166748">
            <text:p>0,007871592521667480</text:p>
          </table:table-cell>
          <table:table-cell/>
          <table:table-cell office:value-type="string">
            <text:p>granmin2.paa_batoh_heur.dat</text:p>
          </table:table-cell>
          <table:table-cell table:style-name="ce1" office:value-type="float" office:value="0.000000784831047058">
            <text:p>0,000000784831047058</text:p>
          </table:table-cell>
          <table:table-cell table:number-columns-repeated="2"/>
          <table:table-cell office:value-type="string">
            <text:p>kap1.batoh_dyn.dat</text:p>
          </table:table-cell>
          <table:table-cell table:style-name="ce1" office:value-type="float" office:value="0.000006959845542908">
            <text:p>0,000006959845542908</text:p>
          </table:table-cell>
          <table:table-cell table:number-columns-repeated="5"/>
          <table:table-cell office:value-type="string">
            <text:p>kap1</text:p>
          </table:table-cell>
          <table:table-cell table:style-name="ce1" office:value-type="float" office:value="0.000006959845542908">
            <text:p>0,000006959845542908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kap2</text:p>
          </table:table-cell>
          <table:table-cell table:style-name="ce1" office:value-type="float" office:value="0.000017233810424805">
            <text:p>0,000017233810424805</text:p>
          </table:table-cell>
          <table:table-cell table:style-name="ce1" office:value-type="float" office:value="0.00143134117126465">
            <text:p>0,00143134117126465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51166343688965">
            <text:p>0,007511663436889650</text:p>
          </table:table-cell>
          <table:table-cell office:value-type="string">
            <text:p>granmin2</text:p>
          </table:table-cell>
          <table:table-cell table:style-name="ce1" office:value-type="float" office:value="0.00751166343688965">
            <text:p>0,007511663436889650</text:p>
          </table:table-cell>
          <table:table-cell/>
          <table:table-cell office:value-type="string">
            <text:p>granmin3.batoh_dyn.dat</text:p>
          </table:table-cell>
          <table:table-cell table:style-name="ce1" office:value-type="float" office:value="0.000020401926040649">
            <text:p>0,000020401926040649</text:p>
          </table:table-cell>
          <table:table-cell table:number-columns-repeated="2"/>
          <table:table-cell office:value-type="string">
            <text:p>kap1.batoh_repeat_bb.dat</text:p>
          </table:table-cell>
          <table:table-cell table:style-name="ce1" office:value-type="float" office:value="0.000019688606262207">
            <text:p>0,000019688606262207</text:p>
          </table:table-cell>
          <table:table-cell table:number-columns-repeated="5"/>
          <table:table-cell office:value-type="string">
            <text:p>kap2</text:p>
          </table:table-cell>
          <table:table-cell table:style-name="ce1" office:value-type="float" office:value="0.000017233810424805">
            <text:p>0,000017233810424805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kap3</text:p>
          </table:table-cell>
          <table:table-cell table:style-name="ce1" office:value-type="float" office:value="0.000026080236434937">
            <text:p>0,000026080236434937</text:p>
          </table:table-cell>
          <table:table-cell table:style-name="ce1" office:value-type="float" office:value="0.00766962623596191">
            <text:p>0,00766962623596191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32285213470459">
            <text:p>0,007322852134704590</text:p>
          </table:table-cell>
          <table:table-cell office:value-type="string">
            <text:p>granmin3</text:p>
          </table:table-cell>
          <table:table-cell table:style-name="ce1" office:value-type="float" office:value="0.00732285213470459">
            <text:p>0,007322852134704590</text:p>
          </table:table-cell>
          <table:table-cell/>
          <table:table-cell office:value-type="string">
            <text:p>granmin3.batoh_repeat_bb.dat</text:p>
          </table:table-cell>
          <table:table-cell table:style-name="ce1" office:value-type="float" office:value="0.00732285213470459">
            <text:p>0,007322852134704590</text:p>
          </table:table-cell>
          <table:table-cell table:number-columns-repeated="2"/>
          <table:table-cell office:value-type="string">
            <text:p>kap2.batoh_dyn.dat</text:p>
          </table:table-cell>
          <table:table-cell table:style-name="ce1" office:value-type="float" office:value="0.000017233810424805">
            <text:p>0,000017233810424805</text:p>
          </table:table-cell>
          <table:table-cell table:number-columns-repeated="5"/>
          <table:table-cell office:value-type="string">
            <text:p>kap3</text:p>
          </table:table-cell>
          <table:table-cell table:style-name="ce1" office:value-type="float" office:value="0.000026080236434937">
            <text:p>0,000026080236434937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kap4</text:p>
          </table:table-cell>
          <table:table-cell table:style-name="ce1" office:value-type="float" office:value="0.00003463357925415">
            <text:p>0,000034633579254150</text:p>
          </table:table-cell>
          <table:table-cell table:style-name="ce1" office:value-type="float" office:value="0.00945806884765625">
            <text:p>0,00945806884765625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46023654937744">
            <text:p>0,007460236549377440</text:p>
          </table:table-cell>
          <table:table-cell office:value-type="string">
            <text:p>granmin4</text:p>
          </table:table-cell>
          <table:table-cell table:style-name="ce1" office:value-type="float" office:value="0.00746023654937744">
            <text:p>0,007460236549377440</text:p>
          </table:table-cell>
          <table:table-cell/>
          <table:table-cell office:value-type="string">
            <text:p>granmin3.paa_batoh_heur.dat</text:p>
          </table:table-cell>
          <table:table-cell table:style-name="ce1" office:value-type="float" office:value="0.000000783871650696">
            <text:p>0,000000783871650696</text:p>
          </table:table-cell>
          <table:table-cell table:number-columns-repeated="2"/>
          <table:table-cell office:value-type="string">
            <text:p>kap2.batoh_repeat_bb.dat</text:p>
          </table:table-cell>
          <table:table-cell table:style-name="ce1" office:value-type="float" office:value="0.00143134117126465">
            <text:p>0,001431341171264650</text:p>
          </table:table-cell>
          <table:table-cell table:number-columns-repeated="5"/>
          <table:table-cell office:value-type="string">
            <text:p>kap4</text:p>
          </table:table-cell>
          <table:table-cell table:style-name="ce1" office:value-type="float" office:value="0.00003463357925415">
            <text:p>0,000034633579254150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kap5</text:p>
          </table:table-cell>
          <table:table-cell table:style-name="ce1" office:value-type="float" office:value="0.000042500762939453">
            <text:p>0,000042500762939453</text:p>
          </table:table-cell>
          <table:table-cell table:style-name="ce1" office:value-type="float" office:value="0.00816141986846924">
            <text:p>0,00816141986846924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3720645904541">
            <text:p>0,007372064590454100</text:p>
          </table:table-cell>
          <table:table-cell office:value-type="string">
            <text:p>granmin5</text:p>
          </table:table-cell>
          <table:table-cell table:style-name="ce1" office:value-type="float" office:value="0.0073720645904541">
            <text:p>0,007372064590454100</text:p>
          </table:table-cell>
          <table:table-cell/>
          <table:table-cell office:value-type="string">
            <text:p>granmin4.batoh_dyn.dat</text:p>
          </table:table-cell>
          <table:table-cell table:style-name="ce1" office:value-type="float" office:value="0.000017760362625122">
            <text:p>0,000017760362625122</text:p>
          </table:table-cell>
          <table:table-cell table:number-columns-repeated="2"/>
          <table:table-cell office:value-type="string">
            <text:p>kap3.batoh_dyn.dat</text:p>
          </table:table-cell>
          <table:table-cell table:style-name="ce1" office:value-type="float" office:value="0.000026080236434937">
            <text:p>0,000026080236434937</text:p>
          </table:table-cell>
          <table:table-cell table:number-columns-repeated="5"/>
          <table:table-cell office:value-type="string">
            <text:p>kap5</text:p>
          </table:table-cell>
          <table:table-cell table:style-name="ce1" office:value-type="float" office:value="0.000042500762939453">
            <text:p>0,000042500762939453</text:p>
          </table:table-cell>
          <table:table-cell office:value-type="string">
            <text:p>batoh_dyn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9977970123291">
            <text:p>0,007997797012329100</text:p>
          </table:table-cell>
          <table:table-cell office:value-type="string">
            <text:p>granmin6</text:p>
          </table:table-cell>
          <table:table-cell table:style-name="ce1" office:value-type="float" office:value="0.0079977970123291">
            <text:p>0,007997797012329100</text:p>
          </table:table-cell>
          <table:table-cell/>
          <table:table-cell office:value-type="string">
            <text:p>granmin4.batoh_repeat_bb.dat</text:p>
          </table:table-cell>
          <table:table-cell table:style-name="ce1" office:value-type="float" office:value="0.00746023654937744">
            <text:p>0,007460236549377440</text:p>
          </table:table-cell>
          <table:table-cell table:number-columns-repeated="2"/>
          <table:table-cell office:value-type="string">
            <text:p>kap3.batoh_repeat_bb.dat</text:p>
          </table:table-cell>
          <table:table-cell table:style-name="ce1" office:value-type="float" office:value="0.00766962623596191">
            <text:p>0,007669626235961910</text:p>
          </table:table-cell>
          <table:table-cell table:number-columns-repeated="5"/>
          <table:table-cell office:value-type="string">
            <text:p>kap1</text:p>
          </table:table-cell>
          <table:table-cell table:style-name="ce1" office:value-type="float" office:value="0.000019688606262207">
            <text:p>0,000019688606262207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23847389221191">
            <text:p>0,007238473892211910</text:p>
          </table:table-cell>
          <table:table-cell office:value-type="string">
            <text:p>granmin7</text:p>
          </table:table-cell>
          <table:table-cell table:style-name="ce1" office:value-type="float" office:value="0.00723847389221191">
            <text:p>0,007238473892211910</text:p>
          </table:table-cell>
          <table:table-cell/>
          <table:table-cell office:value-type="string">
            <text:p>granmin4.paa_batoh_heur.dat</text:p>
          </table:table-cell>
          <table:table-cell table:style-name="ce1" office:value-type="float" office:value="0.000000781847000122">
            <text:p>0,000000781847000122</text:p>
          </table:table-cell>
          <table:table-cell table:number-columns-repeated="2"/>
          <table:table-cell office:value-type="string">
            <text:p>kap4.batoh_dyn.dat</text:p>
          </table:table-cell>
          <table:table-cell table:style-name="ce1" office:value-type="float" office:value="0.00003463357925415">
            <text:p>0,000034633579254150</text:p>
          </table:table-cell>
          <table:table-cell table:number-columns-repeated="5"/>
          <table:table-cell office:value-type="string">
            <text:p>kap2</text:p>
          </table:table-cell>
          <table:table-cell table:style-name="ce1" office:value-type="float" office:value="0.00143134117126465">
            <text:p>0,00143134117126465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37432861328125">
            <text:p>0,007374328613281250</text:p>
          </table:table-cell>
          <table:table-cell office:value-type="string">
            <text:p>granmin8</text:p>
          </table:table-cell>
          <table:table-cell table:style-name="ce1" office:value-type="float" office:value="0.00737432861328125">
            <text:p>0,007374328613281250</text:p>
          </table:table-cell>
          <table:table-cell/>
          <table:table-cell office:value-type="string">
            <text:p>granmin5.batoh_dyn.dat</text:p>
          </table:table-cell>
          <table:table-cell table:style-name="ce1" office:value-type="float" office:value="0.00001525218963623">
            <text:p>0,000015252189636230</text:p>
          </table:table-cell>
          <table:table-cell table:number-columns-repeated="2"/>
          <table:table-cell office:value-type="string">
            <text:p>kap4.batoh_repeat_bb.dat</text:p>
          </table:table-cell>
          <table:table-cell table:style-name="ce1" office:value-type="float" office:value="0.00945806884765625">
            <text:p>0,009458068847656250</text:p>
          </table:table-cell>
          <table:table-cell table:number-columns-repeated="5"/>
          <table:table-cell office:value-type="string">
            <text:p>kap3</text:p>
          </table:table-cell>
          <table:table-cell table:style-name="ce1" office:value-type="float" office:value="0.00766962623596191">
            <text:p>0,00766962623596191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67181396484375">
            <text:p>0,007671813964843750</text:p>
          </table:table-cell>
          <table:table-cell office:value-type="string">
            <text:p>granmin9</text:p>
          </table:table-cell>
          <table:table-cell table:style-name="ce1" office:value-type="float" office:value="0.00767181396484375">
            <text:p>0,007671813964843750</text:p>
          </table:table-cell>
          <table:table-cell/>
          <table:table-cell office:value-type="string">
            <text:p>granmin5.batoh_repeat_bb.dat</text:p>
          </table:table-cell>
          <table:table-cell table:style-name="ce1" office:value-type="float" office:value="0.0073720645904541">
            <text:p>0,007372064590454100</text:p>
          </table:table-cell>
          <table:table-cell table:number-columns-repeated="2"/>
          <table:table-cell office:value-type="string">
            <text:p>kap5.batoh_dyn.dat</text:p>
          </table:table-cell>
          <table:table-cell table:style-name="ce1" office:value-type="float" office:value="0.000042500762939453">
            <text:p>0,000042500762939453</text:p>
          </table:table-cell>
          <table:table-cell table:number-columns-repeated="5"/>
          <table:table-cell office:value-type="string">
            <text:p>kap4</text:p>
          </table:table-cell>
          <table:table-cell table:style-name="ce1" office:value-type="float" office:value="0.00945806884765625">
            <text:p>0,009458068847656250</text:p>
          </table:table-cell>
          <table:table-cell office:value-type="string">
            <text:p>batoh_repeat_bb</text:p>
          </table:table-cell>
          <table:table-cell table:number-columns-repeated="12"/>
          <table:table-cell/>
          <table:table-cell office:value-type="string">
            <text:p>batoh_dyn</text:p>
          </table:table-cell>
          <table:table-cell office:value-type="string">
            <text:p>batoh_repeat_bb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51450729370117">
            <text:p>0,007514507293701170</text:p>
          </table:table-cell>
          <table:table-cell office:value-type="string">
            <text:p>granmin10</text:p>
          </table:table-cell>
          <table:table-cell table:style-name="ce1" office:value-type="float" office:value="0.00751450729370117">
            <text:p>0,007514507293701170</text:p>
          </table:table-cell>
          <table:table-cell/>
          <table:table-cell office:value-type="string">
            <text:p>granmin5.paa_batoh_heur.dat</text:p>
          </table:table-cell>
          <table:table-cell table:style-name="ce1" office:value-type="float" office:value="0.000000786771774292">
            <text:p>0,000000786771774292</text:p>
          </table:table-cell>
          <table:table-cell table:number-columns-repeated="2"/>
          <table:table-cell office:value-type="string">
            <text:p>kap5.batoh_repeat_bb.dat</text:p>
          </table:table-cell>
          <table:table-cell table:style-name="ce1" office:value-type="float" office:value="0.00816141986846924">
            <text:p>0,008161419868469240</text:p>
          </table:table-cell>
          <table:table-cell table:number-columns-repeated="5"/>
          <table:table-cell office:value-type="string">
            <text:p>kap5</text:p>
          </table:table-cell>
          <table:table-cell table:style-name="ce1" office:value-type="float" office:value="0.00816141986846924">
            <text:p>0,008161419868469240</text:p>
          </table:table-cell>
          <table:table-cell office:value-type="string">
            <text:p>batoh_repeat_bb</text:p>
          </table:table-cell>
          <table:table-cell table:number-columns-repeated="12"/>
          <table:table-cell office:value-type="string">
            <text:p>vaha1</text:p>
          </table:table-cell>
          <table:table-cell table:style-name="ce1" office:value-type="float" office:value="0.0000261900806427">
            <text:p>0,000026190080642700</text:p>
          </table:table-cell>
          <table:table-cell table:style-name="ce1" office:value-type="float" office:value="0.00761911296844482">
            <text:p>0,00761911296844482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0019688606262207">
            <text:p>0,000019688606262207</text:p>
          </table:table-cell>
          <table:table-cell office:value-type="string">
            <text:p>kap1</text:p>
          </table:table-cell>
          <table:table-cell table:style-name="ce1" office:value-type="float" office:value="0.000019688606262207">
            <text:p>0,000019688606262207</text:p>
          </table:table-cell>
          <table:table-cell/>
          <table:table-cell office:value-type="string">
            <text:p>granmin6.batoh_dyn.dat</text:p>
          </table:table-cell>
          <table:table-cell table:style-name="ce1" office:value-type="float" office:value="0.000014656963348389">
            <text:p>0,000014656963348389</text:p>
          </table:table-cell>
          <table:table-cell table:number-columns-repeated="2"/>
          <table:table-cell office:value-type="string">
            <text:p>vaha1.batoh_dyn.dat</text:p>
          </table:table-cell>
          <table:table-cell table:style-name="ce1" office:value-type="float" office:value="0.0000261900806427">
            <text:p>0,000026190080642700</text:p>
          </table:table-cell>
          <table:table-cell table:number-columns-repeated="5"/>
          <table:table-cell office:value-type="string">
            <text:p>vaha1</text:p>
          </table:table-cell>
          <table:table-cell table:style-name="ce1" office:value-type="float" office:value="0.0000261900806427">
            <text:p>0,000026190080642700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vaha2</text:p>
          </table:table-cell>
          <table:table-cell table:style-name="ce1" office:value-type="float" office:value="0.000213997173309326">
            <text:p>0,000213997173309326</text:p>
          </table:table-cell>
          <table:table-cell table:style-name="ce1" office:value-type="float" office:value="0.00765639686584473">
            <text:p>0,00765639686584473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143134117126465">
            <text:p>0,001431341171264650</text:p>
          </table:table-cell>
          <table:table-cell office:value-type="string">
            <text:p>kap2</text:p>
          </table:table-cell>
          <table:table-cell table:style-name="ce1" office:value-type="float" office:value="0.00143134117126465">
            <text:p>0,001431341171264650</text:p>
          </table:table-cell>
          <table:table-cell/>
          <table:table-cell office:value-type="string">
            <text:p>granmin6.batoh_repeat_bb.dat</text:p>
          </table:table-cell>
          <table:table-cell table:style-name="ce1" office:value-type="float" office:value="0.0079977970123291">
            <text:p>0,007997797012329100</text:p>
          </table:table-cell>
          <table:table-cell table:number-columns-repeated="2"/>
          <table:table-cell office:value-type="string">
            <text:p>vaha1.batoh_repeat_bb.dat</text:p>
          </table:table-cell>
          <table:table-cell table:style-name="ce1" office:value-type="float" office:value="0.00761911296844482">
            <text:p>0,007619112968444820</text:p>
          </table:table-cell>
          <table:table-cell table:number-columns-repeated="5"/>
          <table:table-cell office:value-type="string">
            <text:p>vaha2</text:p>
          </table:table-cell>
          <table:table-cell table:style-name="ce1" office:value-type="float" office:value="0.000213997173309326">
            <text:p>0,000213997173309326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vaha3</text:p>
          </table:table-cell>
          <table:table-cell table:style-name="ce1" office:value-type="float" office:value="0.0028231201171875">
            <text:p>0,002823120117187500</text:p>
          </table:table-cell>
          <table:table-cell table:style-name="ce1" office:value-type="float" office:value="0.00781310081481934">
            <text:p>0,00781310081481934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66962623596191">
            <text:p>0,007669626235961910</text:p>
          </table:table-cell>
          <table:table-cell office:value-type="string">
            <text:p>kap3</text:p>
          </table:table-cell>
          <table:table-cell table:style-name="ce1" office:value-type="float" office:value="0.00766962623596191">
            <text:p>0,007669626235961910</text:p>
          </table:table-cell>
          <table:table-cell/>
          <table:table-cell office:value-type="string">
            <text:p>granmin6.paa_batoh_heur.dat</text:p>
          </table:table-cell>
          <table:table-cell table:style-name="ce1" office:value-type="float" office:value="0.000000770986557007">
            <text:p>0,000000770986557007</text:p>
          </table:table-cell>
          <table:table-cell table:number-columns-repeated="2"/>
          <table:table-cell office:value-type="string">
            <text:p>vaha2.batoh_dyn.dat</text:p>
          </table:table-cell>
          <table:table-cell table:style-name="ce1" office:value-type="float" office:value="0.000213997173309326">
            <text:p>0,000213997173309326</text:p>
          </table:table-cell>
          <table:table-cell table:number-columns-repeated="5"/>
          <table:table-cell office:value-type="string">
            <text:p>vaha3</text:p>
          </table:table-cell>
          <table:table-cell table:style-name="ce1" office:value-type="float" office:value="0.0028231201171875">
            <text:p>0,002823120117187500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vaha4</text:p>
          </table:table-cell>
          <table:table-cell table:style-name="ce1" office:value-type="float" office:value="0.0368413162231445">
            <text:p>0,036841316223144500</text:p>
          </table:table-cell>
          <table:table-cell table:style-name="ce1" office:value-type="float" office:value="0.00815385437011719">
            <text:p>0,00815385437011719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945806884765625">
            <text:p>0,009458068847656250</text:p>
          </table:table-cell>
          <table:table-cell office:value-type="string">
            <text:p>kap4</text:p>
          </table:table-cell>
          <table:table-cell table:style-name="ce1" office:value-type="float" office:value="0.00945806884765625">
            <text:p>0,009458068847656250</text:p>
          </table:table-cell>
          <table:table-cell/>
          <table:table-cell office:value-type="string">
            <text:p>granmin7.batoh_dyn.dat</text:p>
          </table:table-cell>
          <table:table-cell table:style-name="ce1" office:value-type="float" office:value="0.000013293809890747">
            <text:p>0,000013293809890747</text:p>
          </table:table-cell>
          <table:table-cell table:number-columns-repeated="2"/>
          <table:table-cell office:value-type="string">
            <text:p>vaha2.batoh_repeat_bb.dat</text:p>
          </table:table-cell>
          <table:table-cell table:style-name="ce1" office:value-type="float" office:value="0.00765639686584473">
            <text:p>0,007656396865844730</text:p>
          </table:table-cell>
          <table:table-cell table:number-columns-repeated="5"/>
          <table:table-cell office:value-type="string">
            <text:p>vaha4</text:p>
          </table:table-cell>
          <table:table-cell table:style-name="ce1" office:value-type="float" office:value="0.0368413162231445">
            <text:p>0,036841316223144500</text:p>
          </table:table-cell>
          <table:table-cell office:value-type="string">
            <text:p>batoh_dyn</text:p>
          </table:table-cell>
          <table:table-cell table:number-columns-repeated="12"/>
          <table:table-cell office:value-type="string">
            <text:p>vaha5</text:p>
          </table:table-cell>
          <table:table-cell table:style-name="ce1" office:value-type="float" office:value="0.364396371841431">
            <text:p>0,364396371841431000</text:p>
          </table:table-cell>
          <table:table-cell table:style-name="ce1" office:value-type="float" office:value="0.00763411712646485">
            <text:p>0,007634117126464850</text:p>
          </table:table-cell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16141986846924">
            <text:p>0,008161419868469240</text:p>
          </table:table-cell>
          <table:table-cell office:value-type="string">
            <text:p>kap5</text:p>
          </table:table-cell>
          <table:table-cell table:style-name="ce1" office:value-type="float" office:value="0.00816141986846924">
            <text:p>0,008161419868469240</text:p>
          </table:table-cell>
          <table:table-cell/>
          <table:table-cell office:value-type="string">
            <text:p>granmin7.batoh_repeat_bb.dat</text:p>
          </table:table-cell>
          <table:table-cell table:style-name="ce1" office:value-type="float" office:value="0.00723847389221191">
            <text:p>0,007238473892211910</text:p>
          </table:table-cell>
          <table:table-cell table:number-columns-repeated="2"/>
          <table:table-cell office:value-type="string">
            <text:p>vaha3.batoh_dyn.dat</text:p>
          </table:table-cell>
          <table:table-cell table:style-name="ce1" office:value-type="float" office:value="0.0028231201171875">
            <text:p>0,002823120117187500</text:p>
          </table:table-cell>
          <table:table-cell table:number-columns-repeated="5"/>
          <table:table-cell office:value-type="string">
            <text:p>vaha5</text:p>
          </table:table-cell>
          <table:table-cell table:style-name="ce1" office:value-type="float" office:value="0.364396371841431">
            <text:p>0,364396371841431000</text:p>
          </table:table-cell>
          <table:table-cell office:value-type="string">
            <text:p>batoh_dyn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61911296844482">
            <text:p>0,007619112968444820</text:p>
          </table:table-cell>
          <table:table-cell office:value-type="string">
            <text:p>vaha1</text:p>
          </table:table-cell>
          <table:table-cell table:style-name="ce1" office:value-type="float" office:value="0.00761911296844482">
            <text:p>0,007619112968444820</text:p>
          </table:table-cell>
          <table:table-cell/>
          <table:table-cell office:value-type="string">
            <text:p>granmin7.paa_batoh_heur.dat</text:p>
          </table:table-cell>
          <table:table-cell table:style-name="ce1" office:value-type="float" office:value="0.000000781661987305">
            <text:p>0,000000781661987305</text:p>
          </table:table-cell>
          <table:table-cell table:number-columns-repeated="2"/>
          <table:table-cell office:value-type="string">
            <text:p>vaha3.batoh_repeat_bb.dat</text:p>
          </table:table-cell>
          <table:table-cell table:style-name="ce1" office:value-type="float" office:value="0.00781310081481934">
            <text:p>0,007813100814819340</text:p>
          </table:table-cell>
          <table:table-cell table:number-columns-repeated="5"/>
          <table:table-cell office:value-type="string">
            <text:p>vaha1</text:p>
          </table:table-cell>
          <table:table-cell table:style-name="ce1" office:value-type="float" office:value="0.00761911296844482">
            <text:p>0,00761911296844482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65639686584473">
            <text:p>0,007656396865844730</text:p>
          </table:table-cell>
          <table:table-cell office:value-type="string">
            <text:p>vaha2</text:p>
          </table:table-cell>
          <table:table-cell table:style-name="ce1" office:value-type="float" office:value="0.00765639686584473">
            <text:p>0,007656396865844730</text:p>
          </table:table-cell>
          <table:table-cell/>
          <table:table-cell office:value-type="string">
            <text:p>granmin8.batoh_dyn.dat</text:p>
          </table:table-cell>
          <table:table-cell table:style-name="ce1" office:value-type="float" office:value="0.000012390766143799">
            <text:p>0,000012390766143799</text:p>
          </table:table-cell>
          <table:table-cell table:number-columns-repeated="2"/>
          <table:table-cell office:value-type="string">
            <text:p>vaha4.batoh_dyn.dat</text:p>
          </table:table-cell>
          <table:table-cell table:style-name="ce1" office:value-type="float" office:value="0.0368413162231445">
            <text:p>0,036841316223144500</text:p>
          </table:table-cell>
          <table:table-cell table:number-columns-repeated="5"/>
          <table:table-cell office:value-type="string">
            <text:p>vaha2</text:p>
          </table:table-cell>
          <table:table-cell table:style-name="ce1" office:value-type="float" office:value="0.00765639686584473">
            <text:p>0,00765639686584473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81310081481934">
            <text:p>0,007813100814819340</text:p>
          </table:table-cell>
          <table:table-cell office:value-type="string">
            <text:p>vaha3</text:p>
          </table:table-cell>
          <table:table-cell table:style-name="ce1" office:value-type="float" office:value="0.00781310081481934">
            <text:p>0,007813100814819340</text:p>
          </table:table-cell>
          <table:table-cell/>
          <table:table-cell office:value-type="string">
            <text:p>granmin8.batoh_repeat_bb.dat</text:p>
          </table:table-cell>
          <table:table-cell table:style-name="ce1" office:value-type="float" office:value="0.00737432861328125">
            <text:p>0,007374328613281250</text:p>
          </table:table-cell>
          <table:table-cell table:number-columns-repeated="2"/>
          <table:table-cell office:value-type="string">
            <text:p>vaha4.batoh_repeat_bb.dat</text:p>
          </table:table-cell>
          <table:table-cell table:style-name="ce1" office:value-type="float" office:value="0.00815385437011719">
            <text:p>0,008153854370117190</text:p>
          </table:table-cell>
          <table:table-cell table:number-columns-repeated="5"/>
          <table:table-cell office:value-type="string">
            <text:p>vaha3</text:p>
          </table:table-cell>
          <table:table-cell table:style-name="ce1" office:value-type="float" office:value="0.00781310081481934">
            <text:p>0,00781310081481934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815385437011719">
            <text:p>0,008153854370117190</text:p>
          </table:table-cell>
          <table:table-cell office:value-type="string">
            <text:p>vaha4</text:p>
          </table:table-cell>
          <table:table-cell table:style-name="ce1" office:value-type="float" office:value="0.00815385437011719">
            <text:p>0,008153854370117190</text:p>
          </table:table-cell>
          <table:table-cell/>
          <table:table-cell office:value-type="string">
            <text:p>granmin8.paa_batoh_heur.dat</text:p>
          </table:table-cell>
          <table:table-cell table:style-name="ce1" office:value-type="float" office:value="0.000000793608665466">
            <text:p>0,000000793608665466</text:p>
          </table:table-cell>
          <table:table-cell table:number-columns-repeated="2"/>
          <table:table-cell office:value-type="string">
            <text:p>vaha5.batoh_dyn.dat</text:p>
          </table:table-cell>
          <table:table-cell table:style-name="ce1" office:value-type="float" office:value="0.364396371841431">
            <text:p>0,364396371841431000</text:p>
          </table:table-cell>
          <table:table-cell table:number-columns-repeated="5"/>
          <table:table-cell office:value-type="string">
            <text:p>vaha4</text:p>
          </table:table-cell>
          <table:table-cell table:style-name="ce1" office:value-type="float" office:value="0.00815385437011719">
            <text:p>0,008153854370117190</text:p>
          </table:table-cell>
          <table:table-cell office:value-type="string">
            <text:p>batoh_repeat_bb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>
            <text:p>batoh_repeat_bb</text:p>
          </table:table-cell>
          <table:table-cell table:style-name="ce1" office:value-type="float" office:value="0.00763411712646485">
            <text:p>0,007634117126464850</text:p>
          </table:table-cell>
          <table:table-cell office:value-type="string">
            <text:p>vaha5</text:p>
          </table:table-cell>
          <table:table-cell table:style-name="ce1" office:value-type="float" office:value="0.00763411712646485">
            <text:p>0,007634117126464850</text:p>
          </table:table-cell>
          <table:table-cell/>
          <table:table-cell office:value-type="string">
            <text:p>granmin9.batoh_dyn.dat</text:p>
          </table:table-cell>
          <table:table-cell table:style-name="ce1" office:value-type="float" office:value="0.000011859884262085">
            <text:p>0,000011859884262085</text:p>
          </table:table-cell>
          <table:table-cell table:number-columns-repeated="2"/>
          <table:table-cell office:value-type="string">
            <text:p>vaha5.batoh_repeat_bb.dat</text:p>
          </table:table-cell>
          <table:table-cell table:style-name="ce1" office:value-type="float" office:value="0.00763411712646485">
            <text:p>0,007634117126464850</text:p>
          </table:table-cell>
          <table:table-cell table:number-columns-repeated="5"/>
          <table:table-cell office:value-type="string">
            <text:p>vaha5</text:p>
          </table:table-cell>
          <table:table-cell table:style-name="ce1" office:value-type="float" office:value="0.00763411712646485">
            <text:p>0,007634117126464850</text:p>
          </table:table-cell>
          <table:table-cell office:value-type="string">
            <text:p>batoh_repeat_bb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9456596375">
            <text:p>0,000000799456596375</text:p>
          </table:table-cell>
          <table:table-cell office:value-type="string">
            <text:p>cena1</text:p>
          </table:table-cell>
          <table:table-cell table:style-name="ce1" office:value-type="float" office:value="0.000000799456596375">
            <text:p>0,000000799456596375</text:p>
          </table:table-cell>
          <table:table-cell/>
          <table:table-cell office:value-type="string">
            <text:p>granmin9.batoh_repeat_bb.dat</text:p>
          </table:table-cell>
          <table:table-cell table:style-name="ce1" office:value-type="float" office:value="0.00767181396484375">
            <text:p>0,00767181396484375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79542922974">
            <text:p>0,000000779542922974</text:p>
          </table:table-cell>
          <table:table-cell office:value-type="string">
            <text:p>cena2</text:p>
          </table:table-cell>
          <table:table-cell table:style-name="ce1" office:value-type="float" office:value="0.000000779542922974">
            <text:p>0,000000779542922974</text:p>
          </table:table-cell>
          <table:table-cell/>
          <table:table-cell office:value-type="string">
            <text:p>granmin9.paa_batoh_heur.dat</text:p>
          </table:table-cell>
          <table:table-cell table:style-name="ce1" office:value-type="float" office:value="0.000000775195121765">
            <text:p>0,00000077519512176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3847808838">
            <text:p>0,000000783847808838</text:p>
          </table:table-cell>
          <table:table-cell office:value-type="string">
            <text:p>cena3</text:p>
          </table:table-cell>
          <table:table-cell table:style-name="ce1" office:value-type="float" office:value="0.000000783847808838">
            <text:p>0,000000783847808838</text:p>
          </table:table-cell>
          <table:table-cell/>
          <table:table-cell office:value-type="string">
            <text:p>granmin10.batoh_dyn.dat</text:p>
          </table:table-cell>
          <table:table-cell table:style-name="ce1" office:value-type="float" office:value="0.000010653085708618">
            <text:p>0,000010653085708618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4847488403">
            <text:p>0,000000794847488403</text:p>
          </table:table-cell>
          <table:table-cell office:value-type="string">
            <text:p>cena4</text:p>
          </table:table-cell>
          <table:table-cell table:style-name="ce1" office:value-type="float" office:value="0.000000794847488403">
            <text:p>0,000000794847488403</text:p>
          </table:table-cell>
          <table:table-cell/>
          <table:table-cell office:value-type="string">
            <text:p>granmin10.batoh_repeat_bb.dat</text:p>
          </table:table-cell>
          <table:table-cell table:style-name="ce1" office:value-type="float" office:value="0.00751450729370117">
            <text:p>0,00751450729370117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4064292908">
            <text:p>0,000000784064292908</text:p>
          </table:table-cell>
          <table:table-cell office:value-type="string">
            <text:p>cena5</text:p>
          </table:table-cell>
          <table:table-cell table:style-name="ce1" office:value-type="float" office:value="0.000000784064292908">
            <text:p>0,000000784064292908</text:p>
          </table:table-cell>
          <table:table-cell/>
          <table:table-cell office:value-type="string">
            <text:p>granmin10.paa_batoh_heur.dat</text:p>
          </table:table-cell>
          <table:table-cell table:style-name="ce1" office:value-type="float" office:value="0.000000771871566772">
            <text:p>0,000000771871566772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6794662476">
            <text:p>0,000000786794662476</text:p>
          </table:table-cell>
          <table:table-cell office:value-type="string">
            <text:p>granlus1</text:p>
          </table:table-cell>
          <table:table-cell table:style-name="ce1" office:value-type="float" office:value="0.000000786794662476">
            <text:p>0,000000786794662476</text:p>
          </table:table-cell>
          <table:table-cell/>
          <table:table-cell office:value-type="string">
            <text:p>kap1.batoh_dyn.dat</text:p>
          </table:table-cell>
          <table:table-cell table:style-name="ce1" office:value-type="float" office:value="0.000006959845542908">
            <text:p>0,000006959845542908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017616272">
            <text:p>0,000000780176162720</text:p>
          </table:table-cell>
          <table:table-cell office:value-type="string">
            <text:p>granlus10</text:p>
          </table:table-cell>
          <table:table-cell table:style-name="ce1" office:value-type="float" office:value="0.00000078017616272">
            <text:p>0,000000780176162720</text:p>
          </table:table-cell>
          <table:table-cell/>
          <table:table-cell office:value-type="string">
            <text:p>kap1.batoh_repeat_bb.dat</text:p>
          </table:table-cell>
          <table:table-cell table:style-name="ce1" office:value-type="float" office:value="0.000019688606262207">
            <text:p>0,000019688606262207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7844657898">
            <text:p>0,000000787844657898</text:p>
          </table:table-cell>
          <table:table-cell office:value-type="string">
            <text:p>granlus2</text:p>
          </table:table-cell>
          <table:table-cell table:style-name="ce1" office:value-type="float" office:value="0.000000787844657898">
            <text:p>0,000000787844657898</text:p>
          </table:table-cell>
          <table:table-cell/>
          <table:table-cell office:value-type="string">
            <text:p>kap1.paa_batoh_heur.dat</text:p>
          </table:table-cell>
          <table:table-cell table:style-name="ce1" office:value-type="float" office:value="0.000000771288871765">
            <text:p>0,00000077128887176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9518356323">
            <text:p>0,000000789518356323</text:p>
          </table:table-cell>
          <table:table-cell office:value-type="string">
            <text:p>granlus3</text:p>
          </table:table-cell>
          <table:table-cell table:style-name="ce1" office:value-type="float" office:value="0.000000789518356323">
            <text:p>0,000000789518356323</text:p>
          </table:table-cell>
          <table:table-cell/>
          <table:table-cell office:value-type="string">
            <text:p>kap2.batoh_dyn.dat</text:p>
          </table:table-cell>
          <table:table-cell table:style-name="ce1" office:value-type="float" office:value="0.000017233810424805">
            <text:p>0,00001723381042480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9944877624">
            <text:p>0,000000799944877624</text:p>
          </table:table-cell>
          <table:table-cell office:value-type="string">
            <text:p>granlus4</text:p>
          </table:table-cell>
          <table:table-cell table:style-name="ce1" office:value-type="float" office:value="0.000000799944877624">
            <text:p>0,000000799944877624</text:p>
          </table:table-cell>
          <table:table-cell/>
          <table:table-cell office:value-type="string">
            <text:p>kap2.batoh_repeat_bb.dat</text:p>
          </table:table-cell>
          <table:table-cell table:style-name="ce1" office:value-type="float" office:value="0.00143134117126465">
            <text:p>0,00143134117126465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3286094666">
            <text:p>0,000000783286094666</text:p>
          </table:table-cell>
          <table:table-cell office:value-type="string">
            <text:p>granlus5</text:p>
          </table:table-cell>
          <table:table-cell table:style-name="ce1" office:value-type="float" office:value="0.000000783286094666">
            <text:p>0,000000783286094666</text:p>
          </table:table-cell>
          <table:table-cell/>
          <table:table-cell office:value-type="string">
            <text:p>kap2.paa_batoh_heur.dat</text:p>
          </table:table-cell>
          <table:table-cell table:style-name="ce1" office:value-type="float" office:value="0.000000782349586487">
            <text:p>0,000000782349586487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0229797363">
            <text:p>0,000000790229797363</text:p>
          </table:table-cell>
          <table:table-cell office:value-type="string">
            <text:p>granlus6</text:p>
          </table:table-cell>
          <table:table-cell table:style-name="ce1" office:value-type="float" office:value="0.000000790229797363">
            <text:p>0,000000790229797363</text:p>
          </table:table-cell>
          <table:table-cell/>
          <table:table-cell office:value-type="string">
            <text:p>kap3.batoh_dyn.dat</text:p>
          </table:table-cell>
          <table:table-cell table:style-name="ce1" office:value-type="float" office:value="0.000026080236434937">
            <text:p>0,000026080236434937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7041893005">
            <text:p>0,000000797041893005</text:p>
          </table:table-cell>
          <table:table-cell office:value-type="string">
            <text:p>granlus7</text:p>
          </table:table-cell>
          <table:table-cell table:style-name="ce1" office:value-type="float" office:value="0.000000797041893005">
            <text:p>0,000000797041893005</text:p>
          </table:table-cell>
          <table:table-cell/>
          <table:table-cell office:value-type="string">
            <text:p>kap3.batoh_repeat_bb.dat</text:p>
          </table:table-cell>
          <table:table-cell table:style-name="ce1" office:value-type="float" office:value="0.00766962623596191">
            <text:p>0,00766962623596191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959941864">
            <text:p>0,000000789599418640</text:p>
          </table:table-cell>
          <table:table-cell office:value-type="string">
            <text:p>granlus8</text:p>
          </table:table-cell>
          <table:table-cell table:style-name="ce1" office:value-type="float" office:value="0.00000078959941864">
            <text:p>0,000000789599418640</text:p>
          </table:table-cell>
          <table:table-cell/>
          <table:table-cell office:value-type="string">
            <text:p>kap3.paa_batoh_heur.dat</text:p>
          </table:table-cell>
          <table:table-cell table:style-name="ce1" office:value-type="float" office:value="0.000000787690162659">
            <text:p>0,000000787690162659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80013179779">
            <text:p>0,000000800131797790</text:p>
          </table:table-cell>
          <table:table-cell office:value-type="string">
            <text:p>granlus9</text:p>
          </table:table-cell>
          <table:table-cell table:style-name="ce1" office:value-type="float" office:value="0.00000080013179779">
            <text:p>0,000000800131797790</text:p>
          </table:table-cell>
          <table:table-cell/>
          <table:table-cell office:value-type="string">
            <text:p>kap4.batoh_dyn.dat</text:p>
          </table:table-cell>
          <table:table-cell table:style-name="ce1" office:value-type="float" office:value="0.00003463357925415">
            <text:p>0,00003463357925415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0993690491">
            <text:p>0,000000790993690491</text:p>
          </table:table-cell>
          <table:table-cell office:value-type="string">
            <text:p>granmin1</text:p>
          </table:table-cell>
          <table:table-cell table:style-name="ce1" office:value-type="float" office:value="0.000000790993690491">
            <text:p>0,000000790993690491</text:p>
          </table:table-cell>
          <table:table-cell/>
          <table:table-cell office:value-type="string">
            <text:p>kap4.batoh_repeat_bb.dat</text:p>
          </table:table-cell>
          <table:table-cell table:style-name="ce1" office:value-type="float" office:value="0.00945806884765625">
            <text:p>0,00945806884765625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4831047058">
            <text:p>0,000000784831047058</text:p>
          </table:table-cell>
          <table:table-cell office:value-type="string">
            <text:p>granmin2</text:p>
          </table:table-cell>
          <table:table-cell table:style-name="ce1" office:value-type="float" office:value="0.000000784831047058">
            <text:p>0,000000784831047058</text:p>
          </table:table-cell>
          <table:table-cell/>
          <table:table-cell office:value-type="string">
            <text:p>kap4.paa_batoh_heur.dat</text:p>
          </table:table-cell>
          <table:table-cell table:style-name="ce1" office:value-type="float" office:value="0.000000781633377075">
            <text:p>0,00000078163337707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3871650696">
            <text:p>0,000000783871650696</text:p>
          </table:table-cell>
          <table:table-cell office:value-type="string">
            <text:p>granmin3</text:p>
          </table:table-cell>
          <table:table-cell table:style-name="ce1" office:value-type="float" office:value="0.000000783871650696">
            <text:p>0,000000783871650696</text:p>
          </table:table-cell>
          <table:table-cell/>
          <table:table-cell office:value-type="string">
            <text:p>kap5.batoh_dyn.dat</text:p>
          </table:table-cell>
          <table:table-cell table:style-name="ce1" office:value-type="float" office:value="0.000042500762939453">
            <text:p>0,000042500762939453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1847000122">
            <text:p>0,000000781847000122</text:p>
          </table:table-cell>
          <table:table-cell office:value-type="string">
            <text:p>granmin4</text:p>
          </table:table-cell>
          <table:table-cell table:style-name="ce1" office:value-type="float" office:value="0.000000781847000122">
            <text:p>0,000000781847000122</text:p>
          </table:table-cell>
          <table:table-cell/>
          <table:table-cell office:value-type="string">
            <text:p>kap5.batoh_repeat_bb.dat</text:p>
          </table:table-cell>
          <table:table-cell table:style-name="ce1" office:value-type="float" office:value="0.00816141986846924">
            <text:p>0,00816141986846924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6771774292">
            <text:p>0,000000786771774292</text:p>
          </table:table-cell>
          <table:table-cell office:value-type="string">
            <text:p>granmin5</text:p>
          </table:table-cell>
          <table:table-cell table:style-name="ce1" office:value-type="float" office:value="0.000000786771774292">
            <text:p>0,000000786771774292</text:p>
          </table:table-cell>
          <table:table-cell/>
          <table:table-cell office:value-type="string">
            <text:p>kap5.paa_batoh_heur.dat</text:p>
          </table:table-cell>
          <table:table-cell table:style-name="ce1" office:value-type="float" office:value="0.000000763410568237">
            <text:p>0,000000763410568237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70986557007">
            <text:p>0,000000770986557007</text:p>
          </table:table-cell>
          <table:table-cell office:value-type="string">
            <text:p>granmin6</text:p>
          </table:table-cell>
          <table:table-cell table:style-name="ce1" office:value-type="float" office:value="0.000000770986557007">
            <text:p>0,000000770986557007</text:p>
          </table:table-cell>
          <table:table-cell/>
          <table:table-cell office:value-type="string">
            <text:p>vaha1.batoh_dyn.dat</text:p>
          </table:table-cell>
          <table:table-cell table:style-name="ce1" office:value-type="float" office:value="0.0000261900806427">
            <text:p>0,00002619008064270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1661987305">
            <text:p>0,000000781661987305</text:p>
          </table:table-cell>
          <table:table-cell office:value-type="string">
            <text:p>granmin7</text:p>
          </table:table-cell>
          <table:table-cell table:style-name="ce1" office:value-type="float" office:value="0.000000781661987305">
            <text:p>0,000000781661987305</text:p>
          </table:table-cell>
          <table:table-cell/>
          <table:table-cell office:value-type="string">
            <text:p>vaha1.batoh_repeat_bb.dat</text:p>
          </table:table-cell>
          <table:table-cell table:style-name="ce1" office:value-type="float" office:value="0.00761911296844482">
            <text:p>0,00761911296844482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93608665466">
            <text:p>0,000000793608665466</text:p>
          </table:table-cell>
          <table:table-cell office:value-type="string">
            <text:p>granmin8</text:p>
          </table:table-cell>
          <table:table-cell table:style-name="ce1" office:value-type="float" office:value="0.000000793608665466">
            <text:p>0,000000793608665466</text:p>
          </table:table-cell>
          <table:table-cell/>
          <table:table-cell office:value-type="string">
            <text:p>vaha1.paa_batoh_heur.dat</text:p>
          </table:table-cell>
          <table:table-cell table:style-name="ce1" office:value-type="float" office:value="0.000000782857894897">
            <text:p>0,000000782857894897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75195121765">
            <text:p>0,000000775195121765</text:p>
          </table:table-cell>
          <table:table-cell office:value-type="string">
            <text:p>granmin9</text:p>
          </table:table-cell>
          <table:table-cell table:style-name="ce1" office:value-type="float" office:value="0.000000775195121765">
            <text:p>0,000000775195121765</text:p>
          </table:table-cell>
          <table:table-cell/>
          <table:table-cell office:value-type="string">
            <text:p>vaha2.batoh_dyn.dat</text:p>
          </table:table-cell>
          <table:table-cell table:style-name="ce1" office:value-type="float" office:value="0.000213997173309326">
            <text:p>0,000213997173309326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71871566772">
            <text:p>0,000000771871566772</text:p>
          </table:table-cell>
          <table:table-cell office:value-type="string">
            <text:p>granmin10</text:p>
          </table:table-cell>
          <table:table-cell table:style-name="ce1" office:value-type="float" office:value="0.000000771871566772">
            <text:p>0,000000771871566772</text:p>
          </table:table-cell>
          <table:table-cell/>
          <table:table-cell office:value-type="string">
            <text:p>vaha2.batoh_repeat_bb.dat</text:p>
          </table:table-cell>
          <table:table-cell table:style-name="ce1" office:value-type="float" office:value="0.00765639686584473">
            <text:p>0,00765639686584473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71288871765">
            <text:p>0,000000771288871765</text:p>
          </table:table-cell>
          <table:table-cell office:value-type="string">
            <text:p>kap1</text:p>
          </table:table-cell>
          <table:table-cell table:style-name="ce1" office:value-type="float" office:value="0.000000771288871765">
            <text:p>0,000000771288871765</text:p>
          </table:table-cell>
          <table:table-cell/>
          <table:table-cell office:value-type="string">
            <text:p>vaha2.paa_batoh_heur.dat</text:p>
          </table:table-cell>
          <table:table-cell table:style-name="ce1" office:value-type="float" office:value="0.000000783548355103">
            <text:p>0,000000783548355103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2349586487">
            <text:p>0,000000782349586487</text:p>
          </table:table-cell>
          <table:table-cell office:value-type="string">
            <text:p>kap2</text:p>
          </table:table-cell>
          <table:table-cell table:style-name="ce1" office:value-type="float" office:value="0.000000782349586487">
            <text:p>0,000000782349586487</text:p>
          </table:table-cell>
          <table:table-cell/>
          <table:table-cell office:value-type="string">
            <text:p>vaha3.batoh_dyn.dat</text:p>
          </table:table-cell>
          <table:table-cell table:style-name="ce1" office:value-type="float" office:value="0.0028231201171875">
            <text:p>0,00282312011718750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7690162659">
            <text:p>0,000000787690162659</text:p>
          </table:table-cell>
          <table:table-cell office:value-type="string">
            <text:p>kap3</text:p>
          </table:table-cell>
          <table:table-cell table:style-name="ce1" office:value-type="float" office:value="0.000000787690162659">
            <text:p>0,000000787690162659</text:p>
          </table:table-cell>
          <table:table-cell/>
          <table:table-cell office:value-type="string">
            <text:p>vaha3.batoh_repeat_bb.dat</text:p>
          </table:table-cell>
          <table:table-cell table:style-name="ce1" office:value-type="float" office:value="0.00781310081481934">
            <text:p>0,00781310081481934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1633377075">
            <text:p>0,000000781633377075</text:p>
          </table:table-cell>
          <table:table-cell office:value-type="string">
            <text:p>kap4</text:p>
          </table:table-cell>
          <table:table-cell table:style-name="ce1" office:value-type="float" office:value="0.000000781633377075">
            <text:p>0,000000781633377075</text:p>
          </table:table-cell>
          <table:table-cell/>
          <table:table-cell office:value-type="string">
            <text:p>vaha3.paa_batoh_heur.dat</text:p>
          </table:table-cell>
          <table:table-cell table:style-name="ce1" office:value-type="float" office:value="0.000000787112236023">
            <text:p>0,000000787112236023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63410568237">
            <text:p>0,000000763410568237</text:p>
          </table:table-cell>
          <table:table-cell office:value-type="string">
            <text:p>kap5</text:p>
          </table:table-cell>
          <table:table-cell table:style-name="ce1" office:value-type="float" office:value="0.000000763410568237">
            <text:p>0,000000763410568237</text:p>
          </table:table-cell>
          <table:table-cell/>
          <table:table-cell office:value-type="string">
            <text:p>vaha4.batoh_dyn.dat</text:p>
          </table:table-cell>
          <table:table-cell table:style-name="ce1" office:value-type="float" office:value="0.0368413162231445">
            <text:p>0,03684131622314450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2857894897">
            <text:p>0,000000782857894897</text:p>
          </table:table-cell>
          <table:table-cell office:value-type="string">
            <text:p>vaha1</text:p>
          </table:table-cell>
          <table:table-cell table:style-name="ce1" office:value-type="float" office:value="0.000000782857894897">
            <text:p>0,000000782857894897</text:p>
          </table:table-cell>
          <table:table-cell/>
          <table:table-cell office:value-type="string">
            <text:p>vaha4.batoh_repeat_bb.dat</text:p>
          </table:table-cell>
          <table:table-cell table:style-name="ce1" office:value-type="float" office:value="0.00815385437011719">
            <text:p>0,00815385437011719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3548355103">
            <text:p>0,000000783548355103</text:p>
          </table:table-cell>
          <table:table-cell office:value-type="string">
            <text:p>vaha2</text:p>
          </table:table-cell>
          <table:table-cell table:style-name="ce1" office:value-type="float" office:value="0.000000783548355103">
            <text:p>0,000000783548355103</text:p>
          </table:table-cell>
          <table:table-cell/>
          <table:table-cell office:value-type="string">
            <text:p>vaha4.paa_batoh_heur.dat</text:p>
          </table:table-cell>
          <table:table-cell table:style-name="ce1" office:value-type="float" office:value="0.000000779580116272">
            <text:p>0,000000779580116272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7112236023">
            <text:p>0,000000787112236023</text:p>
          </table:table-cell>
          <table:table-cell office:value-type="string">
            <text:p>vaha3</text:p>
          </table:table-cell>
          <table:table-cell table:style-name="ce1" office:value-type="float" office:value="0.000000787112236023">
            <text:p>0,000000787112236023</text:p>
          </table:table-cell>
          <table:table-cell/>
          <table:table-cell office:value-type="string">
            <text:p>vaha5.batoh_dyn.dat</text:p>
          </table:table-cell>
          <table:table-cell table:style-name="ce1" office:value-type="float" office:value="0.364396371841431">
            <text:p>0,36439637184143100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79580116272">
            <text:p>0,000000779580116272</text:p>
          </table:table-cell>
          <table:table-cell office:value-type="string">
            <text:p>vaha4</text:p>
          </table:table-cell>
          <table:table-cell table:style-name="ce1" office:value-type="float" office:value="0.000000779580116272">
            <text:p>0,000000779580116272</text:p>
          </table:table-cell>
          <table:table-cell/>
          <table:table-cell office:value-type="string">
            <text:p>vaha5.batoh_repeat_bb.dat</text:p>
          </table:table-cell>
          <table:table-cell table:style-name="ce1" office:value-type="float" office:value="0.00763411712646485">
            <text:p>0,00763411712646485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paa_batoh_heur</text:p>
          </table:table-cell>
          <table:table-cell table:style-name="ce1" office:value-type="float" office:value="0.000000780212402344">
            <text:p>0,000000780212402344</text:p>
          </table:table-cell>
          <table:table-cell office:value-type="string">
            <text:p>vaha5</text:p>
          </table:table-cell>
          <table:table-cell table:style-name="ce1" office:value-type="float" office:value="0.000000780212402344">
            <text:p>0,000000780212402344</text:p>
          </table:table-cell>
          <table:table-cell/>
          <table:table-cell office:value-type="string">
            <text:p>vaha5.paa_batoh_heur.dat</text:p>
          </table:table-cell>
          <table:table-cell table:style-name="ce1" office:value-type="float" office:value="0.000000780212402344">
            <text:p>0,000000780212402344</text:p>
          </table:table-cell>
          <table:table-cell table:number-columns-repeated="27"/>
        </table:table-row>
        <table:table-row table:style-name="ro1" table:number-rows-repeated="1048358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List2" table:style-name="ta1">
        <table:table-column table:style-name="co3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List1.T173:List1.V18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8" number:min-integer-digits="0" number:grouping="true"/>
    </number:number-style>
    <number:number-style style:name="N111">
      <number:number number:decimal-places="18" number:min-integer-digits="1" number:grouping="true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8:05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05:15:29</meta:creation-date>
    <dc:date>2012-02-09T08:05:50</dc:date>
    <meta:editing-duration>PT2H46M46S</meta:editing-duration>
    <meta:editing-cycles>7</meta:editing-cycles>
    <meta:generator>LibreOffice/3.4$Unix LibreOffice_project/340m1$Build-1206</meta:generator>
    <meta:document-statistic meta:table-count="3" meta:cell-count="141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bar" chart:style-name="ch1">
        <chart:legend chart:legend-position="end" svg:x="14.181cm" svg:y="3.951cm" style:legend-expansion="high" chart:style-name="ch2"/>
        <chart:plot-area chart:style-name="ch3" table:cell-range-address="List1.H8:List1.J13" chart:data-source-has-labels="both" svg:x="0.769cm" svg:y="0.851cm" svg:width="12.774cm" svg:height="7.549cm">
          <chartooo:coordinate-region svg:x="4.645cm" svg:y="1.05cm" svg:width="8.898cm" svg:height="6.703cm"/>
          <chart:axis chart:dimension="x" chart:name="primary-x" chart:style-name="ch4" chartooo:axis-type="auto">
            <chartooo:date-scale/>
            <chart:categories table:cell-range-address="List1.H9:List1.H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I9:List1.I13" chart:label-cell-address="List1.I8:List1.I8" chart:class="chart:bar">
            <chart:data-point chart:repeated="5"/>
          </chart:series>
          <chart:series chart:style-name="ch8" chart:values-cell-range-address="List1.J9:List1.J13" chart:label-cell-address="List1.J8:List1.J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mer</text:p>
                <draw:g>
                  <svg:desc>List1.I8:List1.I8</svg:desc>
                </draw:g>
              </table:table-cell>
              <table:table-cell office:value-type="string">
                <text:p>max</text:p>
                <draw:g>
                  <svg:desc>List1.J8:Lis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a1</text:p>
                <draw:g>
                  <svg:desc>List1.H9:List1.H13</svg:desc>
                </draw:g>
              </table:table-cell>
              <table:table-cell office:value-type="float" office:value="0.009012967024179">
                <text:p>0.009012967024179</text:p>
                <draw:g>
                  <svg:desc>List1.I9:List1.I13</svg:desc>
                </draw:g>
              </table:table-cell>
              <table:table-cell office:value-type="float" office:value="0.042105263157895">
                <text:p>0.042105263157895</text:p>
                <draw:g>
                  <svg:desc>List1.J9:List1.J13</svg:desc>
                </draw:g>
              </table:table-cell>
            </table:table-row>
            <table:table-row>
              <table:table-cell office:value-type="string">
                <text:p>cena2</text:p>
              </table:table-cell>
              <table:table-cell office:value-type="float" office:value="0.0079597491153471">
                <text:p>0.0079597491153471</text:p>
              </table:table-cell>
              <table:table-cell office:value-type="float" office:value="0.029304029304029">
                <text:p>0.029304029304029</text:p>
              </table:table-cell>
            </table:table-row>
            <table:table-row>
              <table:table-cell office:value-type="string">
                <text:p>cena3</text:p>
              </table:table-cell>
              <table:table-cell office:value-type="float" office:value="0.0075093781790685">
                <text:p>0.0075093781790685</text:p>
              </table:table-cell>
              <table:table-cell office:value-type="float" office:value="0.044390637610977">
                <text:p>0.044390637610977</text:p>
              </table:table-cell>
            </table:table-row>
            <table:table-row>
              <table:table-cell office:value-type="string">
                <text:p>cena4</text:p>
              </table:table-cell>
              <table:table-cell office:value-type="float" office:value="0.0059415982199109">
                <text:p>0.0059415982199109</text:p>
              </table:table-cell>
              <table:table-cell office:value-type="float" office:value="0.056121753615507">
                <text:p>0.056121753615507</text:p>
              </table:table-cell>
            </table:table-row>
            <table:table-row>
              <table:table-cell office:value-type="string">
                <text:p>cena5</text:p>
              </table:table-cell>
              <table:table-cell office:value-type="float" office:value="0.0067786084967244">
                <text:p>0.0067786084967244</text:p>
              </table:table-cell>
              <table:table-cell office:value-type="float" office:value="0.036797008510124">
                <text:p>0.036797008510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List1.AI161:List1.AK166" chart:data-source-has-labels="both" svg:x="0.77cm" svg:y="0.855cm" svg:width="11.295cm" svg:height="7.545cm">
          <chartooo:coordinate-region svg:x="4.646cm" svg:y="1.054cm" svg:width="7.419cm" svg:height="6.699cm"/>
          <chart:axis chart:dimension="x" chart:name="primary-x" chart:style-name="ch4" chartooo:axis-type="auto">
            <chartooo:date-scale/>
            <chart:categories table:cell-range-address="List1.AI162:List1.AI1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AJ162:List1.AJ166" chart:label-cell-address="List1.AJ161:List1.AJ161" chart:class="chart:bar">
            <chart:data-point chart:repeated="5"/>
          </chart:series>
          <chart:series chart:style-name="ch8" chart:values-cell-range-address="List1.AK162:List1.AK166" chart:label-cell-address="List1.AK161:List1.AK16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h_dyn</text:p>
                <draw:g>
                  <svg:desc>List1.AJ161:List1.AJ161</svg:desc>
                </draw:g>
              </table:table-cell>
              <table:table-cell office:value-type="string">
                <text:p>batoh_repeat_bb</text:p>
                <draw:g>
                  <svg:desc>List1.AK161:List1.AK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p1</text:p>
                <draw:g>
                  <svg:desc>List1.AI162:List1.AI166</svg:desc>
                </draw:g>
              </table:table-cell>
              <table:table-cell office:value-type="float" office:value="0.000006959845542908">
                <text:p>0.000006959845542908</text:p>
                <draw:g>
                  <svg:desc>List1.AJ162:List1.AJ166</svg:desc>
                </draw:g>
              </table:table-cell>
              <table:table-cell office:value-type="float" office:value="0.000019688606262207">
                <text:p>0.000019688606262207</text:p>
                <draw:g>
                  <svg:desc>List1.AK162:List1.AK166</svg:desc>
                </draw:g>
              </table:table-cell>
            </table:table-row>
            <table:table-row>
              <table:table-cell office:value-type="string">
                <text:p>kap2</text:p>
              </table:table-cell>
              <table:table-cell office:value-type="float" office:value="0.000017233810424805">
                <text:p>0.000017233810424805</text:p>
              </table:table-cell>
              <table:table-cell office:value-type="float" office:value="0.00143134117126465">
                <text:p>0.00143134117126465</text:p>
              </table:table-cell>
            </table:table-row>
            <table:table-row>
              <table:table-cell office:value-type="string">
                <text:p>kap3</text:p>
              </table:table-cell>
              <table:table-cell office:value-type="float" office:value="0.000026080236434937">
                <text:p>0.000026080236434937</text:p>
              </table:table-cell>
              <table:table-cell office:value-type="float" office:value="0.00766962623596191">
                <text:p>0.00766962623596191</text:p>
              </table:table-cell>
            </table:table-row>
            <table:table-row>
              <table:table-cell office:value-type="string">
                <text:p>kap4</text:p>
              </table:table-cell>
              <table:table-cell office:value-type="float" office:value="0.00003463357925415">
                <text:p>0.00003463357925415</text:p>
              </table:table-cell>
              <table:table-cell office:value-type="float" office:value="0.00945806884765625">
                <text:p>0.00945806884765625</text:p>
              </table:table-cell>
            </table:table-row>
            <table:table-row>
              <table:table-cell office:value-type="string">
                <text:p>kap5</text:p>
              </table:table-cell>
              <table:table-cell office:value-type="float" office:value="0.000042500762939453">
                <text:p>0.000042500762939453</text:p>
              </table:table-cell>
              <table:table-cell office:value-type="float" office:value="0.00816141986846924">
                <text:p>0.008161419868469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bar" chart:style-name="ch1">
        <chart:legend chart:legend-position="end" svg:x="12.699cm" svg:y="3.951cm" style:legend-expansion="high" chart:style-name="ch2"/>
        <chart:plot-area chart:style-name="ch3" table:cell-range-address="List1.AI171:List1.AK176" chart:data-source-has-labels="both" svg:x="0.769cm" svg:y="0.851cm" svg:width="11.292cm" svg:height="7.548cm">
          <chartooo:coordinate-region svg:x="4.645cm" svg:y="1.05cm" svg:width="7.416cm" svg:height="6.702cm"/>
          <chart:axis chart:dimension="x" chart:name="primary-x" chart:style-name="ch4" chartooo:axis-type="auto">
            <chartooo:date-scale/>
            <chart:categories table:cell-range-address="List1.AI172:List1.AI1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AJ172:List1.AJ176" chart:label-cell-address="List1.AJ171:List1.AJ171" chart:class="chart:bar">
            <chart:data-point chart:repeated="5"/>
          </chart:series>
          <chart:series chart:style-name="ch8" chart:values-cell-range-address="List1.AK172:List1.AK176" chart:label-cell-address="List1.AK171:List1.AK17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h_dyn</text:p>
                <draw:g>
                  <svg:desc>List1.AJ171:List1.AJ171</svg:desc>
                </draw:g>
              </table:table-cell>
              <table:table-cell office:value-type="string">
                <text:p>batoh_repeat_bb</text:p>
                <draw:g>
                  <svg:desc>List1.AK171:List1.AK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ha1</text:p>
                <draw:g>
                  <svg:desc>List1.AI172:List1.AI176</svg:desc>
                </draw:g>
              </table:table-cell>
              <table:table-cell office:value-type="float" office:value="0.0000261900806427">
                <text:p>0.0000261900806427</text:p>
                <draw:g>
                  <svg:desc>List1.AJ172:List1.AJ176</svg:desc>
                </draw:g>
              </table:table-cell>
              <table:table-cell office:value-type="float" office:value="0.00761911296844482">
                <text:p>0.00761911296844482</text:p>
                <draw:g>
                  <svg:desc>List1.AK172:List1.AK176</svg:desc>
                </draw:g>
              </table:table-cell>
            </table:table-row>
            <table:table-row>
              <table:table-cell office:value-type="string">
                <text:p>vaha2</text:p>
              </table:table-cell>
              <table:table-cell office:value-type="float" office:value="0.000213997173309326">
                <text:p>0.000213997173309326</text:p>
              </table:table-cell>
              <table:table-cell office:value-type="float" office:value="0.00765639686584473">
                <text:p>0.00765639686584473</text:p>
              </table:table-cell>
            </table:table-row>
            <table:table-row>
              <table:table-cell office:value-type="string">
                <text:p>vaha3</text:p>
              </table:table-cell>
              <table:table-cell office:value-type="float" office:value="0.0028231201171875">
                <text:p>0.0028231201171875</text:p>
              </table:table-cell>
              <table:table-cell office:value-type="float" office:value="0.00781310081481934">
                <text:p>0.00781310081481934</text:p>
              </table:table-cell>
            </table:table-row>
            <table:table-row>
              <table:table-cell office:value-type="string">
                <text:p>vaha4</text:p>
              </table:table-cell>
              <table:table-cell office:value-type="float" office:value="0.0368413162231445">
                <text:p>0.0368413162231445</text:p>
              </table:table-cell>
              <table:table-cell office:value-type="float" office:value="0.00815385437011719">
                <text:p>0.00815385437011719</text:p>
              </table:table-cell>
            </table:table-row>
            <table:table-row>
              <table:table-cell office:value-type="string">
                <text:p>vaha5</text:p>
              </table:table-cell>
              <table:table-cell office:value-type="float" office:value="0.364396371841431">
                <text:p>0.364396371841431</text:p>
              </table:table-cell>
              <table:table-cell office:value-type="float" office:value="0.00763411712646485">
                <text:p>0.007634117126464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8.998cm" xlink:href=".." xlink:type="simple" chart:class="chart:bar" chart:style-name="ch1">
        <chart:legend chart:legend-position="end" svg:x="14.208cm" svg:y="3.951cm" style:legend-expansion="high" chart:style-name="ch2"/>
        <chart:plot-area chart:style-name="ch3" table:cell-range-address="List1.H14:List1.J23 List1.I8:List1.J8" chart:data-source-has-labels="both" svg:x="0.77cm" svg:y="0.851cm" svg:width="12.798cm" svg:height="7.548cm">
          <chartooo:coordinate-region svg:x="4.646cm" svg:y="1.05cm" svg:width="8.599cm" svg:height="6.304cm"/>
          <chart:axis chart:dimension="x" chart:name="primary-x" chart:style-name="ch4" chartooo:axis-type="auto">
            <chartooo:date-scale/>
            <chart:categories table:cell-range-address="List1.H14:List1.H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I14:List1.I23" chart:label-cell-address="List1.I8:List1.I8" chart:class="chart:bar">
            <chart:data-point chart:repeated="10"/>
          </chart:series>
          <chart:series chart:style-name="ch8" chart:values-cell-range-address="List1.J14:List1.J23" chart:label-cell-address="List1.J8:List1.J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mer</text:p>
                <draw:g>
                  <svg:desc>List1.I8:List1.I8</svg:desc>
                </draw:g>
              </table:table-cell>
              <table:table-cell office:value-type="string">
                <text:p>max</text:p>
                <draw:g>
                  <svg:desc>List1.J8:Lis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nlus1</text:p>
                <draw:g>
                  <svg:desc>List1.H14:List1.H23</svg:desc>
                </draw:g>
              </table:table-cell>
              <table:table-cell office:value-type="float" office:value="0.0067976905463267">
                <text:p>0.0067976905463267</text:p>
                <draw:g>
                  <svg:desc>List1.I14:List1.I23</svg:desc>
                </draw:g>
              </table:table-cell>
              <table:table-cell office:value-type="float" office:value="0.028860028860029">
                <text:p>0.028860028860029</text:p>
                <draw:g>
                  <svg:desc>List1.J14:List1.J23</svg:desc>
                </draw:g>
              </table:table-cell>
            </table:table-row>
            <table:table-row>
              <table:table-cell office:value-type="string">
                <text:p>granlus2</text:p>
              </table:table-cell>
              <table:table-cell office:value-type="float" office:value="0.0072971240205204">
                <text:p>0.0072971240205204</text:p>
              </table:table-cell>
              <table:table-cell office:value-type="float" office:value="0.047729918509895">
                <text:p>0.047729918509895</text:p>
              </table:table-cell>
            </table:table-row>
            <table:table-row>
              <table:table-cell office:value-type="string">
                <text:p>granlus3</text:p>
              </table:table-cell>
              <table:table-cell office:value-type="float" office:value="0.0058301690014892">
                <text:p>0.0058301690014892</text:p>
              </table:table-cell>
              <table:table-cell office:value-type="float" office:value="0.027465667915106">
                <text:p>0.027465667915106</text:p>
              </table:table-cell>
            </table:table-row>
            <table:table-row>
              <table:table-cell office:value-type="string">
                <text:p>granlus4</text:p>
              </table:table-cell>
              <table:table-cell office:value-type="float" office:value="0.0099540829980244">
                <text:p>0.0099540829980244</text:p>
              </table:table-cell>
              <table:table-cell office:value-type="float" office:value="0.048411497730711">
                <text:p>0.048411497730711</text:p>
              </table:table-cell>
            </table:table-row>
            <table:table-row>
              <table:table-cell office:value-type="string">
                <text:p>granlus5</text:p>
              </table:table-cell>
              <table:table-cell office:value-type="float" office:value="0.0050159104146453">
                <text:p>0.0050159104146453</text:p>
              </table:table-cell>
              <table:table-cell office:value-type="float" office:value="0.029374201787995">
                <text:p>0.029374201787995</text:p>
              </table:table-cell>
            </table:table-row>
            <table:table-row>
              <table:table-cell office:value-type="string">
                <text:p>granlus6</text:p>
              </table:table-cell>
              <table:table-cell office:value-type="float" office:value="0.0095720459183541">
                <text:p>0.0095720459183541</text:p>
              </table:table-cell>
              <table:table-cell office:value-type="float" office:value="0.028985507246377">
                <text:p>0.028985507246377</text:p>
              </table:table-cell>
            </table:table-row>
            <table:table-row>
              <table:table-cell office:value-type="string">
                <text:p>granlus7</text:p>
              </table:table-cell>
              <table:table-cell office:value-type="float" office:value="0.0033096509305085">
                <text:p>0.0033096509305085</text:p>
              </table:table-cell>
              <table:table-cell office:value-type="float" office:value="0.024355300859599">
                <text:p>0.024355300859599</text:p>
              </table:table-cell>
            </table:table-row>
            <table:table-row>
              <table:table-cell office:value-type="string">
                <text:p>granlus8</text:p>
              </table:table-cell>
              <table:table-cell office:value-type="float" office:value="0.0072924228677462">
                <text:p>0.0072924228677462</text:p>
              </table:table-cell>
              <table:table-cell office:value-type="float" office:value="0.034090909090909">
                <text:p>0.034090909090909</text:p>
              </table:table-cell>
            </table:table-row>
            <table:table-row>
              <table:table-cell office:value-type="string">
                <text:p>granlus9</text:p>
              </table:table-cell>
              <table:table-cell office:value-type="float" office:value="0.0088436801706596">
                <text:p>0.0088436801706596</text:p>
              </table:table-cell>
              <table:table-cell office:value-type="float" office:value="0.059914407988588">
                <text:p>0.059914407988588</text:p>
              </table:table-cell>
            </table:table-row>
            <table:table-row>
              <table:table-cell office:value-type="string">
                <text:p>granlus10</text:p>
              </table:table-cell>
              <table:table-cell office:value-type="float" office:value="0.0068791215270224">
                <text:p>0.0068791215270224</text:p>
              </table:table-cell>
              <table:table-cell office:value-type="float" office:value="0.03230543318649">
                <text:p>0.03230543318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List1.H24:List1.J33 List1.I8:List1.J8" chart:data-source-has-labels="both" svg:x="0.77cm" svg:y="0.855cm" svg:width="12.777cm" svg:height="7.545cm">
          <chartooo:coordinate-region svg:x="4.646cm" svg:y="1.054cm" svg:width="8.521cm" svg:height="6.301cm"/>
          <chart:axis chart:dimension="x" chart:name="primary-x" chart:style-name="ch4" chartooo:axis-type="auto">
            <chartooo:date-scale/>
            <chart:categories table:cell-range-address="List1.H24:List1.H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I24:List1.I33" chart:label-cell-address="List1.I8:List1.I8" chart:class="chart:bar">
            <chart:data-point chart:repeated="10"/>
          </chart:series>
          <chart:series chart:style-name="ch8" chart:values-cell-range-address="List1.J24:List1.J33" chart:label-cell-address="List1.J8:List1.J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mer</text:p>
                <draw:g>
                  <svg:desc>List1.I8:List1.I8</svg:desc>
                </draw:g>
              </table:table-cell>
              <table:table-cell office:value-type="string">
                <text:p>max</text:p>
                <draw:g>
                  <svg:desc>List1.J8:Lis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nmin1</text:p>
                <draw:g>
                  <svg:desc>List1.H24:List1.H33</svg:desc>
                </draw:g>
              </table:table-cell>
              <table:table-cell office:value-type="float" office:value="0.0056055885807565">
                <text:p>0.0056055885807565</text:p>
                <draw:g>
                  <svg:desc>List1.I24:List1.I33</svg:desc>
                </draw:g>
              </table:table-cell>
              <table:table-cell office:value-type="float" office:value="0.031358885017422">
                <text:p>0.031358885017422</text:p>
                <draw:g>
                  <svg:desc>List1.J24:List1.J33</svg:desc>
                </draw:g>
              </table:table-cell>
            </table:table-row>
            <table:table-row>
              <table:table-cell office:value-type="string">
                <text:p>granmin2</text:p>
              </table:table-cell>
              <table:table-cell office:value-type="float" office:value="0.0054975100964777">
                <text:p>0.0054975100964777</text:p>
              </table:table-cell>
              <table:table-cell office:value-type="float" office:value="0.032558139534884">
                <text:p>0.032558139534884</text:p>
              </table:table-cell>
            </table:table-row>
            <table:table-row>
              <table:table-cell office:value-type="string">
                <text:p>granmin3</text:p>
              </table:table-cell>
              <table:table-cell office:value-type="float" office:value="0.0053689414529044">
                <text:p>0.0053689414529044</text:p>
              </table:table-cell>
              <table:table-cell office:value-type="float" office:value="0.031161473087819">
                <text:p>0.031161473087819</text:p>
              </table:table-cell>
            </table:table-row>
            <table:table-row>
              <table:table-cell office:value-type="string">
                <text:p>granmin4</text:p>
              </table:table-cell>
              <table:table-cell office:value-type="float" office:value="0.0036663416876341">
                <text:p>0.0036663416876341</text:p>
              </table:table-cell>
              <table:table-cell office:value-type="float" office:value="0.021301775147929">
                <text:p>0.021301775147929</text:p>
              </table:table-cell>
            </table:table-row>
            <table:table-row>
              <table:table-cell office:value-type="string">
                <text:p>granmin5</text:p>
              </table:table-cell>
              <table:table-cell office:value-type="float" office:value="0.011519757386656">
                <text:p>0.011519757386656</text:p>
              </table:table-cell>
              <table:table-cell office:value-type="float" office:value="0.048030739673391">
                <text:p>0.048030739673391</text:p>
              </table:table-cell>
            </table:table-row>
            <table:table-row>
              <table:table-cell office:value-type="string">
                <text:p>granmin6</text:p>
              </table:table-cell>
              <table:table-cell office:value-type="float" office:value="0.0073172549992867">
                <text:p>0.0073172549992867</text:p>
              </table:table-cell>
              <table:table-cell office:value-type="float" office:value="0.035339063992359">
                <text:p>0.035339063992359</text:p>
              </table:table-cell>
            </table:table-row>
            <table:table-row>
              <table:table-cell office:value-type="string">
                <text:p>granmin7</text:p>
              </table:table-cell>
              <table:table-cell office:value-type="float" office:value="0.0082863851006057">
                <text:p>0.0082863851006057</text:p>
              </table:table-cell>
              <table:table-cell office:value-type="float" office:value="0.035502958579882">
                <text:p>0.035502958579882</text:p>
              </table:table-cell>
            </table:table-row>
            <table:table-row>
              <table:table-cell office:value-type="string">
                <text:p>granmin8</text:p>
              </table:table-cell>
              <table:table-cell office:value-type="float" office:value="0.0080148175201151">
                <text:p>0.0080148175201151</text:p>
              </table:table-cell>
              <table:table-cell office:value-type="float" office:value="0.04973544973545">
                <text:p>0.04973544973545</text:p>
              </table:table-cell>
            </table:table-row>
            <table:table-row>
              <table:table-cell office:value-type="string">
                <text:p>granmin9</text:p>
              </table:table-cell>
              <table:table-cell office:value-type="float" office:value="0.016590434443139">
                <text:p>0.016590434443139</text:p>
              </table:table-cell>
              <table:table-cell office:value-type="float" office:value="0.086631016042781">
                <text:p>0.086631016042781</text:p>
              </table:table-cell>
            </table:table-row>
            <table:table-row>
              <table:table-cell office:value-type="string">
                <text:p>granmin10</text:p>
              </table:table-cell>
              <table:table-cell office:value-type="float" office:value="0.004428442727933">
                <text:p>0.004428442727933</text:p>
              </table:table-cell>
              <table:table-cell office:value-type="float" office:value="0.017201834862385">
                <text:p>0.017201834862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List1.H34:List1.J38 List1.I8:List1.J8" chart:data-source-has-labels="both" svg:x="0.77cm" svg:y="0.855cm" svg:width="12.777cm" svg:height="7.545cm">
          <chartooo:coordinate-region svg:x="4.646cm" svg:y="1.055cm" svg:width="8.901cm" svg:height="6.698cm"/>
          <chart:axis chart:dimension="x" chart:name="primary-x" chart:style-name="ch4" chartooo:axis-type="auto">
            <chartooo:date-scale/>
            <chart:categories table:cell-range-address="List1.H34:List1.H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I34:List1.I38" chart:label-cell-address="List1.I8:List1.I8" chart:class="chart:bar">
            <chart:data-point chart:repeated="5"/>
          </chart:series>
          <chart:series chart:style-name="ch8" chart:values-cell-range-address="List1.J34:List1.J38" chart:label-cell-address="List1.J8:List1.J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mer</text:p>
                <draw:g>
                  <svg:desc>List1.I8:List1.I8</svg:desc>
                </draw:g>
              </table:table-cell>
              <table:table-cell office:value-type="string">
                <text:p>max</text:p>
                <draw:g>
                  <svg:desc>List1.J8:Lis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p1</text:p>
                <draw:g>
                  <svg:desc>List1.H34:List1.H38</svg:desc>
                </draw:g>
              </table:table-cell>
              <table:table-cell office:value-type="float" office:value="0.018486225430791">
                <text:p>0.018486225430791</text:p>
                <draw:g>
                  <svg:desc>List1.I34:List1.I38</svg:desc>
                </draw:g>
              </table:table-cell>
              <table:table-cell office:value-type="float" office:value="0.12238805970149">
                <text:p>0.12238805970149</text:p>
                <draw:g>
                  <svg:desc>List1.J34:List1.J38</svg:desc>
                </draw:g>
              </table:table-cell>
            </table:table-row>
            <table:table-row>
              <table:table-cell office:value-type="string">
                <text:p>kap2</text:p>
              </table:table-cell>
              <table:table-cell office:value-type="float" office:value="0.013940056134085">
                <text:p>0.013940056134085</text:p>
              </table:table-cell>
              <table:table-cell office:value-type="float" office:value="0.074363992172211">
                <text:p>0.074363992172211</text:p>
              </table:table-cell>
            </table:table-row>
            <table:table-row>
              <table:table-cell office:value-type="string">
                <text:p>kap3</text:p>
              </table:table-cell>
              <table:table-cell office:value-type="float" office:value="0.0079597491153471">
                <text:p>0.0079597491153471</text:p>
              </table:table-cell>
              <table:table-cell office:value-type="float" office:value="0.029304029304029">
                <text:p>0.029304029304029</text:p>
              </table:table-cell>
            </table:table-row>
            <table:table-row>
              <table:table-cell office:value-type="string">
                <text:p>kap4</text:p>
              </table:table-cell>
              <table:table-cell office:value-type="float" office:value="0.0033666684284025">
                <text:p>0.0033666684284025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string">
                <text:p>kap5</text:p>
              </table:table-cell>
              <table:table-cell office:value-type="float" office:value="0.0013645458801849">
                <text:p>0.0013645458801849</text:p>
              </table:table-cell>
              <table:table-cell office:value-type="float" office:value="0.009469696969697">
                <text:p>0.0094696969696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List1.H39:List1.J43 List1.I8:List1.J8" chart:data-source-has-labels="both" svg:x="0.77cm" svg:y="0.855cm" svg:width="12.777cm" svg:height="7.545cm">
          <chartooo:coordinate-region svg:x="4.646cm" svg:y="1.054cm" svg:width="8.901cm" svg:height="6.699cm"/>
          <chart:axis chart:dimension="x" chart:name="primary-x" chart:style-name="ch4" chartooo:axis-type="auto">
            <chartooo:date-scale/>
            <chart:categories table:cell-range-address="List1.H39:List1.H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I39:List1.I43" chart:label-cell-address="List1.I8:List1.I8" chart:class="chart:bar">
            <chart:data-point chart:repeated="5"/>
          </chart:series>
          <chart:series chart:style-name="ch8" chart:values-cell-range-address="List1.J39:List1.J43" chart:label-cell-address="List1.J8:List1.J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mer</text:p>
                <draw:g>
                  <svg:desc>List1.I8:List1.I8</svg:desc>
                </draw:g>
              </table:table-cell>
              <table:table-cell office:value-type="string">
                <text:p>max</text:p>
                <draw:g>
                  <svg:desc>List1.J8:Lis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ha1</text:p>
                <draw:g>
                  <svg:desc>List1.H39:List1.H43</svg:desc>
                </draw:g>
              </table:table-cell>
              <table:table-cell office:value-type="float" office:value="0.0079597491153471">
                <text:p>0.0079597491153471</text:p>
                <draw:g>
                  <svg:desc>List1.I39:List1.I43</svg:desc>
                </draw:g>
              </table:table-cell>
              <table:table-cell office:value-type="float" office:value="0.029304029304029">
                <text:p>0.029304029304029</text:p>
                <draw:g>
                  <svg:desc>List1.J39:List1.J43</svg:desc>
                </draw:g>
              </table:table-cell>
            </table:table-row>
            <table:table-row>
              <table:table-cell office:value-type="string">
                <text:p>vaha2</text:p>
              </table:table-cell>
              <table:table-cell office:value-type="float" office:value="0.008116795553134">
                <text:p>0.008116795553134</text:p>
              </table:table-cell>
              <table:table-cell office:value-type="float" office:value="0.054303278688525">
                <text:p>0.054303278688525</text:p>
              </table:table-cell>
            </table:table-row>
            <table:table-row>
              <table:table-cell office:value-type="string">
                <text:p>vaha3</text:p>
              </table:table-cell>
              <table:table-cell office:value-type="float" office:value="0.0072181141835229">
                <text:p>0.0072181141835229</text:p>
              </table:table-cell>
              <table:table-cell office:value-type="float" office:value="0.045685279187817">
                <text:p>0.045685279187817</text:p>
              </table:table-cell>
            </table:table-row>
            <table:table-row>
              <table:table-cell office:value-type="string">
                <text:p>vaha4</text:p>
              </table:table-cell>
              <table:table-cell office:value-type="float" office:value="0.0079045583416501">
                <text:p>0.0079045583416501</text:p>
              </table:table-cell>
              <table:table-cell office:value-type="float" office:value="0.026415094339623">
                <text:p>0.026415094339623</text:p>
              </table:table-cell>
            </table:table-row>
            <table:table-row>
              <table:table-cell office:value-type="string">
                <text:p>vaha5</text:p>
              </table:table-cell>
              <table:table-cell office:value-type="float" office:value="0.0068164616493484">
                <text:p>0.0068164616493484</text:p>
              </table:table-cell>
              <table:table-cell office:value-type="float" office:value="0.032620922384702">
                <text:p>0.0326209223847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List1.H8:List1.J43" chart:data-source-has-labels="both" svg:x="0.77cm" svg:y="0.855cm" svg:width="12.777cm" svg:height="7.545cm">
          <chartooo:coordinate-region svg:x="4.646cm" svg:y="1.055cm" svg:width="8.901cm" svg:height="6.3cm"/>
          <chart:axis chart:dimension="x" chart:name="primary-x" chart:style-name="ch4" chartooo:axis-type="auto">
            <chartooo:date-scale/>
            <chart:categories table:cell-range-address="List1.H9:List1.H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I9:List1.I43" chart:label-cell-address="List1.I8:List1.I8" chart:class="chart:bar">
            <chart:data-point chart:repeated="35"/>
          </chart:series>
          <chart:series chart:style-name="ch8" chart:values-cell-range-address="List1.J9:List1.J43" chart:label-cell-address="List1.J8:List1.J8" chart:class="chart:ba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mer</text:p>
                <draw:g>
                  <svg:desc>List1.I8:List1.I8</svg:desc>
                </draw:g>
              </table:table-cell>
              <table:table-cell office:value-type="string">
                <text:p>max</text:p>
                <draw:g>
                  <svg:desc>List1.J8:Lis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a1</text:p>
                <draw:g>
                  <svg:desc>List1.H9:List1.H43</svg:desc>
                </draw:g>
              </table:table-cell>
              <table:table-cell office:value-type="float" office:value="0.009012967024179">
                <text:p>0.009012967024179</text:p>
                <draw:g>
                  <svg:desc>List1.I9:List1.I43</svg:desc>
                </draw:g>
              </table:table-cell>
              <table:table-cell office:value-type="float" office:value="0.042105263157895">
                <text:p>0.042105263157895</text:p>
                <draw:g>
                  <svg:desc>List1.J9:List1.J43</svg:desc>
                </draw:g>
              </table:table-cell>
            </table:table-row>
            <table:table-row>
              <table:table-cell office:value-type="string">
                <text:p>cena2</text:p>
              </table:table-cell>
              <table:table-cell office:value-type="float" office:value="0.0079597491153471">
                <text:p>0.0079597491153471</text:p>
              </table:table-cell>
              <table:table-cell office:value-type="float" office:value="0.029304029304029">
                <text:p>0.029304029304029</text:p>
              </table:table-cell>
            </table:table-row>
            <table:table-row>
              <table:table-cell office:value-type="string">
                <text:p>cena3</text:p>
              </table:table-cell>
              <table:table-cell office:value-type="float" office:value="0.0075093781790685">
                <text:p>0.0075093781790685</text:p>
              </table:table-cell>
              <table:table-cell office:value-type="float" office:value="0.044390637610977">
                <text:p>0.044390637610977</text:p>
              </table:table-cell>
            </table:table-row>
            <table:table-row>
              <table:table-cell office:value-type="string">
                <text:p>cena4</text:p>
              </table:table-cell>
              <table:table-cell office:value-type="float" office:value="0.0059415982199109">
                <text:p>0.0059415982199109</text:p>
              </table:table-cell>
              <table:table-cell office:value-type="float" office:value="0.056121753615507">
                <text:p>0.056121753615507</text:p>
              </table:table-cell>
            </table:table-row>
            <table:table-row>
              <table:table-cell office:value-type="string">
                <text:p>cena5</text:p>
              </table:table-cell>
              <table:table-cell office:value-type="float" office:value="0.0067786084967244">
                <text:p>0.0067786084967244</text:p>
              </table:table-cell>
              <table:table-cell office:value-type="float" office:value="0.036797008510124">
                <text:p>0.036797008510124</text:p>
              </table:table-cell>
            </table:table-row>
            <table:table-row>
              <table:table-cell office:value-type="string">
                <text:p>granlus1</text:p>
              </table:table-cell>
              <table:table-cell office:value-type="float" office:value="0.0067976905463267">
                <text:p>0.0067976905463267</text:p>
              </table:table-cell>
              <table:table-cell office:value-type="float" office:value="0.028860028860029">
                <text:p>0.028860028860029</text:p>
              </table:table-cell>
            </table:table-row>
            <table:table-row>
              <table:table-cell office:value-type="string">
                <text:p>granlus2</text:p>
              </table:table-cell>
              <table:table-cell office:value-type="float" office:value="0.0072971240205204">
                <text:p>0.0072971240205204</text:p>
              </table:table-cell>
              <table:table-cell office:value-type="float" office:value="0.047729918509895">
                <text:p>0.047729918509895</text:p>
              </table:table-cell>
            </table:table-row>
            <table:table-row>
              <table:table-cell office:value-type="string">
                <text:p>granlus3</text:p>
              </table:table-cell>
              <table:table-cell office:value-type="float" office:value="0.0058301690014892">
                <text:p>0.0058301690014892</text:p>
              </table:table-cell>
              <table:table-cell office:value-type="float" office:value="0.027465667915106">
                <text:p>0.027465667915106</text:p>
              </table:table-cell>
            </table:table-row>
            <table:table-row>
              <table:table-cell office:value-type="string">
                <text:p>granlus4</text:p>
              </table:table-cell>
              <table:table-cell office:value-type="float" office:value="0.0099540829980244">
                <text:p>0.0099540829980244</text:p>
              </table:table-cell>
              <table:table-cell office:value-type="float" office:value="0.048411497730711">
                <text:p>0.048411497730711</text:p>
              </table:table-cell>
            </table:table-row>
            <table:table-row>
              <table:table-cell office:value-type="string">
                <text:p>granlus5</text:p>
              </table:table-cell>
              <table:table-cell office:value-type="float" office:value="0.0050159104146453">
                <text:p>0.0050159104146453</text:p>
              </table:table-cell>
              <table:table-cell office:value-type="float" office:value="0.029374201787995">
                <text:p>0.029374201787995</text:p>
              </table:table-cell>
            </table:table-row>
            <table:table-row>
              <table:table-cell office:value-type="string">
                <text:p>granlus6</text:p>
              </table:table-cell>
              <table:table-cell office:value-type="float" office:value="0.0095720459183541">
                <text:p>0.0095720459183541</text:p>
              </table:table-cell>
              <table:table-cell office:value-type="float" office:value="0.028985507246377">
                <text:p>0.028985507246377</text:p>
              </table:table-cell>
            </table:table-row>
            <table:table-row>
              <table:table-cell office:value-type="string">
                <text:p>granlus7</text:p>
              </table:table-cell>
              <table:table-cell office:value-type="float" office:value="0.0033096509305085">
                <text:p>0.0033096509305085</text:p>
              </table:table-cell>
              <table:table-cell office:value-type="float" office:value="0.024355300859599">
                <text:p>0.024355300859599</text:p>
              </table:table-cell>
            </table:table-row>
            <table:table-row>
              <table:table-cell office:value-type="string">
                <text:p>granlus8</text:p>
              </table:table-cell>
              <table:table-cell office:value-type="float" office:value="0.0072924228677462">
                <text:p>0.0072924228677462</text:p>
              </table:table-cell>
              <table:table-cell office:value-type="float" office:value="0.034090909090909">
                <text:p>0.034090909090909</text:p>
              </table:table-cell>
            </table:table-row>
            <table:table-row>
              <table:table-cell office:value-type="string">
                <text:p>granlus9</text:p>
              </table:table-cell>
              <table:table-cell office:value-type="float" office:value="0.0088436801706596">
                <text:p>0.0088436801706596</text:p>
              </table:table-cell>
              <table:table-cell office:value-type="float" office:value="0.059914407988588">
                <text:p>0.059914407988588</text:p>
              </table:table-cell>
            </table:table-row>
            <table:table-row>
              <table:table-cell office:value-type="string">
                <text:p>granlus10</text:p>
              </table:table-cell>
              <table:table-cell office:value-type="float" office:value="0.0068791215270224">
                <text:p>0.0068791215270224</text:p>
              </table:table-cell>
              <table:table-cell office:value-type="float" office:value="0.03230543318649">
                <text:p>0.03230543318649</text:p>
              </table:table-cell>
            </table:table-row>
            <table:table-row>
              <table:table-cell office:value-type="string">
                <text:p>granmin1</text:p>
              </table:table-cell>
              <table:table-cell office:value-type="float" office:value="0.0056055885807565">
                <text:p>0.0056055885807565</text:p>
              </table:table-cell>
              <table:table-cell office:value-type="float" office:value="0.031358885017422">
                <text:p>0.031358885017422</text:p>
              </table:table-cell>
            </table:table-row>
            <table:table-row>
              <table:table-cell office:value-type="string">
                <text:p>granmin2</text:p>
              </table:table-cell>
              <table:table-cell office:value-type="float" office:value="0.0054975100964777">
                <text:p>0.0054975100964777</text:p>
              </table:table-cell>
              <table:table-cell office:value-type="float" office:value="0.032558139534884">
                <text:p>0.032558139534884</text:p>
              </table:table-cell>
            </table:table-row>
            <table:table-row>
              <table:table-cell office:value-type="string">
                <text:p>granmin3</text:p>
              </table:table-cell>
              <table:table-cell office:value-type="float" office:value="0.0053689414529044">
                <text:p>0.0053689414529044</text:p>
              </table:table-cell>
              <table:table-cell office:value-type="float" office:value="0.031161473087819">
                <text:p>0.031161473087819</text:p>
              </table:table-cell>
            </table:table-row>
            <table:table-row>
              <table:table-cell office:value-type="string">
                <text:p>granmin4</text:p>
              </table:table-cell>
              <table:table-cell office:value-type="float" office:value="0.0036663416876341">
                <text:p>0.0036663416876341</text:p>
              </table:table-cell>
              <table:table-cell office:value-type="float" office:value="0.021301775147929">
                <text:p>0.021301775147929</text:p>
              </table:table-cell>
            </table:table-row>
            <table:table-row>
              <table:table-cell office:value-type="string">
                <text:p>granmin5</text:p>
              </table:table-cell>
              <table:table-cell office:value-type="float" office:value="0.011519757386656">
                <text:p>0.011519757386656</text:p>
              </table:table-cell>
              <table:table-cell office:value-type="float" office:value="0.048030739673391">
                <text:p>0.048030739673391</text:p>
              </table:table-cell>
            </table:table-row>
            <table:table-row>
              <table:table-cell office:value-type="string">
                <text:p>granmin6</text:p>
              </table:table-cell>
              <table:table-cell office:value-type="float" office:value="0.0073172549992867">
                <text:p>0.0073172549992867</text:p>
              </table:table-cell>
              <table:table-cell office:value-type="float" office:value="0.035339063992359">
                <text:p>0.035339063992359</text:p>
              </table:table-cell>
            </table:table-row>
            <table:table-row>
              <table:table-cell office:value-type="string">
                <text:p>granmin7</text:p>
              </table:table-cell>
              <table:table-cell office:value-type="float" office:value="0.0082863851006057">
                <text:p>0.0082863851006057</text:p>
              </table:table-cell>
              <table:table-cell office:value-type="float" office:value="0.035502958579882">
                <text:p>0.035502958579882</text:p>
              </table:table-cell>
            </table:table-row>
            <table:table-row>
              <table:table-cell office:value-type="string">
                <text:p>granmin8</text:p>
              </table:table-cell>
              <table:table-cell office:value-type="float" office:value="0.0080148175201151">
                <text:p>0.0080148175201151</text:p>
              </table:table-cell>
              <table:table-cell office:value-type="float" office:value="0.04973544973545">
                <text:p>0.04973544973545</text:p>
              </table:table-cell>
            </table:table-row>
            <table:table-row>
              <table:table-cell office:value-type="string">
                <text:p>granmin9</text:p>
              </table:table-cell>
              <table:table-cell office:value-type="float" office:value="0.016590434443139">
                <text:p>0.016590434443139</text:p>
              </table:table-cell>
              <table:table-cell office:value-type="float" office:value="0.086631016042781">
                <text:p>0.086631016042781</text:p>
              </table:table-cell>
            </table:table-row>
            <table:table-row>
              <table:table-cell office:value-type="string">
                <text:p>granmin10</text:p>
              </table:table-cell>
              <table:table-cell office:value-type="float" office:value="0.004428442727933">
                <text:p>0.004428442727933</text:p>
              </table:table-cell>
              <table:table-cell office:value-type="float" office:value="0.017201834862385">
                <text:p>0.017201834862385</text:p>
              </table:table-cell>
            </table:table-row>
            <table:table-row>
              <table:table-cell office:value-type="string">
                <text:p>kap1</text:p>
              </table:table-cell>
              <table:table-cell office:value-type="float" office:value="0.018486225430791">
                <text:p>0.018486225430791</text:p>
              </table:table-cell>
              <table:table-cell office:value-type="float" office:value="0.12238805970149">
                <text:p>0.12238805970149</text:p>
              </table:table-cell>
            </table:table-row>
            <table:table-row>
              <table:table-cell office:value-type="string">
                <text:p>kap2</text:p>
              </table:table-cell>
              <table:table-cell office:value-type="float" office:value="0.013940056134085">
                <text:p>0.013940056134085</text:p>
              </table:table-cell>
              <table:table-cell office:value-type="float" office:value="0.074363992172211">
                <text:p>0.074363992172211</text:p>
              </table:table-cell>
            </table:table-row>
            <table:table-row>
              <table:table-cell office:value-type="string">
                <text:p>kap3</text:p>
              </table:table-cell>
              <table:table-cell office:value-type="float" office:value="0.0079597491153471">
                <text:p>0.0079597491153471</text:p>
              </table:table-cell>
              <table:table-cell office:value-type="float" office:value="0.029304029304029">
                <text:p>0.029304029304029</text:p>
              </table:table-cell>
            </table:table-row>
            <table:table-row>
              <table:table-cell office:value-type="string">
                <text:p>kap4</text:p>
              </table:table-cell>
              <table:table-cell office:value-type="float" office:value="0.0033666684284025">
                <text:p>0.0033666684284025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string">
                <text:p>kap5</text:p>
              </table:table-cell>
              <table:table-cell office:value-type="float" office:value="0.0013645458801849">
                <text:p>0.0013645458801849</text:p>
              </table:table-cell>
              <table:table-cell office:value-type="float" office:value="0.009469696969697">
                <text:p>0.009469696969697</text:p>
              </table:table-cell>
            </table:table-row>
            <table:table-row>
              <table:table-cell office:value-type="string">
                <text:p>vaha1</text:p>
              </table:table-cell>
              <table:table-cell office:value-type="float" office:value="0.0079597491153471">
                <text:p>0.0079597491153471</text:p>
              </table:table-cell>
              <table:table-cell office:value-type="float" office:value="0.029304029304029">
                <text:p>0.029304029304029</text:p>
              </table:table-cell>
            </table:table-row>
            <table:table-row>
              <table:table-cell office:value-type="string">
                <text:p>vaha2</text:p>
              </table:table-cell>
              <table:table-cell office:value-type="float" office:value="0.008116795553134">
                <text:p>0.008116795553134</text:p>
              </table:table-cell>
              <table:table-cell office:value-type="float" office:value="0.054303278688525">
                <text:p>0.054303278688525</text:p>
              </table:table-cell>
            </table:table-row>
            <table:table-row>
              <table:table-cell office:value-type="string">
                <text:p>vaha3</text:p>
              </table:table-cell>
              <table:table-cell office:value-type="float" office:value="0.0072181141835229">
                <text:p>0.0072181141835229</text:p>
              </table:table-cell>
              <table:table-cell office:value-type="float" office:value="0.045685279187817">
                <text:p>0.045685279187817</text:p>
              </table:table-cell>
            </table:table-row>
            <table:table-row>
              <table:table-cell office:value-type="string">
                <text:p>vaha4</text:p>
              </table:table-cell>
              <table:table-cell office:value-type="float" office:value="0.0079045583416501">
                <text:p>0.0079045583416501</text:p>
              </table:table-cell>
              <table:table-cell office:value-type="float" office:value="0.026415094339623">
                <text:p>0.026415094339623</text:p>
              </table:table-cell>
            </table:table-row>
            <table:table-row>
              <table:table-cell office:value-type="string">
                <text:p>vaha5</text:p>
              </table:table-cell>
              <table:table-cell office:value-type="float" office:value="0.0068164616493484">
                <text:p>0.0068164616493484</text:p>
              </table:table-cell>
              <table:table-cell office:value-type="float" office:value="0.032620922384702">
                <text:p>0.0326209223847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List1.AI111:List1.AK116" chart:data-source-has-labels="both" svg:x="0.77cm" svg:y="0.855cm" svg:width="11.295cm" svg:height="7.545cm">
          <chartooo:coordinate-region svg:x="4.646cm" svg:y="1.054cm" svg:width="7.419cm" svg:height="6.699cm"/>
          <chart:axis chart:dimension="x" chart:name="primary-x" chart:style-name="ch4" chartooo:axis-type="auto">
            <chartooo:date-scale/>
            <chart:categories table:cell-range-address="List1.AI112:List1.AI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AJ112:List1.AJ116" chart:label-cell-address="List1.AJ111:List1.AJ111" chart:class="chart:bar">
            <chart:data-point chart:repeated="5"/>
          </chart:series>
          <chart:series chart:style-name="ch8" chart:values-cell-range-address="List1.AK112:List1.AK116" chart:label-cell-address="List1.AK111:List1.AK1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h_dyn</text:p>
                <draw:g>
                  <svg:desc>List1.AJ111:List1.AJ111</svg:desc>
                </draw:g>
              </table:table-cell>
              <table:table-cell office:value-type="string">
                <text:p>batoh_repeat_bb</text:p>
                <draw:g>
                  <svg:desc>List1.AK111:List1.AK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a1</text:p>
                <draw:g>
                  <svg:desc>List1.AI112:List1.AI116</svg:desc>
                </draw:g>
              </table:table-cell>
              <table:table-cell office:value-type="float" office:value="0.000026409311294556">
                <text:p>0.000026409311294556</text:p>
                <draw:g>
                  <svg:desc>List1.AJ112:List1.AJ116</svg:desc>
                </draw:g>
              </table:table-cell>
              <table:table-cell office:value-type="float" office:value="0.00797463607788086">
                <text:p>0.00797463607788086</text:p>
                <draw:g>
                  <svg:desc>List1.AK112:List1.AK116</svg:desc>
                </draw:g>
              </table:table-cell>
            </table:table-row>
            <table:table-row>
              <table:table-cell office:value-type="string">
                <text:p>cena2</text:p>
              </table:table-cell>
              <table:table-cell office:value-type="float" office:value="0.000026082859039307">
                <text:p>0.000026082859039307</text:p>
              </table:table-cell>
              <table:table-cell office:value-type="float" office:value="0.00764169406890869">
                <text:p>0.00764169406890869</text:p>
              </table:table-cell>
            </table:table-row>
            <table:table-row>
              <table:table-cell office:value-type="string">
                <text:p>cena3</text:p>
              </table:table-cell>
              <table:table-cell office:value-type="float" office:value="0.000026202983856201">
                <text:p>0.000026202983856201</text:p>
              </table:table-cell>
              <table:table-cell office:value-type="float" office:value="0.0079692268371582">
                <text:p>0.0079692268371582</text:p>
              </table:table-cell>
            </table:table-row>
            <table:table-row>
              <table:table-cell office:value-type="string">
                <text:p>cena4</text:p>
              </table:table-cell>
              <table:table-cell office:value-type="float" office:value="0.000026283149719238">
                <text:p>0.000026283149719238</text:p>
              </table:table-cell>
              <table:table-cell office:value-type="float" office:value="0.00785751914978027">
                <text:p>0.00785751914978027</text:p>
              </table:table-cell>
            </table:table-row>
            <table:table-row>
              <table:table-cell office:value-type="string">
                <text:p>cena5</text:p>
              </table:table-cell>
              <table:table-cell office:value-type="float" office:value="0.000026132154464722">
                <text:p>0.000026132154464722</text:p>
              </table:table-cell>
              <table:table-cell office:value-type="float" office:value="0.00777486324310303">
                <text:p>0.007774863243103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List1.AI121:List1.AK131" chart:data-source-has-labels="both" svg:x="0.77cm" svg:y="0.855cm" svg:width="11.295cm" svg:height="7.545cm">
          <chartooo:coordinate-region svg:x="4.646cm" svg:y="1.054cm" svg:width="7.419cm" svg:height="6.301cm"/>
          <chart:axis chart:dimension="x" chart:name="primary-x" chart:style-name="ch4" chartooo:axis-type="auto">
            <chartooo:date-scale/>
            <chart:categories table:cell-range-address="List1.AI122:List1.AI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AJ122:List1.AJ131" chart:label-cell-address="List1.AJ121:List1.AJ121" chart:class="chart:bar">
            <chart:data-point chart:repeated="10"/>
          </chart:series>
          <chart:series chart:style-name="ch8" chart:values-cell-range-address="List1.AK122:List1.AK131" chart:label-cell-address="List1.AK121:List1.AK12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h_dyn</text:p>
                <draw:g>
                  <svg:desc>List1.AJ121:List1.AJ121</svg:desc>
                </draw:g>
              </table:table-cell>
              <table:table-cell office:value-type="string">
                <text:p>batoh_repeat_bb</text:p>
                <draw:g>
                  <svg:desc>List1.AK121:List1.AK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nlus1</text:p>
                <draw:g>
                  <svg:desc>List1.AI122:List1.AI131</svg:desc>
                </draw:g>
              </table:table-cell>
              <table:table-cell office:value-type="float" office:value="0.000028065500259399">
                <text:p>0.000028065500259399</text:p>
                <draw:g>
                  <svg:desc>List1.AJ122:List1.AJ131</svg:desc>
                </draw:g>
              </table:table-cell>
              <table:table-cell office:value-type="float" office:value="0.00782233047485352">
                <text:p>0.00782233047485352</text:p>
                <draw:g>
                  <svg:desc>List1.AK122:List1.AK131</svg:desc>
                </draw:g>
              </table:table-cell>
            </table:table-row>
            <table:table-row>
              <table:table-cell office:value-type="string">
                <text:p>granlus2</text:p>
              </table:table-cell>
              <table:table-cell office:value-type="float" office:value="0.000030375156402588">
                <text:p>0.000030375156402588</text:p>
              </table:table-cell>
              <table:table-cell office:value-type="float" office:value="0.00806934642791748">
                <text:p>0.00806934642791748</text:p>
              </table:table-cell>
            </table:table-row>
            <table:table-row>
              <table:table-cell office:value-type="string">
                <text:p>granlus3</text:p>
              </table:table-cell>
              <table:table-cell office:value-type="float" office:value="0.000032620553970337">
                <text:p>0.000032620553970337</text:p>
              </table:table-cell>
              <table:table-cell office:value-type="float" office:value="0.00830216407775879">
                <text:p>0.00830216407775879</text:p>
              </table:table-cell>
            </table:table-row>
            <table:table-row>
              <table:table-cell office:value-type="string">
                <text:p>granlus4</text:p>
              </table:table-cell>
              <table:table-cell office:value-type="float" office:value="0.000034236431121826">
                <text:p>0.000034236431121826</text:p>
              </table:table-cell>
              <table:table-cell office:value-type="float" office:value="0.00783575057983399">
                <text:p>0.00783575057983399</text:p>
              </table:table-cell>
            </table:table-row>
            <table:table-row>
              <table:table-cell office:value-type="string">
                <text:p>granlus5</text:p>
              </table:table-cell>
              <table:table-cell office:value-type="float" office:value="0.000036858348846436">
                <text:p>0.000036858348846436</text:p>
              </table:table-cell>
              <table:table-cell office:value-type="float" office:value="0.00794869613647461">
                <text:p>0.00794869613647461</text:p>
              </table:table-cell>
            </table:table-row>
            <table:table-row>
              <table:table-cell office:value-type="string">
                <text:p>granlus6</text:p>
              </table:table-cell>
              <table:table-cell office:value-type="float" office:value="0.000038198041915894">
                <text:p>0.000038198041915894</text:p>
              </table:table-cell>
              <table:table-cell office:value-type="float" office:value="0.00779840660095215">
                <text:p>0.00779840660095215</text:p>
              </table:table-cell>
            </table:table-row>
            <table:table-row>
              <table:table-cell office:value-type="string">
                <text:p>granlus7</text:p>
              </table:table-cell>
              <table:table-cell office:value-type="float" office:value="0.000039427652359009">
                <text:p>0.000039427652359009</text:p>
              </table:table-cell>
              <table:table-cell office:value-type="float" office:value="0.00801617622375488">
                <text:p>0.00801617622375488</text:p>
              </table:table-cell>
            </table:table-row>
            <table:table-row>
              <table:table-cell office:value-type="string">
                <text:p>granlus8</text:p>
              </table:table-cell>
              <table:table-cell office:value-type="float" office:value="0.000039574518203735">
                <text:p>0.000039574518203735</text:p>
              </table:table-cell>
              <table:table-cell office:value-type="float" office:value="0.00879566860198974">
                <text:p>0.00879566860198974</text:p>
              </table:table-cell>
            </table:table-row>
            <table:table-row>
              <table:table-cell office:value-type="string">
                <text:p>granlus9</text:p>
              </table:table-cell>
              <table:table-cell office:value-type="float" office:value="0.000040763216018677">
                <text:p>0.000040763216018677</text:p>
              </table:table-cell>
              <table:table-cell office:value-type="float" office:value="0.00801735210418701">
                <text:p>0.00801735210418701</text:p>
              </table:table-cell>
            </table:table-row>
            <table:table-row>
              <table:table-cell office:value-type="string">
                <text:p>granlus10</text:p>
              </table:table-cell>
              <table:table-cell office:value-type="float" office:value="0.000040663194656372">
                <text:p>0.000040663194656372</text:p>
              </table:table-cell>
              <table:table-cell office:value-type="float" office:value="0.00800108432769775">
                <text:p>0.008001084327697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List1.AI141:List1.AK151" chart:data-source-has-labels="both" svg:x="0.77cm" svg:y="0.855cm" svg:width="11.295cm" svg:height="7.545cm">
          <chartooo:coordinate-region svg:x="4.646cm" svg:y="1.054cm" svg:width="7.419cm" svg:height="6.301cm"/>
          <chart:axis chart:dimension="x" chart:name="primary-x" chart:style-name="ch4" chartooo:axis-type="auto">
            <chartooo:date-scale/>
            <chart:categories table:cell-range-address="List1.AI142:List1.AI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AJ142:List1.AJ151" chart:label-cell-address="List1.AJ141:List1.AJ141" chart:class="chart:bar">
            <chart:data-point chart:repeated="10"/>
          </chart:series>
          <chart:series chart:style-name="ch8" chart:values-cell-range-address="List1.AK142:List1.AK151" chart:label-cell-address="List1.AK141:List1.AK1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h_dyn</text:p>
                <draw:g>
                  <svg:desc>List1.AJ141:List1.AJ141</svg:desc>
                </draw:g>
              </table:table-cell>
              <table:table-cell office:value-type="string">
                <text:p>batoh_repeat_bb</text:p>
                <draw:g>
                  <svg:desc>List1.AK141:List1.AK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nmin1</text:p>
                <draw:g>
                  <svg:desc>List1.AI142:List1.AI151</svg:desc>
                </draw:g>
              </table:table-cell>
              <table:table-cell office:value-type="float" office:value="0.000023245840072632">
                <text:p>0.000023245840072632</text:p>
                <draw:g>
                  <svg:desc>List1.AJ142:List1.AJ151</svg:desc>
                </draw:g>
              </table:table-cell>
              <table:table-cell office:value-type="float" office:value="0.00787159252166748">
                <text:p>0.00787159252166748</text:p>
                <draw:g>
                  <svg:desc>List1.AK142:List1.AK151</svg:desc>
                </draw:g>
              </table:table-cell>
            </table:table-row>
            <table:table-row>
              <table:table-cell office:value-type="string">
                <text:p>granmin2</text:p>
              </table:table-cell>
              <table:table-cell office:value-type="float" office:value="0.000022001371383667">
                <text:p>0.000022001371383667</text:p>
              </table:table-cell>
              <table:table-cell office:value-type="float" office:value="0.00751166343688965">
                <text:p>0.00751166343688965</text:p>
              </table:table-cell>
            </table:table-row>
            <table:table-row>
              <table:table-cell office:value-type="string">
                <text:p>granmin3</text:p>
              </table:table-cell>
              <table:table-cell office:value-type="float" office:value="0.000020401926040649">
                <text:p>0.000020401926040649</text:p>
              </table:table-cell>
              <table:table-cell office:value-type="float" office:value="0.00732285213470459">
                <text:p>0.00732285213470459</text:p>
              </table:table-cell>
            </table:table-row>
            <table:table-row>
              <table:table-cell office:value-type="string">
                <text:p>granmin4</text:p>
              </table:table-cell>
              <table:table-cell office:value-type="float" office:value="0.000017760362625122">
                <text:p>0.000017760362625122</text:p>
              </table:table-cell>
              <table:table-cell office:value-type="float" office:value="0.00746023654937744">
                <text:p>0.00746023654937744</text:p>
              </table:table-cell>
            </table:table-row>
            <table:table-row>
              <table:table-cell office:value-type="string">
                <text:p>granmin5</text:p>
              </table:table-cell>
              <table:table-cell office:value-type="float" office:value="0.00001525218963623">
                <text:p>0.00001525218963623</text:p>
              </table:table-cell>
              <table:table-cell office:value-type="float" office:value="0.0073720645904541">
                <text:p>0.0073720645904541</text:p>
              </table:table-cell>
            </table:table-row>
            <table:table-row>
              <table:table-cell office:value-type="string">
                <text:p>granmin6</text:p>
              </table:table-cell>
              <table:table-cell office:value-type="float" office:value="0.000014656963348389">
                <text:p>0.000014656963348389</text:p>
              </table:table-cell>
              <table:table-cell office:value-type="float" office:value="0.0079977970123291">
                <text:p>0.0079977970123291</text:p>
              </table:table-cell>
            </table:table-row>
            <table:table-row>
              <table:table-cell office:value-type="string">
                <text:p>granmin7</text:p>
              </table:table-cell>
              <table:table-cell office:value-type="float" office:value="0.000013293809890747">
                <text:p>0.000013293809890747</text:p>
              </table:table-cell>
              <table:table-cell office:value-type="float" office:value="0.00723847389221191">
                <text:p>0.00723847389221191</text:p>
              </table:table-cell>
            </table:table-row>
            <table:table-row>
              <table:table-cell office:value-type="string">
                <text:p>granmin8</text:p>
              </table:table-cell>
              <table:table-cell office:value-type="float" office:value="0.000012390766143799">
                <text:p>0.000012390766143799</text:p>
              </table:table-cell>
              <table:table-cell office:value-type="float" office:value="0.00737432861328125">
                <text:p>0.00737432861328125</text:p>
              </table:table-cell>
            </table:table-row>
            <table:table-row>
              <table:table-cell office:value-type="string">
                <text:p>granmin9</text:p>
              </table:table-cell>
              <table:table-cell office:value-type="float" office:value="0.000011859884262085">
                <text:p>0.000011859884262085</text:p>
              </table:table-cell>
              <table:table-cell office:value-type="float" office:value="0.00767181396484375">
                <text:p>0.00767181396484375</text:p>
              </table:table-cell>
            </table:table-row>
            <table:table-row>
              <table:table-cell office:value-type="string">
                <text:p>granmin10</text:p>
              </table:table-cell>
              <table:table-cell office:value-type="float" office:value="0.000010653085708618">
                <text:p>0.000010653085708618</text:p>
              </table:table-cell>
              <table:table-cell office:value-type="float" office:value="0.00751450729370117">
                <text:p>0.007514507293701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